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x" table:style-name="ta1">
        <table:shapes>
          <draw:frame draw:z-index="0" draw:style-name="gr1" draw:text-style-name="P1" svg:width="877.75pt" svg:height="502.98pt" svg:x="469.19pt" svg:y="3pt">
            <loext:p draw:notify-on-update-of-ranges="0x.A1:0x.A1 0x.A2:0x.A101 0x.B1:0x.B1 0x.B2:0x.B101 0x.D1:0x.D1 0x.D2:0x.D101 0x.F1:0x.F1 0x.F2:0x.F101 0x.H1:0x.H1 0x.H2:0x.H101 0x.J1:0x.J1 0x.J2:0x.J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07.11pt" svg:height="497.71pt" svg:x="246.25pt" svg:y="146.81pt">
            <loext:p draw:notify-on-update-of-ranges="0x.A1:0x.A1 0x.A2:0x.A101 0x.C1:0x.C1 0x.C2:0x.C101 0x.E1:0x.E1 0x.E2:0x.E101 0x.G1:0x.G1 0x.G2:0x.G101 0x.I1:0x.I1 0x.I2:0x.I101 0x.K1:0x.K1 0x.K2:0x.K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oad_factor</text:p>
          </table:table-cell>
          <table:table-cell table:number-columns-repeated="2" office:value-type="string" calcext:value-type="string">
            <text:p>Cuckoo multiply-shift</text:p>
          </table:table-cell>
          <table:table-cell table:number-columns-repeated="2" office:value-type="string" calcext:value-type="string">
            <text:p>Cuckoo tabulation</text:p>
          </table:table-cell>
          <table:table-cell table:number-columns-repeated="2" office:value-type="string" calcext:value-type="string">
            <text:p>Linear probing multi-shift</text:p>
          </table:table-cell>
          <table:table-cell table:number-columns-repeated="2" office:value-type="string" calcext:value-type="string">
            <text:p>Linear probing naive</text:p>
          </table:table-cell>
          <table:table-cell table:number-columns-repeated="2" office:value-type="string" calcext:value-type="string">
            <text:p>Linear probing tabu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.222747" calcext:value-type="float">
            <text:p>0.222747</text:p>
          </table:table-cell>
          <table:table-cell office:value-type="float" office:value="20.006002" calcext:value-type="float">
            <text:p>20.006002</text:p>
          </table:table-cell>
          <table:table-cell office:value-type="float" office:value="1.067894" calcext:value-type="float">
            <text:p>1.067894</text:p>
          </table:table-cell>
          <table:table-cell office:value-type="float" office:value="1.017528" calcext:value-type="float">
            <text:p>1.017528</text:p>
          </table:table-cell>
          <table:table-cell office:value-type="float" office:value="0.227176" calcext:value-type="float">
            <text:p>0.227176</text:p>
          </table:table-cell>
          <table:table-cell office:value-type="float" office:value="0.900446" calcext:value-type="float">
            <text:p>0.900446</text:p>
          </table:table-cell>
          <table:table-cell office:value-type="float" office:value="0.207809" calcext:value-type="float">
            <text:p>0.207809</text:p>
          </table:table-cell>
          <table:table-cell office:value-type="float" office:value="0.664424" calcext:value-type="float">
            <text:p>0.664424</text:p>
          </table:table-cell>
          <table:table-cell office:value-type="float" office:value="0.271853" calcext:value-type="float">
            <text:p>0.27185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0071" calcext:value-type="float">
            <text:p>0.010071</text:p>
          </table:table-cell>
          <table:table-cell office:value-type="float" office:value="0.219125" calcext:value-type="float">
            <text:p>0.219125</text:p>
          </table:table-cell>
          <table:table-cell office:value-type="float" office:value="406.475218" calcext:value-type="float">
            <text:p>406.475218</text:p>
          </table:table-cell>
          <table:table-cell office:value-type="float" office:value="15.322166" calcext:value-type="float">
            <text:p>15.322166</text:p>
          </table:table-cell>
          <table:table-cell office:value-type="float" office:value="0.010071" calcext:value-type="float">
            <text:p>0.010071</text:p>
          </table:table-cell>
          <table:table-cell office:value-type="float" office:value="0.22585" calcext:value-type="float">
            <text:p>0.22585</text:p>
          </table:table-cell>
          <table:table-cell office:value-type="float" office:value="0.009945" calcext:value-type="float">
            <text:p>0.009945</text:p>
          </table:table-cell>
          <table:table-cell office:value-type="float" office:value="0.210065" calcext:value-type="float">
            <text:p>0.210065</text:p>
          </table:table-cell>
          <table:table-cell office:value-type="float" office:value="0.010084" calcext:value-type="float">
            <text:p>0.010084</text:p>
          </table:table-cell>
          <table:table-cell office:value-type="float" office:value="0.262989" calcext:value-type="float">
            <text:p>0.26298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20792" calcext:value-type="float">
            <text:p>0.020792</text:p>
          </table:table-cell>
          <table:table-cell office:value-type="float" office:value="0.220429" calcext:value-type="float">
            <text:p>0.220429</text:p>
          </table:table-cell>
          <table:table-cell table:number-columns-repeated="2"/>
          <table:table-cell office:value-type="float" office:value="0.020792" calcext:value-type="float">
            <text:p>0.020792</text:p>
          </table:table-cell>
          <table:table-cell office:value-type="float" office:value="0.216845" calcext:value-type="float">
            <text:p>0.216845</text:p>
          </table:table-cell>
          <table:table-cell office:value-type="float" office:value="0.020387" calcext:value-type="float">
            <text:p>0.020387</text:p>
          </table:table-cell>
          <table:table-cell office:value-type="float" office:value="0.211478" calcext:value-type="float">
            <text:p>0.211478</text:p>
          </table:table-cell>
          <table:table-cell office:value-type="float" office:value="0.020719" calcext:value-type="float">
            <text:p>0.020719</text:p>
          </table:table-cell>
          <table:table-cell office:value-type="float" office:value="0.270113" calcext:value-type="float">
            <text:p>0.27011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31337" calcext:value-type="float">
            <text:p>0.031337</text:p>
          </table:table-cell>
          <table:table-cell office:value-type="float" office:value="0.219931" calcext:value-type="float">
            <text:p>0.219931</text:p>
          </table:table-cell>
          <table:table-cell table:number-columns-repeated="2"/>
          <table:table-cell office:value-type="float" office:value="0.031337" calcext:value-type="float">
            <text:p>0.031337</text:p>
          </table:table-cell>
          <table:table-cell office:value-type="float" office:value="0.214881" calcext:value-type="float">
            <text:p>0.214881</text:p>
          </table:table-cell>
          <table:table-cell office:value-type="float" office:value="0.031287" calcext:value-type="float">
            <text:p>0.031287</text:p>
          </table:table-cell>
          <table:table-cell office:value-type="float" office:value="0.211781" calcext:value-type="float">
            <text:p>0.211781</text:p>
          </table:table-cell>
          <table:table-cell office:value-type="float" office:value="0.032075" calcext:value-type="float">
            <text:p>0.032075</text:p>
          </table:table-cell>
          <table:table-cell office:value-type="float" office:value="0.264059" calcext:value-type="float">
            <text:p>0.26405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42753" calcext:value-type="float">
            <text:p>0.042753</text:p>
          </table:table-cell>
          <table:table-cell office:value-type="float" office:value="0.220059" calcext:value-type="float">
            <text:p>0.220059</text:p>
          </table:table-cell>
          <table:table-cell table:number-columns-repeated="2"/>
          <table:table-cell office:value-type="float" office:value="0.042753" calcext:value-type="float">
            <text:p>0.042753</text:p>
          </table:table-cell>
          <table:table-cell office:value-type="float" office:value="0.215981" calcext:value-type="float">
            <text:p>0.215981</text:p>
          </table:table-cell>
          <table:table-cell office:value-type="float" office:value="0.042537" calcext:value-type="float">
            <text:p>0.042537</text:p>
          </table:table-cell>
          <table:table-cell office:value-type="float" office:value="0.214854" calcext:value-type="float">
            <text:p>0.214854</text:p>
          </table:table-cell>
          <table:table-cell office:value-type="float" office:value="0.042829" calcext:value-type="float">
            <text:p>0.042829</text:p>
          </table:table-cell>
          <table:table-cell office:value-type="float" office:value="0.267979" calcext:value-type="float">
            <text:p>0.26797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53837" calcext:value-type="float">
            <text:p>0.053837</text:p>
          </table:table-cell>
          <table:table-cell office:value-type="float" office:value="0.221728" calcext:value-type="float">
            <text:p>0.221728</text:p>
          </table:table-cell>
          <table:table-cell table:number-columns-repeated="2"/>
          <table:table-cell office:value-type="float" office:value="0.053837" calcext:value-type="float">
            <text:p>0.053837</text:p>
          </table:table-cell>
          <table:table-cell office:value-type="float" office:value="0.210891" calcext:value-type="float">
            <text:p>0.210891</text:p>
          </table:table-cell>
          <table:table-cell office:value-type="float" office:value="0.054404" calcext:value-type="float">
            <text:p>0.054404</text:p>
          </table:table-cell>
          <table:table-cell office:value-type="float" office:value="0.212138" calcext:value-type="float">
            <text:p>0.212138</text:p>
          </table:table-cell>
          <table:table-cell office:value-type="float" office:value="0.054675" calcext:value-type="float">
            <text:p>0.054675</text:p>
          </table:table-cell>
          <table:table-cell office:value-type="float" office:value="0.268575" calcext:value-type="float">
            <text:p>0.26857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6604" calcext:value-type="float">
            <text:p>0.06604</text:p>
          </table:table-cell>
          <table:table-cell office:value-type="float" office:value="0.221219" calcext:value-type="float">
            <text:p>0.221219</text:p>
          </table:table-cell>
          <table:table-cell table:number-columns-repeated="2"/>
          <table:table-cell office:value-type="float" office:value="0.06604" calcext:value-type="float">
            <text:p>0.06604</text:p>
          </table:table-cell>
          <table:table-cell office:value-type="float" office:value="0.215691" calcext:value-type="float">
            <text:p>0.215691</text:p>
          </table:table-cell>
          <table:table-cell office:value-type="float" office:value="0.065506" calcext:value-type="float">
            <text:p>0.065506</text:p>
          </table:table-cell>
          <table:table-cell office:value-type="float" office:value="0.214944" calcext:value-type="float">
            <text:p>0.214944</text:p>
          </table:table-cell>
          <table:table-cell office:value-type="float" office:value="0.06633" calcext:value-type="float">
            <text:p>0.06633</text:p>
          </table:table-cell>
          <table:table-cell office:value-type="float" office:value="0.270801" calcext:value-type="float">
            <text:p>0.27080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78344" calcext:value-type="float">
            <text:p>0.078344</text:p>
          </table:table-cell>
          <table:table-cell office:value-type="float" office:value="0.221512" calcext:value-type="float">
            <text:p>0.221512</text:p>
          </table:table-cell>
          <table:table-cell table:number-columns-repeated="2"/>
          <table:table-cell office:value-type="float" office:value="0.078344" calcext:value-type="float">
            <text:p>0.078344</text:p>
          </table:table-cell>
          <table:table-cell office:value-type="float" office:value="0.21128" calcext:value-type="float">
            <text:p>0.21128</text:p>
          </table:table-cell>
          <table:table-cell office:value-type="float" office:value="0.077974" calcext:value-type="float">
            <text:p>0.077974</text:p>
          </table:table-cell>
          <table:table-cell office:value-type="float" office:value="0.215422" calcext:value-type="float">
            <text:p>0.215422</text:p>
          </table:table-cell>
          <table:table-cell office:value-type="float" office:value="0.077809" calcext:value-type="float">
            <text:p>0.077809</text:p>
          </table:table-cell>
          <table:table-cell office:value-type="float" office:value="0.270305" calcext:value-type="float">
            <text:p>0.27030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90728" calcext:value-type="float">
            <text:p>0.090728</text:p>
          </table:table-cell>
          <table:table-cell office:value-type="float" office:value="0.221383" calcext:value-type="float">
            <text:p>0.221383</text:p>
          </table:table-cell>
          <table:table-cell table:number-columns-repeated="2"/>
          <table:table-cell office:value-type="float" office:value="0.090728" calcext:value-type="float">
            <text:p>0.090728</text:p>
          </table:table-cell>
          <table:table-cell office:value-type="float" office:value="0.215372" calcext:value-type="float">
            <text:p>0.215372</text:p>
          </table:table-cell>
          <table:table-cell office:value-type="float" office:value="0.091067" calcext:value-type="float">
            <text:p>0.091067</text:p>
          </table:table-cell>
          <table:table-cell office:value-type="float" office:value="0.216385" calcext:value-type="float">
            <text:p>0.216385</text:p>
          </table:table-cell>
          <table:table-cell office:value-type="float" office:value="0.090848" calcext:value-type="float">
            <text:p>0.090848</text:p>
          </table:table-cell>
          <table:table-cell office:value-type="float" office:value="0.271889" calcext:value-type="float">
            <text:p>0.27188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04587" calcext:value-type="float">
            <text:p>0.104587</text:p>
          </table:table-cell>
          <table:table-cell office:value-type="float" office:value="0.221171" calcext:value-type="float">
            <text:p>0.221171</text:p>
          </table:table-cell>
          <table:table-cell table:number-columns-repeated="2"/>
          <table:table-cell office:value-type="float" office:value="0.104587" calcext:value-type="float">
            <text:p>0.104587</text:p>
          </table:table-cell>
          <table:table-cell office:value-type="float" office:value="0.217925" calcext:value-type="float">
            <text:p>0.217925</text:p>
          </table:table-cell>
          <table:table-cell office:value-type="float" office:value="0.104499" calcext:value-type="float">
            <text:p>0.104499</text:p>
          </table:table-cell>
          <table:table-cell office:value-type="float" office:value="0.214696" calcext:value-type="float">
            <text:p>0.214696</text:p>
          </table:table-cell>
          <table:table-cell office:value-type="float" office:value="0.103813" calcext:value-type="float">
            <text:p>0.103813</text:p>
          </table:table-cell>
          <table:table-cell office:value-type="float" office:value="0.276725" calcext:value-type="float">
            <text:p>0.27672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7339" calcext:value-type="float">
            <text:p>0.117339</text:p>
          </table:table-cell>
          <table:table-cell office:value-type="float" office:value="0.22008" calcext:value-type="float">
            <text:p>0.22008</text:p>
          </table:table-cell>
          <table:table-cell table:number-columns-repeated="2"/>
          <table:table-cell office:value-type="float" office:value="0.117339" calcext:value-type="float">
            <text:p>0.117339</text:p>
          </table:table-cell>
          <table:table-cell office:value-type="float" office:value="0.218188" calcext:value-type="float">
            <text:p>0.218188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215781" calcext:value-type="float">
            <text:p>0.215781</text:p>
          </table:table-cell>
          <table:table-cell office:value-type="float" office:value="0.117107" calcext:value-type="float">
            <text:p>0.117107</text:p>
          </table:table-cell>
          <table:table-cell office:value-type="float" office:value="0.276346" calcext:value-type="float">
            <text:p>0.27634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132478" calcext:value-type="float">
            <text:p>0.132478</text:p>
          </table:table-cell>
          <table:table-cell office:value-type="float" office:value="0.220778" calcext:value-type="float">
            <text:p>0.220778</text:p>
          </table:table-cell>
          <table:table-cell table:number-columns-repeated="2"/>
          <table:table-cell office:value-type="float" office:value="0.132478" calcext:value-type="float">
            <text:p>0.132478</text:p>
          </table:table-cell>
          <table:table-cell office:value-type="float" office:value="0.214452" calcext:value-type="float">
            <text:p>0.214452</text:p>
          </table:table-cell>
          <table:table-cell office:value-type="float" office:value="0.131198" calcext:value-type="float">
            <text:p>0.131198</text:p>
          </table:table-cell>
          <table:table-cell office:value-type="float" office:value="0.216607" calcext:value-type="float">
            <text:p>0.216607</text:p>
          </table:table-cell>
          <table:table-cell office:value-type="float" office:value="0.131608" calcext:value-type="float">
            <text:p>0.131608</text:p>
          </table:table-cell>
          <table:table-cell office:value-type="float" office:value="0.281307" calcext:value-type="float">
            <text:p>0.28130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145991" calcext:value-type="float">
            <text:p>0.145991</text:p>
          </table:table-cell>
          <table:table-cell office:value-type="float" office:value="0.223725" calcext:value-type="float">
            <text:p>0.223725</text:p>
          </table:table-cell>
          <table:table-cell table:number-columns-repeated="2"/>
          <table:table-cell office:value-type="float" office:value="0.145991" calcext:value-type="float">
            <text:p>0.145991</text:p>
          </table:table-cell>
          <table:table-cell office:value-type="float" office:value="0.214185" calcext:value-type="float">
            <text:p>0.214185</text:p>
          </table:table-cell>
          <table:table-cell office:value-type="float" office:value="0.14625" calcext:value-type="float">
            <text:p>0.14625</text:p>
          </table:table-cell>
          <table:table-cell office:value-type="float" office:value="0.21503" calcext:value-type="float">
            <text:p>0.21503</text:p>
          </table:table-cell>
          <table:table-cell office:value-type="float" office:value="0.145562" calcext:value-type="float">
            <text:p>0.145562</text:p>
          </table:table-cell>
          <table:table-cell office:value-type="float" office:value="0.280038" calcext:value-type="float">
            <text:p>0.28003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161377" calcext:value-type="float">
            <text:p>0.161377</text:p>
          </table:table-cell>
          <table:table-cell office:value-type="float" office:value="0.220891" calcext:value-type="float">
            <text:p>0.220891</text:p>
          </table:table-cell>
          <table:table-cell table:number-columns-repeated="2"/>
          <table:table-cell office:value-type="float" office:value="0.161377" calcext:value-type="float">
            <text:p>0.161377</text:p>
          </table:table-cell>
          <table:table-cell office:value-type="float" office:value="0.21609" calcext:value-type="float">
            <text:p>0.21609</text:p>
          </table:table-cell>
          <table:table-cell office:value-type="float" office:value="0.160231" calcext:value-type="float">
            <text:p>0.160231</text:p>
          </table:table-cell>
          <table:table-cell office:value-type="float" office:value="0.213606" calcext:value-type="float">
            <text:p>0.213606</text:p>
          </table:table-cell>
          <table:table-cell office:value-type="float" office:value="0.160794" calcext:value-type="float">
            <text:p>0.160794</text:p>
          </table:table-cell>
          <table:table-cell office:value-type="float" office:value="0.271401" calcext:value-type="float">
            <text:p>0.27140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175258" calcext:value-type="float">
            <text:p>0.175258</text:p>
          </table:table-cell>
          <table:table-cell office:value-type="float" office:value="0.221467" calcext:value-type="float">
            <text:p>0.221467</text:p>
          </table:table-cell>
          <table:table-cell table:number-columns-repeated="2"/>
          <table:table-cell office:value-type="float" office:value="0.175258" calcext:value-type="float">
            <text:p>0.175258</text:p>
          </table:table-cell>
          <table:table-cell office:value-type="float" office:value="0.218796" calcext:value-type="float">
            <text:p>0.218796</text:p>
          </table:table-cell>
          <table:table-cell office:value-type="float" office:value="0.176077" calcext:value-type="float">
            <text:p>0.176077</text:p>
          </table:table-cell>
          <table:table-cell office:value-type="float" office:value="0.210109" calcext:value-type="float">
            <text:p>0.210109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276471" calcext:value-type="float">
            <text:p>0.27647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92396" calcext:value-type="float">
            <text:p>0.192396</text:p>
          </table:table-cell>
          <table:table-cell office:value-type="float" office:value="0.22383" calcext:value-type="float">
            <text:p>0.22383</text:p>
          </table:table-cell>
          <table:table-cell table:number-columns-repeated="2"/>
          <table:table-cell office:value-type="float" office:value="0.192396" calcext:value-type="float">
            <text:p>0.192396</text:p>
          </table:table-cell>
          <table:table-cell office:value-type="float" office:value="0.218133" calcext:value-type="float">
            <text:p>0.218133</text:p>
          </table:table-cell>
          <table:table-cell office:value-type="float" office:value="0.193006" calcext:value-type="float">
            <text:p>0.193006</text:p>
          </table:table-cell>
          <table:table-cell office:value-type="float" office:value="0.212993" calcext:value-type="float">
            <text:p>0.212993</text:p>
          </table:table-cell>
          <table:table-cell office:value-type="float" office:value="0.193282" calcext:value-type="float">
            <text:p>0.193282</text:p>
          </table:table-cell>
          <table:table-cell office:value-type="float" office:value="0.274972" calcext:value-type="float">
            <text:p>0.27497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209725" calcext:value-type="float">
            <text:p>0.209725</text:p>
          </table:table-cell>
          <table:table-cell office:value-type="float" office:value="0.225579" calcext:value-type="float">
            <text:p>0.225579</text:p>
          </table:table-cell>
          <table:table-cell table:number-columns-repeated="2"/>
          <table:table-cell office:value-type="float" office:value="0.209725" calcext:value-type="float">
            <text:p>0.209725</text:p>
          </table:table-cell>
          <table:table-cell office:value-type="float" office:value="0.221085" calcext:value-type="float">
            <text:p>0.221085</text:p>
          </table:table-cell>
          <table:table-cell office:value-type="float" office:value="0.209626" calcext:value-type="float">
            <text:p>0.209626</text:p>
          </table:table-cell>
          <table:table-cell office:value-type="float" office:value="0.213078" calcext:value-type="float">
            <text:p>0.213078</text:p>
          </table:table-cell>
          <table:table-cell office:value-type="float" office:value="0.208785" calcext:value-type="float">
            <text:p>0.208785</text:p>
          </table:table-cell>
          <table:table-cell office:value-type="float" office:value="0.273857" calcext:value-type="float">
            <text:p>0.27385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22677" calcext:value-type="float">
            <text:p>0.22677</text:p>
          </table:table-cell>
          <table:table-cell office:value-type="float" office:value="0.226976" calcext:value-type="float">
            <text:p>0.226976</text:p>
          </table:table-cell>
          <table:table-cell table:number-columns-repeated="2"/>
          <table:table-cell office:value-type="float" office:value="0.22677" calcext:value-type="float">
            <text:p>0.22677</text:p>
          </table:table-cell>
          <table:table-cell office:value-type="float" office:value="0.21901" calcext:value-type="float">
            <text:p>0.21901</text:p>
          </table:table-cell>
          <table:table-cell office:value-type="float" office:value="0.22574" calcext:value-type="float">
            <text:p>0.22574</text:p>
          </table:table-cell>
          <table:table-cell office:value-type="float" office:value="0.214796" calcext:value-type="float">
            <text:p>0.214796</text:p>
          </table:table-cell>
          <table:table-cell office:value-type="float" office:value="0.226436" calcext:value-type="float">
            <text:p>0.226436</text:p>
          </table:table-cell>
          <table:table-cell office:value-type="float" office:value="0.278197" calcext:value-type="float">
            <text:p>0.27819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242537" calcext:value-type="float">
            <text:p>0.242537</text:p>
          </table:table-cell>
          <table:table-cell office:value-type="float" office:value="0.227807" calcext:value-type="float">
            <text:p>0.227807</text:p>
          </table:table-cell>
          <table:table-cell table:number-columns-repeated="2"/>
          <table:table-cell office:value-type="float" office:value="0.242537" calcext:value-type="float">
            <text:p>0.242537</text:p>
          </table:table-cell>
          <table:table-cell office:value-type="float" office:value="0.216256" calcext:value-type="float">
            <text:p>0.216256</text:p>
          </table:table-cell>
          <table:table-cell office:value-type="float" office:value="0.243885" calcext:value-type="float">
            <text:p>0.243885</text:p>
          </table:table-cell>
          <table:table-cell office:value-type="float" office:value="0.214438" calcext:value-type="float">
            <text:p>0.214438</text:p>
          </table:table-cell>
          <table:table-cell office:value-type="float" office:value="0.243452" calcext:value-type="float">
            <text:p>0.243452</text:p>
          </table:table-cell>
          <table:table-cell office:value-type="float" office:value="0.278329" calcext:value-type="float">
            <text:p>0.27832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262624" calcext:value-type="float">
            <text:p>0.262624</text:p>
          </table:table-cell>
          <table:table-cell office:value-type="float" office:value="0.225344" calcext:value-type="float">
            <text:p>0.225344</text:p>
          </table:table-cell>
          <table:table-cell table:number-columns-repeated="2"/>
          <table:table-cell office:value-type="float" office:value="0.262624" calcext:value-type="float">
            <text:p>0.262624</text:p>
          </table:table-cell>
          <table:table-cell office:value-type="float" office:value="0.216721" calcext:value-type="float">
            <text:p>0.216721</text:p>
          </table:table-cell>
          <table:table-cell office:value-type="float" office:value="0.262767" calcext:value-type="float">
            <text:p>0.262767</text:p>
          </table:table-cell>
          <table:table-cell office:value-type="float" office:value="0.217351" calcext:value-type="float">
            <text:p>0.217351</text:p>
          </table:table-cell>
          <table:table-cell office:value-type="float" office:value="0.261804" calcext:value-type="float">
            <text:p>0.261804</text:p>
          </table:table-cell>
          <table:table-cell office:value-type="float" office:value="0.273136" calcext:value-type="float">
            <text:p>0.2731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80788" calcext:value-type="float">
            <text:p>0.280788</text:p>
          </table:table-cell>
          <table:table-cell office:value-type="float" office:value="0.228238" calcext:value-type="float">
            <text:p>0.228238</text:p>
          </table:table-cell>
          <table:table-cell table:number-columns-repeated="2"/>
          <table:table-cell office:value-type="float" office:value="0.280788" calcext:value-type="float">
            <text:p>0.280788</text:p>
          </table:table-cell>
          <table:table-cell office:value-type="float" office:value="0.220067" calcext:value-type="float">
            <text:p>0.220067</text:p>
          </table:table-cell>
          <table:table-cell office:value-type="float" office:value="0.280786" calcext:value-type="float">
            <text:p>0.280786</text:p>
          </table:table-cell>
          <table:table-cell office:value-type="float" office:value="0.216975" calcext:value-type="float">
            <text:p>0.216975</text:p>
          </table:table-cell>
          <table:table-cell office:value-type="float" office:value="0.280563" calcext:value-type="float">
            <text:p>0.280563</text:p>
          </table:table-cell>
          <table:table-cell office:value-type="float" office:value="0.272459" calcext:value-type="float">
            <text:p>0.27245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301415" calcext:value-type="float">
            <text:p>0.301415</text:p>
          </table:table-cell>
          <table:table-cell office:value-type="float" office:value="0.223523" calcext:value-type="float">
            <text:p>0.223523</text:p>
          </table:table-cell>
          <table:table-cell table:number-columns-repeated="2"/>
          <table:table-cell office:value-type="float" office:value="0.301415" calcext:value-type="float">
            <text:p>0.301415</text:p>
          </table:table-cell>
          <table:table-cell office:value-type="float" office:value="0.219714" calcext:value-type="float">
            <text:p>0.219714</text:p>
          </table:table-cell>
          <table:table-cell office:value-type="float" office:value="0.302854" calcext:value-type="float">
            <text:p>0.302854</text:p>
          </table:table-cell>
          <table:table-cell office:value-type="float" office:value="0.217784" calcext:value-type="float">
            <text:p>0.217784</text:p>
          </table:table-cell>
          <table:table-cell office:value-type="float" office:value="0.303712" calcext:value-type="float">
            <text:p>0.303712</text:p>
          </table:table-cell>
          <table:table-cell office:value-type="float" office:value="0.276624" calcext:value-type="float">
            <text:p>0.27662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322052" calcext:value-type="float">
            <text:p>0.322052</text:p>
          </table:table-cell>
          <table:table-cell office:value-type="float" office:value="0.227755" calcext:value-type="float">
            <text:p>0.227755</text:p>
          </table:table-cell>
          <table:table-cell table:number-columns-repeated="2"/>
          <table:table-cell office:value-type="float" office:value="0.322052" calcext:value-type="float">
            <text:p>0.322052</text:p>
          </table:table-cell>
          <table:table-cell office:value-type="float" office:value="0.217658" calcext:value-type="float">
            <text:p>0.217658</text:p>
          </table:table-cell>
          <table:table-cell office:value-type="float" office:value="0.319613" calcext:value-type="float">
            <text:p>0.319613</text:p>
          </table:table-cell>
          <table:table-cell office:value-type="float" office:value="0.217021" calcext:value-type="float">
            <text:p>0.217021</text:p>
          </table:table-cell>
          <table:table-cell office:value-type="float" office:value="0.323429" calcext:value-type="float">
            <text:p>0.323429</text:p>
          </table:table-cell>
          <table:table-cell office:value-type="float" office:value="0.278924" calcext:value-type="float">
            <text:p>0.27892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343612" calcext:value-type="float">
            <text:p>0.343612</text:p>
          </table:table-cell>
          <table:table-cell office:value-type="float" office:value="0.229218" calcext:value-type="float">
            <text:p>0.229218</text:p>
          </table:table-cell>
          <table:table-cell table:number-columns-repeated="2"/>
          <table:table-cell office:value-type="float" office:value="0.343612" calcext:value-type="float">
            <text:p>0.343612</text:p>
          </table:table-cell>
          <table:table-cell office:value-type="float" office:value="0.21959" calcext:value-type="float">
            <text:p>0.21959</text:p>
          </table:table-cell>
          <table:table-cell office:value-type="float" office:value="0.342968" calcext:value-type="float">
            <text:p>0.342968</text:p>
          </table:table-cell>
          <table:table-cell office:value-type="float" office:value="0.216536" calcext:value-type="float">
            <text:p>0.216536</text:p>
          </table:table-cell>
          <table:table-cell office:value-type="float" office:value="0.341644" calcext:value-type="float">
            <text:p>0.341644</text:p>
          </table:table-cell>
          <table:table-cell office:value-type="float" office:value="0.275449" calcext:value-type="float">
            <text:p>0.27544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36576" calcext:value-type="float">
            <text:p>0.36576</text:p>
          </table:table-cell>
          <table:table-cell office:value-type="float" office:value="0.223515" calcext:value-type="float">
            <text:p>0.223515</text:p>
          </table:table-cell>
          <table:table-cell table:number-columns-repeated="2"/>
          <table:table-cell office:value-type="float" office:value="0.36576" calcext:value-type="float">
            <text:p>0.36576</text:p>
          </table:table-cell>
          <table:table-cell office:value-type="float" office:value="0.220599" calcext:value-type="float">
            <text:p>0.220599</text:p>
          </table:table-cell>
          <table:table-cell office:value-type="float" office:value="0.366964" calcext:value-type="float">
            <text:p>0.366964</text:p>
          </table:table-cell>
          <table:table-cell office:value-type="float" office:value="0.218018" calcext:value-type="float">
            <text:p>0.218018</text:p>
          </table:table-cell>
          <table:table-cell office:value-type="float" office:value="0.365323" calcext:value-type="float">
            <text:p>0.365323</text:p>
          </table:table-cell>
          <table:table-cell office:value-type="float" office:value="0.281303" calcext:value-type="float">
            <text:p>0.28130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87336" calcext:value-type="float">
            <text:p>0.387336</text:p>
          </table:table-cell>
          <table:table-cell office:value-type="float" office:value="0.224805" calcext:value-type="float">
            <text:p>0.224805</text:p>
          </table:table-cell>
          <table:table-cell table:number-columns-repeated="2"/>
          <table:table-cell office:value-type="float" office:value="0.387336" calcext:value-type="float">
            <text:p>0.387336</text:p>
          </table:table-cell>
          <table:table-cell office:value-type="float" office:value="0.225137" calcext:value-type="float">
            <text:p>0.225137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216301" calcext:value-type="float">
            <text:p>0.216301</text:p>
          </table:table-cell>
          <table:table-cell office:value-type="float" office:value="0.389223" calcext:value-type="float">
            <text:p>0.389223</text:p>
          </table:table-cell>
          <table:table-cell office:value-type="float" office:value="0.277509" calcext:value-type="float">
            <text:p>0.27750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415566" calcext:value-type="float">
            <text:p>0.415566</text:p>
          </table:table-cell>
          <table:table-cell office:value-type="float" office:value="0.225209" calcext:value-type="float">
            <text:p>0.225209</text:p>
          </table:table-cell>
          <table:table-cell table:number-columns-repeated="2"/>
          <table:table-cell office:value-type="float" office:value="0.415566" calcext:value-type="float">
            <text:p>0.415566</text:p>
          </table:table-cell>
          <table:table-cell office:value-type="float" office:value="0.221154" calcext:value-type="float">
            <text:p>0.221154</text:p>
          </table:table-cell>
          <table:table-cell office:value-type="float" office:value="0.412634" calcext:value-type="float">
            <text:p>0.412634</text:p>
          </table:table-cell>
          <table:table-cell office:value-type="float" office:value="0.220639" calcext:value-type="float">
            <text:p>0.220639</text:p>
          </table:table-cell>
          <table:table-cell office:value-type="float" office:value="0.41172" calcext:value-type="float">
            <text:p>0.41172</text:p>
          </table:table-cell>
          <table:table-cell office:value-type="float" office:value="0.279475" calcext:value-type="float">
            <text:p>0.27947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439348" calcext:value-type="float">
            <text:p>0.439348</text:p>
          </table:table-cell>
          <table:table-cell office:value-type="float" office:value="0.226039" calcext:value-type="float">
            <text:p>0.226039</text:p>
          </table:table-cell>
          <table:table-cell table:number-columns-repeated="2"/>
          <table:table-cell office:value-type="float" office:value="0.439348" calcext:value-type="float">
            <text:p>0.439348</text:p>
          </table:table-cell>
          <table:table-cell office:value-type="float" office:value="0.221526" calcext:value-type="float">
            <text:p>0.221526</text:p>
          </table:table-cell>
          <table:table-cell office:value-type="float" office:value="0.438472" calcext:value-type="float">
            <text:p>0.438472</text:p>
          </table:table-cell>
          <table:table-cell office:value-type="float" office:value="0.22539" calcext:value-type="float">
            <text:p>0.22539</text:p>
          </table:table-cell>
          <table:table-cell office:value-type="float" office:value="0.437042" calcext:value-type="float">
            <text:p>0.437042</text:p>
          </table:table-cell>
          <table:table-cell office:value-type="float" office:value="0.279283" calcext:value-type="float">
            <text:p>0.27928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464896" calcext:value-type="float">
            <text:p>0.464896</text:p>
          </table:table-cell>
          <table:table-cell office:value-type="float" office:value="0.228953" calcext:value-type="float">
            <text:p>0.228953</text:p>
          </table:table-cell>
          <table:table-cell table:number-columns-repeated="2"/>
          <table:table-cell office:value-type="float" office:value="0.464896" calcext:value-type="float">
            <text:p>0.464896</text:p>
          </table:table-cell>
          <table:table-cell office:value-type="float" office:value="0.222567" calcext:value-type="float">
            <text:p>0.222567</text:p>
          </table:table-cell>
          <table:table-cell office:value-type="float" office:value="0.46481" calcext:value-type="float">
            <text:p>0.46481</text:p>
          </table:table-cell>
          <table:table-cell office:value-type="float" office:value="0.222359" calcext:value-type="float">
            <text:p>0.222359</text:p>
          </table:table-cell>
          <table:table-cell office:value-type="float" office:value="0.466571" calcext:value-type="float">
            <text:p>0.466571</text:p>
          </table:table-cell>
          <table:table-cell office:value-type="float" office:value="0.284732" calcext:value-type="float">
            <text:p>0.28473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492862" calcext:value-type="float">
            <text:p>0.492862</text:p>
          </table:table-cell>
          <table:table-cell office:value-type="float" office:value="0.226285" calcext:value-type="float">
            <text:p>0.226285</text:p>
          </table:table-cell>
          <table:table-cell table:number-columns-repeated="2"/>
          <table:table-cell office:value-type="float" office:value="0.492862" calcext:value-type="float">
            <text:p>0.492862</text:p>
          </table:table-cell>
          <table:table-cell office:value-type="float" office:value="0.22137" calcext:value-type="float">
            <text:p>0.22137</text:p>
          </table:table-cell>
          <table:table-cell office:value-type="float" office:value="0.490812" calcext:value-type="float">
            <text:p>0.490812</text:p>
          </table:table-cell>
          <table:table-cell office:value-type="float" office:value="0.219966" calcext:value-type="float">
            <text:p>0.219966</text:p>
          </table:table-cell>
          <table:table-cell office:value-type="float" office:value="0.491535" calcext:value-type="float">
            <text:p>0.491535</text:p>
          </table:table-cell>
          <table:table-cell office:value-type="float" office:value="0.281144" calcext:value-type="float">
            <text:p>0.28114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21837" calcext:value-type="float">
            <text:p>0.521837</text:p>
          </table:table-cell>
          <table:table-cell office:value-type="float" office:value="0.228152" calcext:value-type="float">
            <text:p>0.228152</text:p>
          </table:table-cell>
          <table:table-cell table:number-columns-repeated="2"/>
          <table:table-cell office:value-type="float" office:value="0.521837" calcext:value-type="float">
            <text:p>0.521837</text:p>
          </table:table-cell>
          <table:table-cell office:value-type="float" office:value="0.225125" calcext:value-type="float">
            <text:p>0.225125</text:p>
          </table:table-cell>
          <table:table-cell office:value-type="float" office:value="0.516744" calcext:value-type="float">
            <text:p>0.516744</text:p>
          </table:table-cell>
          <table:table-cell office:value-type="float" office:value="0.22182" calcext:value-type="float">
            <text:p>0.22182</text:p>
          </table:table-cell>
          <table:table-cell office:value-type="float" office:value="0.520879" calcext:value-type="float">
            <text:p>0.520879</text:p>
          </table:table-cell>
          <table:table-cell office:value-type="float" office:value="0.281528" calcext:value-type="float">
            <text:p>0.28152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550921" calcext:value-type="float">
            <text:p>0.550921</text:p>
          </table:table-cell>
          <table:table-cell office:value-type="float" office:value="0.225947" calcext:value-type="float">
            <text:p>0.225947</text:p>
          </table:table-cell>
          <table:table-cell table:number-columns-repeated="2"/>
          <table:table-cell office:value-type="float" office:value="0.550921" calcext:value-type="float">
            <text:p>0.550921</text:p>
          </table:table-cell>
          <table:table-cell office:value-type="float" office:value="0.226414" calcext:value-type="float">
            <text:p>0.226414</text:p>
          </table:table-cell>
          <table:table-cell office:value-type="float" office:value="0.549119" calcext:value-type="float">
            <text:p>0.549119</text:p>
          </table:table-cell>
          <table:table-cell office:value-type="float" office:value="0.218207" calcext:value-type="float">
            <text:p>0.218207</text:p>
          </table:table-cell>
          <table:table-cell office:value-type="float" office:value="0.54835" calcext:value-type="float">
            <text:p>0.54835</text:p>
          </table:table-cell>
          <table:table-cell office:value-type="float" office:value="0.282933" calcext:value-type="float">
            <text:p>0.28293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583063" calcext:value-type="float">
            <text:p>0.583063</text:p>
          </table:table-cell>
          <table:table-cell office:value-type="float" office:value="0.226754" calcext:value-type="float">
            <text:p>0.226754</text:p>
          </table:table-cell>
          <table:table-cell table:number-columns-repeated="2"/>
          <table:table-cell office:value-type="float" office:value="0.583063" calcext:value-type="float">
            <text:p>0.583063</text:p>
          </table:table-cell>
          <table:table-cell office:value-type="float" office:value="0.229079" calcext:value-type="float">
            <text:p>0.229079</text:p>
          </table:table-cell>
          <table:table-cell office:value-type="float" office:value="0.578781" calcext:value-type="float">
            <text:p>0.578781</text:p>
          </table:table-cell>
          <table:table-cell office:value-type="float" office:value="0.219098" calcext:value-type="float">
            <text:p>0.219098</text:p>
          </table:table-cell>
          <table:table-cell office:value-type="float" office:value="0.582994" calcext:value-type="float">
            <text:p>0.582994</text:p>
          </table:table-cell>
          <table:table-cell office:value-type="float" office:value="0.291511" calcext:value-type="float">
            <text:p>0.29151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614836" calcext:value-type="float">
            <text:p>0.614836</text:p>
          </table:table-cell>
          <table:table-cell office:value-type="float" office:value="0.224534" calcext:value-type="float">
            <text:p>0.224534</text:p>
          </table:table-cell>
          <table:table-cell table:number-columns-repeated="2"/>
          <table:table-cell office:value-type="float" office:value="0.614836" calcext:value-type="float">
            <text:p>0.614836</text:p>
          </table:table-cell>
          <table:table-cell office:value-type="float" office:value="0.234262" calcext:value-type="float">
            <text:p>0.234262</text:p>
          </table:table-cell>
          <table:table-cell office:value-type="float" office:value="0.612544" calcext:value-type="float">
            <text:p>0.612544</text:p>
          </table:table-cell>
          <table:table-cell office:value-type="float" office:value="0.221778" calcext:value-type="float">
            <text:p>0.221778</text:p>
          </table:table-cell>
          <table:table-cell office:value-type="float" office:value="0.612208" calcext:value-type="float">
            <text:p>0.612208</text:p>
          </table:table-cell>
          <table:table-cell office:value-type="float" office:value="0.285217" calcext:value-type="float">
            <text:p>0.28521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649176" calcext:value-type="float">
            <text:p>0.649176</text:p>
          </table:table-cell>
          <table:table-cell office:value-type="float" office:value="0.227828" calcext:value-type="float">
            <text:p>0.227828</text:p>
          </table:table-cell>
          <table:table-cell table:number-columns-repeated="2"/>
          <table:table-cell office:value-type="float" office:value="0.649176" calcext:value-type="float">
            <text:p>0.649176</text:p>
          </table:table-cell>
          <table:table-cell office:value-type="float" office:value="0.230217" calcext:value-type="float">
            <text:p>0.230217</text:p>
          </table:table-cell>
          <table:table-cell office:value-type="float" office:value="0.651999" calcext:value-type="float">
            <text:p>0.651999</text:p>
          </table:table-cell>
          <table:table-cell office:value-type="float" office:value="0.220397" calcext:value-type="float">
            <text:p>0.220397</text:p>
          </table:table-cell>
          <table:table-cell office:value-type="float" office:value="0.644778" calcext:value-type="float">
            <text:p>0.644778</text:p>
          </table:table-cell>
          <table:table-cell office:value-type="float" office:value="0.285367" calcext:value-type="float">
            <text:p>0.2853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84389" calcext:value-type="float">
            <text:p>0.684389</text:p>
          </table:table-cell>
          <table:table-cell office:value-type="float" office:value="0.230648" calcext:value-type="float">
            <text:p>0.230648</text:p>
          </table:table-cell>
          <table:table-cell table:number-columns-repeated="2"/>
          <table:table-cell office:value-type="float" office:value="0.684389" calcext:value-type="float">
            <text:p>0.684389</text:p>
          </table:table-cell>
          <table:table-cell office:value-type="float" office:value="0.23349" calcext:value-type="float">
            <text:p>0.23349</text:p>
          </table:table-cell>
          <table:table-cell office:value-type="float" office:value="0.683778" calcext:value-type="float">
            <text:p>0.683778</text:p>
          </table:table-cell>
          <table:table-cell office:value-type="float" office:value="0.22268" calcext:value-type="float">
            <text:p>0.22268</text:p>
          </table:table-cell>
          <table:table-cell office:value-type="float" office:value="0.681886" calcext:value-type="float">
            <text:p>0.681886</text:p>
          </table:table-cell>
          <table:table-cell office:value-type="float" office:value="0.28536" calcext:value-type="float">
            <text:p>0.2853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721234" calcext:value-type="float">
            <text:p>0.721234</text:p>
          </table:table-cell>
          <table:table-cell office:value-type="float" office:value="0.226939" calcext:value-type="float">
            <text:p>0.226939</text:p>
          </table:table-cell>
          <table:table-cell table:number-columns-repeated="2"/>
          <table:table-cell office:value-type="float" office:value="0.721234" calcext:value-type="float">
            <text:p>0.721234</text:p>
          </table:table-cell>
          <table:table-cell office:value-type="float" office:value="0.227526" calcext:value-type="float">
            <text:p>0.227526</text:p>
          </table:table-cell>
          <table:table-cell office:value-type="float" office:value="0.720504" calcext:value-type="float">
            <text:p>0.720504</text:p>
          </table:table-cell>
          <table:table-cell office:value-type="float" office:value="0.223189" calcext:value-type="float">
            <text:p>0.223189</text:p>
          </table:table-cell>
          <table:table-cell office:value-type="float" office:value="0.720528" calcext:value-type="float">
            <text:p>0.720528</text:p>
          </table:table-cell>
          <table:table-cell office:value-type="float" office:value="0.288961" calcext:value-type="float">
            <text:p>0.28896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760534" calcext:value-type="float">
            <text:p>0.760534</text:p>
          </table:table-cell>
          <table:table-cell office:value-type="float" office:value="0.230823" calcext:value-type="float">
            <text:p>0.230823</text:p>
          </table:table-cell>
          <table:table-cell table:number-columns-repeated="2"/>
          <table:table-cell office:value-type="float" office:value="0.760534" calcext:value-type="float">
            <text:p>0.760534</text:p>
          </table:table-cell>
          <table:table-cell office:value-type="float" office:value="0.22771" calcext:value-type="float">
            <text:p>0.22771</text:p>
          </table:table-cell>
          <table:table-cell office:value-type="float" office:value="0.760078" calcext:value-type="float">
            <text:p>0.760078</text:p>
          </table:table-cell>
          <table:table-cell office:value-type="float" office:value="0.222136" calcext:value-type="float">
            <text:p>0.222136</text:p>
          </table:table-cell>
          <table:table-cell office:value-type="float" office:value="0.759199" calcext:value-type="float">
            <text:p>0.759199</text:p>
          </table:table-cell>
          <table:table-cell office:value-type="float" office:value="0.286859" calcext:value-type="float">
            <text:p>0.28685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802788" calcext:value-type="float">
            <text:p>0.802788</text:p>
          </table:table-cell>
          <table:table-cell office:value-type="float" office:value="0.230219" calcext:value-type="float">
            <text:p>0.230219</text:p>
          </table:table-cell>
          <table:table-cell table:number-columns-repeated="2"/>
          <table:table-cell office:value-type="float" office:value="0.802788" calcext:value-type="float">
            <text:p>0.802788</text:p>
          </table:table-cell>
          <table:table-cell office:value-type="float" office:value="0.232409" calcext:value-type="float">
            <text:p>0.232409</text:p>
          </table:table-cell>
          <table:table-cell office:value-type="float" office:value="0.800769" calcext:value-type="float">
            <text:p>0.800769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79897" calcext:value-type="float">
            <text:p>0.79897</text:p>
          </table:table-cell>
          <table:table-cell office:value-type="float" office:value="0.282485" calcext:value-type="float">
            <text:p>0.28248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845417" calcext:value-type="float">
            <text:p>0.845417</text:p>
          </table:table-cell>
          <table:table-cell office:value-type="float" office:value="0.226523" calcext:value-type="float">
            <text:p>0.226523</text:p>
          </table:table-cell>
          <table:table-cell table:number-columns-repeated="2"/>
          <table:table-cell office:value-type="float" office:value="0.845417" calcext:value-type="float">
            <text:p>0.845417</text:p>
          </table:table-cell>
          <table:table-cell office:value-type="float" office:value="0.231587" calcext:value-type="float">
            <text:p>0.231587</text:p>
          </table:table-cell>
          <table:table-cell office:value-type="float" office:value="0.840277" calcext:value-type="float">
            <text:p>0.840277</text:p>
          </table:table-cell>
          <table:table-cell office:value-type="float" office:value="0.226666" calcext:value-type="float">
            <text:p>0.226666</text:p>
          </table:table-cell>
          <table:table-cell office:value-type="float" office:value="0.83926" calcext:value-type="float">
            <text:p>0.83926</text:p>
          </table:table-cell>
          <table:table-cell office:value-type="float" office:value="0.284513" calcext:value-type="float">
            <text:p>0.28451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90553" calcext:value-type="float">
            <text:p>0.890553</text:p>
          </table:table-cell>
          <table:table-cell office:value-type="float" office:value="0.226862" calcext:value-type="float">
            <text:p>0.226862</text:p>
          </table:table-cell>
          <table:table-cell table:number-columns-repeated="2"/>
          <table:table-cell office:value-type="float" office:value="0.890553" calcext:value-type="float">
            <text:p>0.890553</text:p>
          </table:table-cell>
          <table:table-cell office:value-type="float" office:value="0.229262" calcext:value-type="float">
            <text:p>0.229262</text:p>
          </table:table-cell>
          <table:table-cell office:value-type="float" office:value="0.891249" calcext:value-type="float">
            <text:p>0.891249</text:p>
          </table:table-cell>
          <table:table-cell office:value-type="float" office:value="0.222108" calcext:value-type="float">
            <text:p>0.222108</text:p>
          </table:table-cell>
          <table:table-cell office:value-type="float" office:value="0.891095" calcext:value-type="float">
            <text:p>0.891095</text:p>
          </table:table-cell>
          <table:table-cell office:value-type="float" office:value="0.285882" calcext:value-type="float">
            <text:p>0.28588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936389" calcext:value-type="float">
            <text:p>0.936389</text:p>
          </table:table-cell>
          <table:table-cell office:value-type="float" office:value="0.226439" calcext:value-type="float">
            <text:p>0.226439</text:p>
          </table:table-cell>
          <table:table-cell table:number-columns-repeated="2"/>
          <table:table-cell office:value-type="float" office:value="0.936389" calcext:value-type="float">
            <text:p>0.936389</text:p>
          </table:table-cell>
          <table:table-cell office:value-type="float" office:value="0.232068" calcext:value-type="float">
            <text:p>0.232068</text:p>
          </table:table-cell>
          <table:table-cell office:value-type="float" office:value="0.936121" calcext:value-type="float">
            <text:p>0.936121</text:p>
          </table:table-cell>
          <table:table-cell office:value-type="float" office:value="0.224717" calcext:value-type="float">
            <text:p>0.224717</text:p>
          </table:table-cell>
          <table:table-cell office:value-type="float" office:value="0.935152" calcext:value-type="float">
            <text:p>0.935152</text:p>
          </table:table-cell>
          <table:table-cell office:value-type="float" office:value="0.285932" calcext:value-type="float">
            <text:p>0.28593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983552" calcext:value-type="float">
            <text:p>0.983552</text:p>
          </table:table-cell>
          <table:table-cell office:value-type="float" office:value="0.229852" calcext:value-type="float">
            <text:p>0.229852</text:p>
          </table:table-cell>
          <table:table-cell table:number-columns-repeated="2"/>
          <table:table-cell office:value-type="float" office:value="0.983552" calcext:value-type="float">
            <text:p>0.983552</text:p>
          </table:table-cell>
          <table:table-cell office:value-type="float" office:value="0.230722" calcext:value-type="float">
            <text:p>0.230722</text:p>
          </table:table-cell>
          <table:table-cell office:value-type="float" office:value="0.983756" calcext:value-type="float">
            <text:p>0.983756</text:p>
          </table:table-cell>
          <table:table-cell office:value-type="float" office:value="0.224189" calcext:value-type="float">
            <text:p>0.224189</text:p>
          </table:table-cell>
          <table:table-cell office:value-type="float" office:value="0.988523" calcext:value-type="float">
            <text:p>0.988523</text:p>
          </table:table-cell>
          <table:table-cell office:value-type="float" office:value="0.294665" calcext:value-type="float">
            <text:p>0.29466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.039496" calcext:value-type="float">
            <text:p>1.039496</text:p>
          </table:table-cell>
          <table:table-cell office:value-type="float" office:value="0.229739" calcext:value-type="float">
            <text:p>0.229739</text:p>
          </table:table-cell>
          <table:table-cell table:number-columns-repeated="2"/>
          <table:table-cell office:value-type="float" office:value="1.039496" calcext:value-type="float">
            <text:p>1.039496</text:p>
          </table:table-cell>
          <table:table-cell office:value-type="float" office:value="0.233097" calcext:value-type="float">
            <text:p>0.233097</text:p>
          </table:table-cell>
          <table:table-cell office:value-type="float" office:value="1.037818" calcext:value-type="float">
            <text:p>1.037818</text:p>
          </table:table-cell>
          <table:table-cell office:value-type="float" office:value="0.225499" calcext:value-type="float">
            <text:p>0.225499</text:p>
          </table:table-cell>
          <table:table-cell office:value-type="float" office:value="1.039056" calcext:value-type="float">
            <text:p>1.039056</text:p>
          </table:table-cell>
          <table:table-cell office:value-type="float" office:value="0.289954" calcext:value-type="float">
            <text:p>0.28995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.092726" calcext:value-type="float">
            <text:p>1.092726</text:p>
          </table:table-cell>
          <table:table-cell office:value-type="float" office:value="0.232281" calcext:value-type="float">
            <text:p>0.232281</text:p>
          </table:table-cell>
          <table:table-cell table:number-columns-repeated="2"/>
          <table:table-cell office:value-type="float" office:value="1.092726" calcext:value-type="float">
            <text:p>1.092726</text:p>
          </table:table-cell>
          <table:table-cell office:value-type="float" office:value="0.23062" calcext:value-type="float">
            <text:p>0.23062</text:p>
          </table:table-cell>
          <table:table-cell office:value-type="float" office:value="1.092659" calcext:value-type="float">
            <text:p>1.092659</text:p>
          </table:table-cell>
          <table:table-cell office:value-type="float" office:value="0.225855" calcext:value-type="float">
            <text:p>0.225855</text:p>
          </table:table-cell>
          <table:table-cell office:value-type="float" office:value="1.091183" calcext:value-type="float">
            <text:p>1.091183</text:p>
          </table:table-cell>
          <table:table-cell office:value-type="float" office:value="0.289142" calcext:value-type="float">
            <text:p>0.28914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158011" calcext:value-type="float">
            <text:p>1.158011</text:p>
          </table:table-cell>
          <table:table-cell office:value-type="float" office:value="0.234385" calcext:value-type="float">
            <text:p>0.234385</text:p>
          </table:table-cell>
          <table:table-cell table:number-columns-repeated="2"/>
          <table:table-cell office:value-type="float" office:value="1.158011" calcext:value-type="float">
            <text:p>1.158011</text:p>
          </table:table-cell>
          <table:table-cell office:value-type="float" office:value="0.228383" calcext:value-type="float">
            <text:p>0.228383</text:p>
          </table:table-cell>
          <table:table-cell office:value-type="float" office:value="1.155792" calcext:value-type="float">
            <text:p>1.155792</text:p>
          </table:table-cell>
          <table:table-cell office:value-type="float" office:value="0.22585" calcext:value-type="float">
            <text:p>0.22585</text:p>
          </table:table-cell>
          <table:table-cell office:value-type="float" office:value="1.146145" calcext:value-type="float">
            <text:p>1.146145</text:p>
          </table:table-cell>
          <table:table-cell office:value-type="float" office:value="0.29283" calcext:value-type="float">
            <text:p>0.2928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.214926" calcext:value-type="float">
            <text:p>1.214926</text:p>
          </table:table-cell>
          <table:table-cell office:value-type="float" office:value="0.235634" calcext:value-type="float">
            <text:p>0.235634</text:p>
          </table:table-cell>
          <table:table-cell table:number-columns-repeated="2"/>
          <table:table-cell office:value-type="float" office:value="1.214926" calcext:value-type="float">
            <text:p>1.214926</text:p>
          </table:table-cell>
          <table:table-cell office:value-type="float" office:value="0.231186" calcext:value-type="float">
            <text:p>0.231186</text:p>
          </table:table-cell>
          <table:table-cell office:value-type="float" office:value="1.217053" calcext:value-type="float">
            <text:p>1.217053</text:p>
          </table:table-cell>
          <table:table-cell office:value-type="float" office:value="0.225209" calcext:value-type="float">
            <text:p>0.225209</text:p>
          </table:table-cell>
          <table:table-cell office:value-type="float" office:value="1.214268" calcext:value-type="float">
            <text:p>1.214268</text:p>
          </table:table-cell>
          <table:table-cell office:value-type="float" office:value="0.296004" calcext:value-type="float">
            <text:p>0.29600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.276634" calcext:value-type="float">
            <text:p>1.276634</text:p>
          </table:table-cell>
          <table:table-cell office:value-type="float" office:value="0.235079" calcext:value-type="float">
            <text:p>0.235079</text:p>
          </table:table-cell>
          <table:table-cell table:number-columns-repeated="2"/>
          <table:table-cell office:value-type="float" office:value="1.276634" calcext:value-type="float">
            <text:p>1.276634</text:p>
          </table:table-cell>
          <table:table-cell office:value-type="float" office:value="0.230631" calcext:value-type="float">
            <text:p>0.230631</text:p>
          </table:table-cell>
          <table:table-cell office:value-type="float" office:value="1.281343" calcext:value-type="float">
            <text:p>1.281343</text:p>
          </table:table-cell>
          <table:table-cell office:value-type="float" office:value="0.225037" calcext:value-type="float">
            <text:p>0.225037</text:p>
          </table:table-cell>
          <table:table-cell office:value-type="float" office:value="1.281598" calcext:value-type="float">
            <text:p>1.281598</text:p>
          </table:table-cell>
          <table:table-cell office:value-type="float" office:value="0.296729" calcext:value-type="float">
            <text:p>0.29672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.349367" calcext:value-type="float">
            <text:p>1.349367</text:p>
          </table:table-cell>
          <table:table-cell office:value-type="float" office:value="0.234255" calcext:value-type="float">
            <text:p>0.234255</text:p>
          </table:table-cell>
          <table:table-cell table:number-columns-repeated="2"/>
          <table:table-cell office:value-type="float" office:value="1.349367" calcext:value-type="float">
            <text:p>1.349367</text:p>
          </table:table-cell>
          <table:table-cell office:value-type="float" office:value="0.231091" calcext:value-type="float">
            <text:p>0.231091</text:p>
          </table:table-cell>
          <table:table-cell office:value-type="float" office:value="1.350269" calcext:value-type="float">
            <text:p>1.350269</text:p>
          </table:table-cell>
          <table:table-cell office:value-type="float" office:value="0.223033" calcext:value-type="float">
            <text:p>0.223033</text:p>
          </table:table-cell>
          <table:table-cell office:value-type="float" office:value="1.349565" calcext:value-type="float">
            <text:p>1.349565</text:p>
          </table:table-cell>
          <table:table-cell office:value-type="float" office:value="0.292832" calcext:value-type="float">
            <text:p>0.29283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41828" calcext:value-type="float">
            <text:p>1.41828</text:p>
          </table:table-cell>
          <table:table-cell office:value-type="float" office:value="0.231318" calcext:value-type="float">
            <text:p>0.231318</text:p>
          </table:table-cell>
          <table:table-cell table:number-columns-repeated="2"/>
          <table:table-cell office:value-type="float" office:value="1.41828" calcext:value-type="float">
            <text:p>1.41828</text:p>
          </table:table-cell>
          <table:table-cell office:value-type="float" office:value="0.235815" calcext:value-type="float">
            <text:p>0.235815</text:p>
          </table:table-cell>
          <table:table-cell office:value-type="float" office:value="1.42736" calcext:value-type="float">
            <text:p>1.42736</text:p>
          </table:table-cell>
          <table:table-cell office:value-type="float" office:value="0.222212" calcext:value-type="float">
            <text:p>0.222212</text:p>
          </table:table-cell>
          <table:table-cell office:value-type="float" office:value="1.42445" calcext:value-type="float">
            <text:p>1.42445</text:p>
          </table:table-cell>
          <table:table-cell office:value-type="float" office:value="0.297362" calcext:value-type="float">
            <text:p>0.29736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03432" calcext:value-type="float">
            <text:p>1.503432</text:p>
          </table:table-cell>
          <table:table-cell office:value-type="float" office:value="0.230464" calcext:value-type="float">
            <text:p>0.230464</text:p>
          </table:table-cell>
          <table:table-cell table:number-columns-repeated="2"/>
          <table:table-cell office:value-type="float" office:value="1.503432" calcext:value-type="float">
            <text:p>1.503432</text:p>
          </table:table-cell>
          <table:table-cell office:value-type="float" office:value="0.233423" calcext:value-type="float">
            <text:p>0.233423</text:p>
          </table:table-cell>
          <table:table-cell office:value-type="float" office:value="1.505948" calcext:value-type="float">
            <text:p>1.505948</text:p>
          </table:table-cell>
          <table:table-cell office:value-type="float" office:value="0.22721" calcext:value-type="float">
            <text:p>0.22721</text:p>
          </table:table-cell>
          <table:table-cell office:value-type="float" office:value="1.502609" calcext:value-type="float">
            <text:p>1.502609</text:p>
          </table:table-cell>
          <table:table-cell office:value-type="float" office:value="0.297879" calcext:value-type="float">
            <text:p>0.29787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.587418" calcext:value-type="float">
            <text:p>1.587418</text:p>
          </table:table-cell>
          <table:table-cell office:value-type="float" office:value="0.242022" calcext:value-type="float">
            <text:p>0.242022</text:p>
          </table:table-cell>
          <table:table-cell table:number-columns-repeated="2"/>
          <table:table-cell office:value-type="float" office:value="1.587418" calcext:value-type="float">
            <text:p>1.587418</text:p>
          </table:table-cell>
          <table:table-cell office:value-type="float" office:value="0.232439" calcext:value-type="float">
            <text:p>0.232439</text:p>
          </table:table-cell>
          <table:table-cell office:value-type="float" office:value="1.585211" calcext:value-type="float">
            <text:p>1.585211</text:p>
          </table:table-cell>
          <table:table-cell office:value-type="float" office:value="0.227011" calcext:value-type="float">
            <text:p>0.227011</text:p>
          </table:table-cell>
          <table:table-cell office:value-type="float" office:value="1.583769" calcext:value-type="float">
            <text:p>1.583769</text:p>
          </table:table-cell>
          <table:table-cell office:value-type="float" office:value="0.296616" calcext:value-type="float">
            <text:p>0.29661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.67201" calcext:value-type="float">
            <text:p>1.67201</text:p>
          </table:table-cell>
          <table:table-cell office:value-type="float" office:value="0.242195" calcext:value-type="float">
            <text:p>0.242195</text:p>
          </table:table-cell>
          <table:table-cell table:number-columns-repeated="2"/>
          <table:table-cell office:value-type="float" office:value="1.67201" calcext:value-type="float">
            <text:p>1.67201</text:p>
          </table:table-cell>
          <table:table-cell office:value-type="float" office:value="0.232136" calcext:value-type="float">
            <text:p>0.232136</text:p>
          </table:table-cell>
          <table:table-cell office:value-type="float" office:value="1.672947" calcext:value-type="float">
            <text:p>1.672947</text:p>
          </table:table-cell>
          <table:table-cell office:value-type="float" office:value="0.227019" calcext:value-type="float">
            <text:p>0.227019</text:p>
          </table:table-cell>
          <table:table-cell office:value-type="float" office:value="1.665165" calcext:value-type="float">
            <text:p>1.665165</text:p>
          </table:table-cell>
          <table:table-cell office:value-type="float" office:value="0.299367" calcext:value-type="float">
            <text:p>0.29936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.757732" calcext:value-type="float">
            <text:p>1.757732</text:p>
          </table:table-cell>
          <table:table-cell office:value-type="float" office:value="0.241814" calcext:value-type="float">
            <text:p>0.241814</text:p>
          </table:table-cell>
          <table:table-cell table:number-columns-repeated="2"/>
          <table:table-cell office:value-type="float" office:value="1.757732" calcext:value-type="float">
            <text:p>1.757732</text:p>
          </table:table-cell>
          <table:table-cell office:value-type="float" office:value="0.23301" calcext:value-type="float">
            <text:p>0.23301</text:p>
          </table:table-cell>
          <table:table-cell office:value-type="float" office:value="1.758478" calcext:value-type="float">
            <text:p>1.758478</text:p>
          </table:table-cell>
          <table:table-cell office:value-type="float" office:value="0.226573" calcext:value-type="float">
            <text:p>0.226573</text:p>
          </table:table-cell>
          <table:table-cell office:value-type="float" office:value="1.764263" calcext:value-type="float">
            <text:p>1.764263</text:p>
          </table:table-cell>
          <table:table-cell office:value-type="float" office:value="0.299365" calcext:value-type="float">
            <text:p>0.29936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.860301" calcext:value-type="float">
            <text:p>1.860301</text:p>
          </table:table-cell>
          <table:table-cell office:value-type="float" office:value="0.233709" calcext:value-type="float">
            <text:p>0.233709</text:p>
          </table:table-cell>
          <table:table-cell table:number-columns-repeated="2"/>
          <table:table-cell office:value-type="float" office:value="1.860301" calcext:value-type="float">
            <text:p>1.860301</text:p>
          </table:table-cell>
          <table:table-cell office:value-type="float" office:value="0.23459" calcext:value-type="float">
            <text:p>0.23459</text:p>
          </table:table-cell>
          <table:table-cell office:value-type="float" office:value="1.860361" calcext:value-type="float">
            <text:p>1.860361</text:p>
          </table:table-cell>
          <table:table-cell office:value-type="float" office:value="0.227273" calcext:value-type="float">
            <text:p>0.227273</text:p>
          </table:table-cell>
          <table:table-cell office:value-type="float" office:value="1.863929" calcext:value-type="float">
            <text:p>1.863929</text:p>
          </table:table-cell>
          <table:table-cell office:value-type="float" office:value="0.301091" calcext:value-type="float">
            <text:p>0.30109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.972434" calcext:value-type="float">
            <text:p>1.972434</text:p>
          </table:table-cell>
          <table:table-cell office:value-type="float" office:value="0.236985" calcext:value-type="float">
            <text:p>0.236985</text:p>
          </table:table-cell>
          <table:table-cell table:number-columns-repeated="2"/>
          <table:table-cell office:value-type="float" office:value="1.972434" calcext:value-type="float">
            <text:p>1.972434</text:p>
          </table:table-cell>
          <table:table-cell office:value-type="float" office:value="0.230053" calcext:value-type="float">
            <text:p>0.230053</text:p>
          </table:table-cell>
          <table:table-cell office:value-type="float" office:value="1.970992" calcext:value-type="float">
            <text:p>1.970992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1.968261" calcext:value-type="float">
            <text:p>1.968261</text:p>
          </table:table-cell>
          <table:table-cell office:value-type="float" office:value="0.303523" calcext:value-type="float">
            <text:p>0.30352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.083345" calcext:value-type="float">
            <text:p>2.083345</text:p>
          </table:table-cell>
          <table:table-cell office:value-type="float" office:value="0.237122" calcext:value-type="float">
            <text:p>0.237122</text:p>
          </table:table-cell>
          <table:table-cell table:number-columns-repeated="2"/>
          <table:table-cell office:value-type="float" office:value="2.083345" calcext:value-type="float">
            <text:p>2.083345</text:p>
          </table:table-cell>
          <table:table-cell office:value-type="float" office:value="0.231507" calcext:value-type="float">
            <text:p>0.231507</text:p>
          </table:table-cell>
          <table:table-cell office:value-type="float" office:value="2.084669" calcext:value-type="float">
            <text:p>2.084669</text:p>
          </table:table-cell>
          <table:table-cell office:value-type="float" office:value="0.225705" calcext:value-type="float">
            <text:p>0.225705</text:p>
          </table:table-cell>
          <table:table-cell office:value-type="float" office:value="2.08123" calcext:value-type="float">
            <text:p>2.08123</text:p>
          </table:table-cell>
          <table:table-cell office:value-type="float" office:value="0.306023" calcext:value-type="float">
            <text:p>0.30602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.197963" calcext:value-type="float">
            <text:p>2.197963</text:p>
          </table:table-cell>
          <table:table-cell office:value-type="float" office:value="0.238699" calcext:value-type="float">
            <text:p>0.238699</text:p>
          </table:table-cell>
          <table:table-cell table:number-columns-repeated="2"/>
          <table:table-cell office:value-type="float" office:value="2.197963" calcext:value-type="float">
            <text:p>2.197963</text:p>
          </table:table-cell>
          <table:table-cell office:value-type="float" office:value="0.229735" calcext:value-type="float">
            <text:p>0.229735</text:p>
          </table:table-cell>
          <table:table-cell office:value-type="float" office:value="2.203344" calcext:value-type="float">
            <text:p>2.203344</text:p>
          </table:table-cell>
          <table:table-cell office:value-type="float" office:value="0.225684" calcext:value-type="float">
            <text:p>0.225684</text:p>
          </table:table-cell>
          <table:table-cell office:value-type="float" office:value="2.203138" calcext:value-type="float">
            <text:p>2.203138</text:p>
          </table:table-cell>
          <table:table-cell office:value-type="float" office:value="0.300956" calcext:value-type="float">
            <text:p>0.30095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.321335" calcext:value-type="float">
            <text:p>2.321335</text:p>
          </table:table-cell>
          <table:table-cell office:value-type="float" office:value="0.242966" calcext:value-type="float">
            <text:p>0.242966</text:p>
          </table:table-cell>
          <table:table-cell table:number-columns-repeated="2"/>
          <table:table-cell office:value-type="float" office:value="2.321335" calcext:value-type="float">
            <text:p>2.321335</text:p>
          </table:table-cell>
          <table:table-cell office:value-type="float" office:value="0.233902" calcext:value-type="float">
            <text:p>0.233902</text:p>
          </table:table-cell>
          <table:table-cell office:value-type="float" office:value="2.329188" calcext:value-type="float">
            <text:p>2.329188</text:p>
          </table:table-cell>
          <table:table-cell office:value-type="float" office:value="0.229202" calcext:value-type="float">
            <text:p>0.229202</text:p>
          </table:table-cell>
          <table:table-cell office:value-type="float" office:value="2.336528" calcext:value-type="float">
            <text:p>2.336528</text:p>
          </table:table-cell>
          <table:table-cell office:value-type="float" office:value="0.303777" calcext:value-type="float">
            <text:p>0.30377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482377" calcext:value-type="float">
            <text:p>2.482377</text:p>
          </table:table-cell>
          <table:table-cell office:value-type="float" office:value="0.24395" calcext:value-type="float">
            <text:p>0.24395</text:p>
          </table:table-cell>
          <table:table-cell table:number-columns-repeated="2"/>
          <table:table-cell office:value-type="float" office:value="2.482377" calcext:value-type="float">
            <text:p>2.482377</text:p>
          </table:table-cell>
          <table:table-cell office:value-type="float" office:value="0.238131" calcext:value-type="float">
            <text:p>0.238131</text:p>
          </table:table-cell>
          <table:table-cell office:value-type="float" office:value="2.478045" calcext:value-type="float">
            <text:p>2.478045</text:p>
          </table:table-cell>
          <table:table-cell office:value-type="float" office:value="0.226534" calcext:value-type="float">
            <text:p>0.226534</text:p>
          </table:table-cell>
          <table:table-cell office:value-type="float" office:value="2.474219" calcext:value-type="float">
            <text:p>2.474219</text:p>
          </table:table-cell>
          <table:table-cell office:value-type="float" office:value="0.306437" calcext:value-type="float">
            <text:p>0.3064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615209" calcext:value-type="float">
            <text:p>2.615209</text:p>
          </table:table-cell>
          <table:table-cell office:value-type="float" office:value="0.240401" calcext:value-type="float">
            <text:p>0.240401</text:p>
          </table:table-cell>
          <table:table-cell table:number-columns-repeated="2"/>
          <table:table-cell office:value-type="float" office:value="2.615209" calcext:value-type="float">
            <text:p>2.615209</text:p>
          </table:table-cell>
          <table:table-cell office:value-type="float" office:value="0.235211" calcext:value-type="float">
            <text:p>0.235211</text:p>
          </table:table-cell>
          <table:table-cell office:value-type="float" office:value="2.619115" calcext:value-type="float">
            <text:p>2.619115</text:p>
          </table:table-cell>
          <table:table-cell office:value-type="float" office:value="0.227818" calcext:value-type="float">
            <text:p>0.227818</text:p>
          </table:table-cell>
          <table:table-cell office:value-type="float" office:value="2.618045" calcext:value-type="float">
            <text:p>2.618045</text:p>
          </table:table-cell>
          <table:table-cell office:value-type="float" office:value="0.305792" calcext:value-type="float">
            <text:p>0.30579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.782993" calcext:value-type="float">
            <text:p>2.782993</text:p>
          </table:table-cell>
          <table:table-cell office:value-type="float" office:value="0.242052" calcext:value-type="float">
            <text:p>0.242052</text:p>
          </table:table-cell>
          <table:table-cell table:number-columns-repeated="2"/>
          <table:table-cell office:value-type="float" office:value="2.782993" calcext:value-type="float">
            <text:p>2.782993</text:p>
          </table:table-cell>
          <table:table-cell office:value-type="float" office:value="0.232006" calcext:value-type="float">
            <text:p>0.232006</text:p>
          </table:table-cell>
          <table:table-cell office:value-type="float" office:value="2.790334" calcext:value-type="float">
            <text:p>2.790334</text:p>
          </table:table-cell>
          <table:table-cell office:value-type="float" office:value="0.230959" calcext:value-type="float">
            <text:p>0.230959</text:p>
          </table:table-cell>
          <table:table-cell office:value-type="float" office:value="2.785884" calcext:value-type="float">
            <text:p>2.785884</text:p>
          </table:table-cell>
          <table:table-cell office:value-type="float" office:value="0.304671" calcext:value-type="float">
            <text:p>0.30467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.96523" calcext:value-type="float">
            <text:p>2.96523</text:p>
          </table:table-cell>
          <table:table-cell office:value-type="float" office:value="0.238627" calcext:value-type="float">
            <text:p>0.238627</text:p>
          </table:table-cell>
          <table:table-cell table:number-columns-repeated="2"/>
          <table:table-cell office:value-type="float" office:value="2.96523" calcext:value-type="float">
            <text:p>2.96523</text:p>
          </table:table-cell>
          <table:table-cell office:value-type="float" office:value="0.235001" calcext:value-type="float">
            <text:p>0.235001</text:p>
          </table:table-cell>
          <table:table-cell office:value-type="float" office:value="2.960492" calcext:value-type="float">
            <text:p>2.960492</text:p>
          </table:table-cell>
          <table:table-cell office:value-type="float" office:value="0.227747" calcext:value-type="float">
            <text:p>0.227747</text:p>
          </table:table-cell>
          <table:table-cell office:value-type="float" office:value="2.961617" calcext:value-type="float">
            <text:p>2.961617</text:p>
          </table:table-cell>
          <table:table-cell office:value-type="float" office:value="0.310721" calcext:value-type="float">
            <text:p>0.31072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.155029" calcext:value-type="float">
            <text:p>3.155029</text:p>
          </table:table-cell>
          <table:table-cell office:value-type="float" office:value="0.242932" calcext:value-type="float">
            <text:p>0.242932</text:p>
          </table:table-cell>
          <table:table-cell table:number-columns-repeated="2"/>
          <table:table-cell office:value-type="float" office:value="3.155029" calcext:value-type="float">
            <text:p>3.155029</text:p>
          </table:table-cell>
          <table:table-cell office:value-type="float" office:value="0.232584" calcext:value-type="float">
            <text:p>0.232584</text:p>
          </table:table-cell>
          <table:table-cell office:value-type="float" office:value="3.143903" calcext:value-type="float">
            <text:p>3.143903</text:p>
          </table:table-cell>
          <table:table-cell office:value-type="float" office:value="0.227741" calcext:value-type="float">
            <text:p>0.227741</text:p>
          </table:table-cell>
          <table:table-cell office:value-type="float" office:value="3.148483" calcext:value-type="float">
            <text:p>3.148483</text:p>
          </table:table-cell>
          <table:table-cell office:value-type="float" office:value="0.308702" calcext:value-type="float">
            <text:p>0.30870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.361528" calcext:value-type="float">
            <text:p>3.361528</text:p>
          </table:table-cell>
          <table:table-cell office:value-type="float" office:value="0.24317" calcext:value-type="float">
            <text:p>0.24317</text:p>
          </table:table-cell>
          <table:table-cell table:number-columns-repeated="2"/>
          <table:table-cell office:value-type="float" office:value="3.361528" calcext:value-type="float">
            <text:p>3.361528</text:p>
          </table:table-cell>
          <table:table-cell office:value-type="float" office:value="0.23757" calcext:value-type="float">
            <text:p>0.23757</text:p>
          </table:table-cell>
          <table:table-cell office:value-type="float" office:value="3.352659" calcext:value-type="float">
            <text:p>3.352659</text:p>
          </table:table-cell>
          <table:table-cell office:value-type="float" office:value="0.231045" calcext:value-type="float">
            <text:p>0.231045</text:p>
          </table:table-cell>
          <table:table-cell office:value-type="float" office:value="3.348911" calcext:value-type="float">
            <text:p>3.348911</text:p>
          </table:table-cell>
          <table:table-cell office:value-type="float" office:value="0.30787" calcext:value-type="float">
            <text:p>0.3078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.577545" calcext:value-type="float">
            <text:p>3.577545</text:p>
          </table:table-cell>
          <table:table-cell office:value-type="float" office:value="0.244389" calcext:value-type="float">
            <text:p>0.244389</text:p>
          </table:table-cell>
          <table:table-cell table:number-columns-repeated="2"/>
          <table:table-cell office:value-type="float" office:value="3.577545" calcext:value-type="float">
            <text:p>3.577545</text:p>
          </table:table-cell>
          <table:table-cell office:value-type="float" office:value="0.237154" calcext:value-type="float">
            <text:p>0.237154</text:p>
          </table:table-cell>
          <table:table-cell office:value-type="float" office:value="3.587448" calcext:value-type="float">
            <text:p>3.587448</text:p>
          </table:table-cell>
          <table:table-cell office:value-type="float" office:value="0.23091" calcext:value-type="float">
            <text:p>0.23091</text:p>
          </table:table-cell>
          <table:table-cell office:value-type="float" office:value="3.566079" calcext:value-type="float">
            <text:p>3.566079</text:p>
          </table:table-cell>
          <table:table-cell office:value-type="float" office:value="0.307994" calcext:value-type="float">
            <text:p>0.30799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.823971" calcext:value-type="float">
            <text:p>3.823971</text:p>
          </table:table-cell>
          <table:table-cell office:value-type="float" office:value="0.239649" calcext:value-type="float">
            <text:p>0.239649</text:p>
          </table:table-cell>
          <table:table-cell table:number-columns-repeated="2"/>
          <table:table-cell office:value-type="float" office:value="3.823971" calcext:value-type="float">
            <text:p>3.823971</text:p>
          </table:table-cell>
          <table:table-cell office:value-type="float" office:value="0.242108" calcext:value-type="float">
            <text:p>0.242108</text:p>
          </table:table-cell>
          <table:table-cell office:value-type="float" office:value="3.815867" calcext:value-type="float">
            <text:p>3.815867</text:p>
          </table:table-cell>
          <table:table-cell office:value-type="float" office:value="0.228602" calcext:value-type="float">
            <text:p>0.228602</text:p>
          </table:table-cell>
          <table:table-cell office:value-type="float" office:value="3.832628" calcext:value-type="float">
            <text:p>3.832628</text:p>
          </table:table-cell>
          <table:table-cell office:value-type="float" office:value="0.306082" calcext:value-type="float">
            <text:p>0.30608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4.092278" calcext:value-type="float">
            <text:p>4.092278</text:p>
          </table:table-cell>
          <table:table-cell office:value-type="float" office:value="0.243962" calcext:value-type="float">
            <text:p>0.243962</text:p>
          </table:table-cell>
          <table:table-cell table:number-columns-repeated="2"/>
          <table:table-cell office:value-type="float" office:value="4.092278" calcext:value-type="float">
            <text:p>4.092278</text:p>
          </table:table-cell>
          <table:table-cell office:value-type="float" office:value="0.240681" calcext:value-type="float">
            <text:p>0.240681</text:p>
          </table:table-cell>
          <table:table-cell office:value-type="float" office:value="4.08066" calcext:value-type="float">
            <text:p>4.08066</text:p>
          </table:table-cell>
          <table:table-cell office:value-type="float" office:value="0.234358" calcext:value-type="float">
            <text:p>0.234358</text:p>
          </table:table-cell>
          <table:table-cell office:value-type="float" office:value="4.081289" calcext:value-type="float">
            <text:p>4.081289</text:p>
          </table:table-cell>
          <table:table-cell office:value-type="float" office:value="0.3087" calcext:value-type="float">
            <text:p>0.308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.398735" calcext:value-type="float">
            <text:p>4.398735</text:p>
          </table:table-cell>
          <table:table-cell office:value-type="float" office:value="0.250959" calcext:value-type="float">
            <text:p>0.250959</text:p>
          </table:table-cell>
          <table:table-cell table:number-columns-repeated="2"/>
          <table:table-cell office:value-type="float" office:value="4.398735" calcext:value-type="float">
            <text:p>4.398735</text:p>
          </table:table-cell>
          <table:table-cell office:value-type="float" office:value="0.24391" calcext:value-type="float">
            <text:p>0.24391</text:p>
          </table:table-cell>
          <table:table-cell office:value-type="float" office:value="4.382041" calcext:value-type="float">
            <text:p>4.382041</text:p>
          </table:table-cell>
          <table:table-cell office:value-type="float" office:value="0.234436" calcext:value-type="float">
            <text:p>0.234436</text:p>
          </table:table-cell>
          <table:table-cell office:value-type="float" office:value="4.37699" calcext:value-type="float">
            <text:p>4.37699</text:p>
          </table:table-cell>
          <table:table-cell office:value-type="float" office:value="0.309422" calcext:value-type="float">
            <text:p>0.30942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.710488" calcext:value-type="float">
            <text:p>4.710488</text:p>
          </table:table-cell>
          <table:table-cell office:value-type="float" office:value="0.250402" calcext:value-type="float">
            <text:p>0.250402</text:p>
          </table:table-cell>
          <table:table-cell table:number-columns-repeated="2"/>
          <table:table-cell office:value-type="float" office:value="4.710488" calcext:value-type="float">
            <text:p>4.710488</text:p>
          </table:table-cell>
          <table:table-cell office:value-type="float" office:value="0.243986" calcext:value-type="float">
            <text:p>0.243986</text:p>
          </table:table-cell>
          <table:table-cell office:value-type="float" office:value="4.706882" calcext:value-type="float">
            <text:p>4.706882</text:p>
          </table:table-cell>
          <table:table-cell office:value-type="float" office:value="0.237917" calcext:value-type="float">
            <text:p>0.237917</text:p>
          </table:table-cell>
          <table:table-cell office:value-type="float" office:value="4.699086" calcext:value-type="float">
            <text:p>4.699086</text:p>
          </table:table-cell>
          <table:table-cell office:value-type="float" office:value="0.310469" calcext:value-type="float">
            <text:p>0.3104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.044164" calcext:value-type="float">
            <text:p>5.044164</text:p>
          </table:table-cell>
          <table:table-cell office:value-type="float" office:value="0.255039" calcext:value-type="float">
            <text:p>0.255039</text:p>
          </table:table-cell>
          <table:table-cell table:number-columns-repeated="2"/>
          <table:table-cell office:value-type="float" office:value="5.044164" calcext:value-type="float">
            <text:p>5.044164</text:p>
          </table:table-cell>
          <table:table-cell office:value-type="float" office:value="0.241667" calcext:value-type="float">
            <text:p>0.241667</text:p>
          </table:table-cell>
          <table:table-cell office:value-type="float" office:value="5.063738" calcext:value-type="float">
            <text:p>5.063738</text:p>
          </table:table-cell>
          <table:table-cell office:value-type="float" office:value="0.242352" calcext:value-type="float">
            <text:p>0.242352</text:p>
          </table:table-cell>
          <table:table-cell office:value-type="float" office:value="5.05168" calcext:value-type="float">
            <text:p>5.05168</text:p>
          </table:table-cell>
          <table:table-cell office:value-type="float" office:value="0.313187" calcext:value-type="float">
            <text:p>0.31318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5.448551" calcext:value-type="float">
            <text:p>5.448551</text:p>
          </table:table-cell>
          <table:table-cell office:value-type="float" office:value="0.253228" calcext:value-type="float">
            <text:p>0.253228</text:p>
          </table:table-cell>
          <table:table-cell table:number-columns-repeated="2"/>
          <table:table-cell office:value-type="float" office:value="5.448551" calcext:value-type="float">
            <text:p>5.448551</text:p>
          </table:table-cell>
          <table:table-cell office:value-type="float" office:value="0.248698" calcext:value-type="float">
            <text:p>0.248698</text:p>
          </table:table-cell>
          <table:table-cell office:value-type="float" office:value="5.453299" calcext:value-type="float">
            <text:p>5.453299</text:p>
          </table:table-cell>
          <table:table-cell office:value-type="float" office:value="0.238142" calcext:value-type="float">
            <text:p>0.238142</text:p>
          </table:table-cell>
          <table:table-cell office:value-type="float" office:value="5.449862" calcext:value-type="float">
            <text:p>5.449862</text:p>
          </table:table-cell>
          <table:table-cell office:value-type="float" office:value="0.314943" calcext:value-type="float">
            <text:p>0.31494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5.885201" calcext:value-type="float">
            <text:p>5.885201</text:p>
          </table:table-cell>
          <table:table-cell office:value-type="float" office:value="0.252596" calcext:value-type="float">
            <text:p>0.252596</text:p>
          </table:table-cell>
          <table:table-cell table:number-columns-repeated="2"/>
          <table:table-cell office:value-type="float" office:value="5.885201" calcext:value-type="float">
            <text:p>5.885201</text:p>
          </table:table-cell>
          <table:table-cell office:value-type="float" office:value="0.250893" calcext:value-type="float">
            <text:p>0.250893</text:p>
          </table:table-cell>
          <table:table-cell office:value-type="float" office:value="5.887021" calcext:value-type="float">
            <text:p>5.887021</text:p>
          </table:table-cell>
          <table:table-cell office:value-type="float" office:value="0.24485" calcext:value-type="float">
            <text:p>0.24485</text:p>
          </table:table-cell>
          <table:table-cell office:value-type="float" office:value="5.872441" calcext:value-type="float">
            <text:p>5.872441</text:p>
          </table:table-cell>
          <table:table-cell office:value-type="float" office:value="0.317175" calcext:value-type="float">
            <text:p>0.31717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6.335272" calcext:value-type="float">
            <text:p>6.335272</text:p>
          </table:table-cell>
          <table:table-cell office:value-type="float" office:value="0.257133" calcext:value-type="float">
            <text:p>0.257133</text:p>
          </table:table-cell>
          <table:table-cell table:number-columns-repeated="2"/>
          <table:table-cell office:value-type="float" office:value="6.335272" calcext:value-type="float">
            <text:p>6.335272</text:p>
          </table:table-cell>
          <table:table-cell office:value-type="float" office:value="0.256977" calcext:value-type="float">
            <text:p>0.256977</text:p>
          </table:table-cell>
          <table:table-cell office:value-type="float" office:value="6.341987" calcext:value-type="float">
            <text:p>6.341987</text:p>
          </table:table-cell>
          <table:table-cell office:value-type="float" office:value="0.250227" calcext:value-type="float">
            <text:p>0.250227</text:p>
          </table:table-cell>
          <table:table-cell office:value-type="float" office:value="6.344131" calcext:value-type="float">
            <text:p>6.344131</text:p>
          </table:table-cell>
          <table:table-cell office:value-type="float" office:value="0.317437" calcext:value-type="float">
            <text:p>0.31743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.894782" calcext:value-type="float">
            <text:p>6.894782</text:p>
          </table:table-cell>
          <table:table-cell office:value-type="float" office:value="0.264614" calcext:value-type="float">
            <text:p>0.264614</text:p>
          </table:table-cell>
          <table:table-cell table:number-columns-repeated="2"/>
          <table:table-cell office:value-type="float" office:value="6.894782" calcext:value-type="float">
            <text:p>6.894782</text:p>
          </table:table-cell>
          <table:table-cell office:value-type="float" office:value="0.25728" calcext:value-type="float">
            <text:p>0.25728</text:p>
          </table:table-cell>
          <table:table-cell office:value-type="float" office:value="6.911869" calcext:value-type="float">
            <text:p>6.911869</text:p>
          </table:table-cell>
          <table:table-cell office:value-type="float" office:value="0.248489" calcext:value-type="float">
            <text:p>0.248489</text:p>
          </table:table-cell>
          <table:table-cell office:value-type="float" office:value="6.849401" calcext:value-type="float">
            <text:p>6.849401</text:p>
          </table:table-cell>
          <table:table-cell office:value-type="float" office:value="0.324742" calcext:value-type="float">
            <text:p>0.3247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517579" calcext:value-type="float">
            <text:p>7.517579</text:p>
          </table:table-cell>
          <table:table-cell office:value-type="float" office:value="0.271977" calcext:value-type="float">
            <text:p>0.271977</text:p>
          </table:table-cell>
          <table:table-cell table:number-columns-repeated="2"/>
          <table:table-cell office:value-type="float" office:value="7.517579" calcext:value-type="float">
            <text:p>7.517579</text:p>
          </table:table-cell>
          <table:table-cell office:value-type="float" office:value="0.262384" calcext:value-type="float">
            <text:p>0.262384</text:p>
          </table:table-cell>
          <table:table-cell office:value-type="float" office:value="7.525019" calcext:value-type="float">
            <text:p>7.525019</text:p>
          </table:table-cell>
          <table:table-cell office:value-type="float" office:value="0.253711" calcext:value-type="float">
            <text:p>0.253711</text:p>
          </table:table-cell>
          <table:table-cell office:value-type="float" office:value="7.480979" calcext:value-type="float">
            <text:p>7.480979</text:p>
          </table:table-cell>
          <table:table-cell office:value-type="float" office:value="0.32313" calcext:value-type="float">
            <text:p>0.3231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.201675" calcext:value-type="float">
            <text:p>8.201675</text:p>
          </table:table-cell>
          <table:table-cell office:value-type="float" office:value="0.273361" calcext:value-type="float">
            <text:p>0.273361</text:p>
          </table:table-cell>
          <table:table-cell table:number-columns-repeated="2"/>
          <table:table-cell office:value-type="float" office:value="8.201675" calcext:value-type="float">
            <text:p>8.201675</text:p>
          </table:table-cell>
          <table:table-cell office:value-type="float" office:value="0.264082" calcext:value-type="float">
            <text:p>0.264082</text:p>
          </table:table-cell>
          <table:table-cell office:value-type="float" office:value="8.195363" calcext:value-type="float">
            <text:p>8.195363</text:p>
          </table:table-cell>
          <table:table-cell office:value-type="float" office:value="0.259424" calcext:value-type="float">
            <text:p>0.259424</text:p>
          </table:table-cell>
          <table:table-cell office:value-type="float" office:value="8.128222" calcext:value-type="float">
            <text:p>8.128222</text:p>
          </table:table-cell>
          <table:table-cell office:value-type="float" office:value="0.326832" calcext:value-type="float">
            <text:p>0.32683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8.944557" calcext:value-type="float">
            <text:p>8.944557</text:p>
          </table:table-cell>
          <table:table-cell office:value-type="float" office:value="0.277202" calcext:value-type="float">
            <text:p>0.277202</text:p>
          </table:table-cell>
          <table:table-cell table:number-columns-repeated="2"/>
          <table:table-cell office:value-type="float" office:value="8.944557" calcext:value-type="float">
            <text:p>8.944557</text:p>
          </table:table-cell>
          <table:table-cell office:value-type="float" office:value="0.263481" calcext:value-type="float">
            <text:p>0.263481</text:p>
          </table:table-cell>
          <table:table-cell office:value-type="float" office:value="8.969504" calcext:value-type="float">
            <text:p>8.969504</text:p>
          </table:table-cell>
          <table:table-cell office:value-type="float" office:value="0.258646" calcext:value-type="float">
            <text:p>0.258646</text:p>
          </table:table-cell>
          <table:table-cell office:value-type="float" office:value="8.932052" calcext:value-type="float">
            <text:p>8.932052</text:p>
          </table:table-cell>
          <table:table-cell office:value-type="float" office:value="0.332363" calcext:value-type="float">
            <text:p>0.33236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9.803738" calcext:value-type="float">
            <text:p>9.803738</text:p>
          </table:table-cell>
          <table:table-cell office:value-type="float" office:value="0.2839" calcext:value-type="float">
            <text:p>0.2839</text:p>
          </table:table-cell>
          <table:table-cell table:number-columns-repeated="2"/>
          <table:table-cell office:value-type="float" office:value="9.803738" calcext:value-type="float">
            <text:p>9.803738</text:p>
          </table:table-cell>
          <table:table-cell office:value-type="float" office:value="0.271366" calcext:value-type="float">
            <text:p>0.271366</text:p>
          </table:table-cell>
          <table:table-cell office:value-type="float" office:value="9.823036" calcext:value-type="float">
            <text:p>9.823036</text:p>
          </table:table-cell>
          <table:table-cell office:value-type="float" office:value="0.267158" calcext:value-type="float">
            <text:p>0.267158</text:p>
          </table:table-cell>
          <table:table-cell office:value-type="float" office:value="9.776603" calcext:value-type="float">
            <text:p>9.776603</text:p>
          </table:table-cell>
          <table:table-cell office:value-type="float" office:value="0.33577" calcext:value-type="float">
            <text:p>0.33577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0.882478" calcext:value-type="float">
            <text:p>10.882478</text:p>
          </table:table-cell>
          <table:table-cell office:value-type="float" office:value="0.283212" calcext:value-type="float">
            <text:p>0.283212</text:p>
          </table:table-cell>
          <table:table-cell table:number-columns-repeated="2"/>
          <table:table-cell office:value-type="float" office:value="10.882478" calcext:value-type="float">
            <text:p>10.882478</text:p>
          </table:table-cell>
          <table:table-cell office:value-type="float" office:value="0.27773" calcext:value-type="float">
            <text:p>0.27773</text:p>
          </table:table-cell>
          <table:table-cell office:value-type="float" office:value="10.86032" calcext:value-type="float">
            <text:p>10.86032</text:p>
          </table:table-cell>
          <table:table-cell office:value-type="float" office:value="0.268752" calcext:value-type="float">
            <text:p>0.268752</text:p>
          </table:table-cell>
          <table:table-cell office:value-type="float" office:value="10.804824" calcext:value-type="float">
            <text:p>10.804824</text:p>
          </table:table-cell>
          <table:table-cell office:value-type="float" office:value="0.337593" calcext:value-type="float">
            <text:p>0.33759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.964953" calcext:value-type="float">
            <text:p>11.964953</text:p>
          </table:table-cell>
          <table:table-cell office:value-type="float" office:value="0.288121" calcext:value-type="float">
            <text:p>0.288121</text:p>
          </table:table-cell>
          <table:table-cell table:number-columns-repeated="2"/>
          <table:table-cell office:value-type="float" office:value="11.964953" calcext:value-type="float">
            <text:p>11.964953</text:p>
          </table:table-cell>
          <table:table-cell office:value-type="float" office:value="0.28226" calcext:value-type="float">
            <text:p>0.28226</text:p>
          </table:table-cell>
          <table:table-cell office:value-type="float" office:value="12.016798" calcext:value-type="float">
            <text:p>12.016798</text:p>
          </table:table-cell>
          <table:table-cell office:value-type="float" office:value="0.277217" calcext:value-type="float">
            <text:p>0.277217</text:p>
          </table:table-cell>
          <table:table-cell office:value-type="float" office:value="11.96238" calcext:value-type="float">
            <text:p>11.96238</text:p>
          </table:table-cell>
          <table:table-cell office:value-type="float" office:value="0.344619" calcext:value-type="float">
            <text:p>0.34461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3.350021" calcext:value-type="float">
            <text:p>13.350021</text:p>
          </table:table-cell>
          <table:table-cell office:value-type="float" office:value="0.29346" calcext:value-type="float">
            <text:p>0.29346</text:p>
          </table:table-cell>
          <table:table-cell table:number-columns-repeated="2"/>
          <table:table-cell office:value-type="float" office:value="13.350021" calcext:value-type="float">
            <text:p>13.350021</text:p>
          </table:table-cell>
          <table:table-cell office:value-type="float" office:value="0.28831" calcext:value-type="float">
            <text:p>0.28831</text:p>
          </table:table-cell>
          <table:table-cell office:value-type="float" office:value="13.346281" calcext:value-type="float">
            <text:p>13.346281</text:p>
          </table:table-cell>
          <table:table-cell office:value-type="float" office:value="0.281268" calcext:value-type="float">
            <text:p>0.281268</text:p>
          </table:table-cell>
          <table:table-cell office:value-type="float" office:value="13.32071" calcext:value-type="float">
            <text:p>13.32071</text:p>
          </table:table-cell>
          <table:table-cell office:value-type="float" office:value="0.353656" calcext:value-type="float">
            <text:p>0.35365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4.969155" calcext:value-type="float">
            <text:p>14.969155</text:p>
          </table:table-cell>
          <table:table-cell office:value-type="float" office:value="0.305243" calcext:value-type="float">
            <text:p>0.305243</text:p>
          </table:table-cell>
          <table:table-cell table:number-columns-repeated="2"/>
          <table:table-cell office:value-type="float" office:value="14.969155" calcext:value-type="float">
            <text:p>14.969155</text:p>
          </table:table-cell>
          <table:table-cell office:value-type="float" office:value="0.29683" calcext:value-type="float">
            <text:p>0.29683</text:p>
          </table:table-cell>
          <table:table-cell office:value-type="float" office:value="14.944843" calcext:value-type="float">
            <text:p>14.944843</text:p>
          </table:table-cell>
          <table:table-cell office:value-type="float" office:value="0.290582" calcext:value-type="float">
            <text:p>0.290582</text:p>
          </table:table-cell>
          <table:table-cell office:value-type="float" office:value="14.965079" calcext:value-type="float">
            <text:p>14.965079</text:p>
          </table:table-cell>
          <table:table-cell office:value-type="float" office:value="0.360675" calcext:value-type="float">
            <text:p>0.36067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6.802291" calcext:value-type="float">
            <text:p>16.802291</text:p>
          </table:table-cell>
          <table:table-cell office:value-type="float" office:value="0.318421" calcext:value-type="float">
            <text:p>0.318421</text:p>
          </table:table-cell>
          <table:table-cell table:number-columns-repeated="2"/>
          <table:table-cell office:value-type="float" office:value="16.802291" calcext:value-type="float">
            <text:p>16.802291</text:p>
          </table:table-cell>
          <table:table-cell office:value-type="float" office:value="0.303496" calcext:value-type="float">
            <text:p>0.303496</text:p>
          </table:table-cell>
          <table:table-cell office:value-type="float" office:value="16.78606" calcext:value-type="float">
            <text:p>16.78606</text:p>
          </table:table-cell>
          <table:table-cell office:value-type="float" office:value="0.299788" calcext:value-type="float">
            <text:p>0.299788</text:p>
          </table:table-cell>
          <table:table-cell office:value-type="float" office:value="16.801938" calcext:value-type="float">
            <text:p>16.801938</text:p>
          </table:table-cell>
          <table:table-cell office:value-type="float" office:value="0.375874" calcext:value-type="float">
            <text:p>0.37587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.002308" calcext:value-type="float">
            <text:p>19.002308</text:p>
          </table:table-cell>
          <table:table-cell office:value-type="float" office:value="0.337053" calcext:value-type="float">
            <text:p>0.337053</text:p>
          </table:table-cell>
          <table:table-cell table:number-columns-repeated="2"/>
          <table:table-cell office:value-type="float" office:value="19.002308" calcext:value-type="float">
            <text:p>19.002308</text:p>
          </table:table-cell>
          <table:table-cell office:value-type="float" office:value="0.314904" calcext:value-type="float">
            <text:p>0.314904</text:p>
          </table:table-cell>
          <table:table-cell office:value-type="float" office:value="19.068056" calcext:value-type="float">
            <text:p>19.068056</text:p>
          </table:table-cell>
          <table:table-cell office:value-type="float" office:value="0.312197" calcext:value-type="float">
            <text:p>0.312197</text:p>
          </table:table-cell>
          <table:table-cell office:value-type="float" office:value="19.041312" calcext:value-type="float">
            <text:p>19.041312</text:p>
          </table:table-cell>
          <table:table-cell office:value-type="float" office:value="0.383857" calcext:value-type="float">
            <text:p>0.38385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1.796708" calcext:value-type="float">
            <text:p>21.796708</text:p>
          </table:table-cell>
          <table:table-cell office:value-type="float" office:value="0.346655" calcext:value-type="float">
            <text:p>0.346655</text:p>
          </table:table-cell>
          <table:table-cell table:number-columns-repeated="2"/>
          <table:table-cell office:value-type="float" office:value="21.796708" calcext:value-type="float">
            <text:p>21.796708</text:p>
          </table:table-cell>
          <table:table-cell office:value-type="float" office:value="0.329952" calcext:value-type="float">
            <text:p>0.329952</text:p>
          </table:table-cell>
          <table:table-cell office:value-type="float" office:value="21.735422" calcext:value-type="float">
            <text:p>21.735422</text:p>
          </table:table-cell>
          <table:table-cell office:value-type="float" office:value="0.327496" calcext:value-type="float">
            <text:p>0.327496</text:p>
          </table:table-cell>
          <table:table-cell office:value-type="float" office:value="21.671717" calcext:value-type="float">
            <text:p>21.671717</text:p>
          </table:table-cell>
          <table:table-cell office:value-type="float" office:value="0.397118" calcext:value-type="float">
            <text:p>0.39711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5.030763" calcext:value-type="float">
            <text:p>25.030763</text:p>
          </table:table-cell>
          <table:table-cell office:value-type="float" office:value="0.362438" calcext:value-type="float">
            <text:p>0.362438</text:p>
          </table:table-cell>
          <table:table-cell table:number-columns-repeated="2"/>
          <table:table-cell office:value-type="float" office:value="25.030763" calcext:value-type="float">
            <text:p>25.030763</text:p>
          </table:table-cell>
          <table:table-cell office:value-type="float" office:value="0.348371" calcext:value-type="float">
            <text:p>0.348371</text:p>
          </table:table-cell>
          <table:table-cell office:value-type="float" office:value="25.003412" calcext:value-type="float">
            <text:p>25.003412</text:p>
          </table:table-cell>
          <table:table-cell office:value-type="float" office:value="0.350689" calcext:value-type="float">
            <text:p>0.350689</text:p>
          </table:table-cell>
          <table:table-cell office:value-type="float" office:value="24.963412" calcext:value-type="float">
            <text:p>24.963412</text:p>
          </table:table-cell>
          <table:table-cell office:value-type="float" office:value="0.414312" calcext:value-type="float">
            <text:p>0.41431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9.270115" calcext:value-type="float">
            <text:p>29.270115</text:p>
          </table:table-cell>
          <table:table-cell office:value-type="float" office:value="0.378842" calcext:value-type="float">
            <text:p>0.378842</text:p>
          </table:table-cell>
          <table:table-cell table:number-columns-repeated="2"/>
          <table:table-cell office:value-type="float" office:value="29.270115" calcext:value-type="float">
            <text:p>29.270115</text:p>
          </table:table-cell>
          <table:table-cell office:value-type="float" office:value="0.37125" calcext:value-type="float">
            <text:p>0.37125</text:p>
          </table:table-cell>
          <table:table-cell office:value-type="float" office:value="29.019804" calcext:value-type="float">
            <text:p>29.019804</text:p>
          </table:table-cell>
          <table:table-cell office:value-type="float" office:value="0.36738" calcext:value-type="float">
            <text:p>0.36738</text:p>
          </table:table-cell>
          <table:table-cell office:value-type="float" office:value="29.065183" calcext:value-type="float">
            <text:p>29.065183</text:p>
          </table:table-cell>
          <table:table-cell office:value-type="float" office:value="0.435844" calcext:value-type="float">
            <text:p>0.43584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4.305524" calcext:value-type="float">
            <text:p>34.305524</text:p>
          </table:table-cell>
          <table:table-cell office:value-type="float" office:value="0.40642" calcext:value-type="float">
            <text:p>0.40642</text:p>
          </table:table-cell>
          <table:table-cell table:number-columns-repeated="2"/>
          <table:table-cell office:value-type="float" office:value="34.305524" calcext:value-type="float">
            <text:p>34.305524</text:p>
          </table:table-cell>
          <table:table-cell office:value-type="float" office:value="0.397934" calcext:value-type="float">
            <text:p>0.397934</text:p>
          </table:table-cell>
          <table:table-cell office:value-type="float" office:value="34.31543" calcext:value-type="float">
            <text:p>34.31543</text:p>
          </table:table-cell>
          <table:table-cell office:value-type="float" office:value="0.392857" calcext:value-type="float">
            <text:p>0.392857</text:p>
          </table:table-cell>
          <table:table-cell office:value-type="float" office:value="34.246439" calcext:value-type="float">
            <text:p>34.246439</text:p>
          </table:table-cell>
          <table:table-cell office:value-type="float" office:value="0.467862" calcext:value-type="float">
            <text:p>0.467862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1.02441" calcext:value-type="float">
            <text:p>41.02441</text:p>
          </table:table-cell>
          <table:table-cell office:value-type="float" office:value="0.437858" calcext:value-type="float">
            <text:p>0.437858</text:p>
          </table:table-cell>
          <table:table-cell table:number-columns-repeated="2"/>
          <table:table-cell office:value-type="float" office:value="41.02441" calcext:value-type="float">
            <text:p>41.02441</text:p>
          </table:table-cell>
          <table:table-cell office:value-type="float" office:value="0.433719" calcext:value-type="float">
            <text:p>0.433719</text:p>
          </table:table-cell>
          <table:table-cell office:value-type="float" office:value="40.871183" calcext:value-type="float">
            <text:p>40.871183</text:p>
          </table:table-cell>
          <table:table-cell office:value-type="float" office:value="0.425457" calcext:value-type="float">
            <text:p>0.425457</text:p>
          </table:table-cell>
          <table:table-cell office:value-type="float" office:value="40.81646" calcext:value-type="float">
            <text:p>40.81646</text:p>
          </table:table-cell>
          <table:table-cell office:value-type="float" office:value="0.501696" calcext:value-type="float">
            <text:p>0.50169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9.591987" calcext:value-type="float">
            <text:p>49.591987</text:p>
          </table:table-cell>
          <table:table-cell office:value-type="float" office:value="0.487616" calcext:value-type="float">
            <text:p>0.487616</text:p>
          </table:table-cell>
          <table:table-cell table:number-columns-repeated="2"/>
          <table:table-cell office:value-type="float" office:value="49.591987" calcext:value-type="float">
            <text:p>49.591987</text:p>
          </table:table-cell>
          <table:table-cell office:value-type="float" office:value="0.482886" calcext:value-type="float">
            <text:p>0.482886</text:p>
          </table:table-cell>
          <table:table-cell office:value-type="float" office:value="49.863624" calcext:value-type="float">
            <text:p>49.863624</text:p>
          </table:table-cell>
          <table:table-cell office:value-type="float" office:value="0.473858" calcext:value-type="float">
            <text:p>0.473858</text:p>
          </table:table-cell>
          <table:table-cell office:value-type="float" office:value="49.373097" calcext:value-type="float">
            <text:p>49.373097</text:p>
          </table:table-cell>
          <table:table-cell office:value-type="float" office:value="0.543921" calcext:value-type="float">
            <text:p>0.54392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1.402666" calcext:value-type="float">
            <text:p>61.402666</text:p>
          </table:table-cell>
          <table:table-cell office:value-type="float" office:value="0.551566" calcext:value-type="float">
            <text:p>0.551566</text:p>
          </table:table-cell>
          <table:table-cell table:number-columns-repeated="2"/>
          <table:table-cell office:value-type="float" office:value="61.402666" calcext:value-type="float">
            <text:p>61.402666</text:p>
          </table:table-cell>
          <table:table-cell office:value-type="float" office:value="0.539754" calcext:value-type="float">
            <text:p>0.539754</text:p>
          </table:table-cell>
          <table:table-cell office:value-type="float" office:value="61.617419" calcext:value-type="float">
            <text:p>61.617419</text:p>
          </table:table-cell>
          <table:table-cell office:value-type="float" office:value="0.52818" calcext:value-type="float">
            <text:p>0.52818</text:p>
          </table:table-cell>
          <table:table-cell office:value-type="float" office:value="60.780511" calcext:value-type="float">
            <text:p>60.780511</text:p>
          </table:table-cell>
          <table:table-cell office:value-type="float" office:value="0.601265" calcext:value-type="float">
            <text:p>0.60126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7.744204" calcext:value-type="float">
            <text:p>77.744204</text:p>
          </table:table-cell>
          <table:table-cell office:value-type="float" office:value="0.629255" calcext:value-type="float">
            <text:p>0.629255</text:p>
          </table:table-cell>
          <table:table-cell table:number-columns-repeated="2"/>
          <table:table-cell office:value-type="float" office:value="77.744204" calcext:value-type="float">
            <text:p>77.744204</text:p>
          </table:table-cell>
          <table:table-cell office:value-type="float" office:value="0.618676" calcext:value-type="float">
            <text:p>0.618676</text:p>
          </table:table-cell>
          <table:table-cell office:value-type="float" office:value="78.419527" calcext:value-type="float">
            <text:p>78.419527</text:p>
          </table:table-cell>
          <table:table-cell office:value-type="float" office:value="0.616155" calcext:value-type="float">
            <text:p>0.616155</text:p>
          </table:table-cell>
          <table:table-cell office:value-type="float" office:value="77.611767" calcext:value-type="float">
            <text:p>77.611767</text:p>
          </table:table-cell>
          <table:table-cell office:value-type="float" office:value="0.685343" calcext:value-type="float">
            <text:p>0.68534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02.39881" calcext:value-type="float">
            <text:p>102.39881</text:p>
          </table:table-cell>
          <table:table-cell office:value-type="float" office:value="0.750751" calcext:value-type="float">
            <text:p>0.750751</text:p>
          </table:table-cell>
          <table:table-cell table:number-columns-repeated="2"/>
          <table:table-cell office:value-type="float" office:value="102.39881" calcext:value-type="float">
            <text:p>102.39881</text:p>
          </table:table-cell>
          <table:table-cell office:value-type="float" office:value="0.744515" calcext:value-type="float">
            <text:p>0.744515</text:p>
          </table:table-cell>
          <table:table-cell office:value-type="float" office:value="102.056451" calcext:value-type="float">
            <text:p>102.056451</text:p>
          </table:table-cell>
          <table:table-cell office:value-type="float" office:value="0.728936" calcext:value-type="float">
            <text:p>0.728936</text:p>
          </table:table-cell>
          <table:table-cell office:value-type="float" office:value="101.930748" calcext:value-type="float">
            <text:p>101.930748</text:p>
          </table:table-cell>
          <table:table-cell office:value-type="float" office:value="0.798652" calcext:value-type="float">
            <text:p>0.79865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39.114259" calcext:value-type="float">
            <text:p>139.114259</text:p>
          </table:table-cell>
          <table:table-cell office:value-type="float" office:value="0.933467" calcext:value-type="float">
            <text:p>0.933467</text:p>
          </table:table-cell>
          <table:table-cell table:number-columns-repeated="2"/>
          <table:table-cell office:value-type="float" office:value="139.114259" calcext:value-type="float">
            <text:p>139.114259</text:p>
          </table:table-cell>
          <table:table-cell office:value-type="float" office:value="0.936714" calcext:value-type="float">
            <text:p>0.936714</text:p>
          </table:table-cell>
          <table:table-cell office:value-type="float" office:value="139.700744" calcext:value-type="float">
            <text:p>139.700744</text:p>
          </table:table-cell>
          <table:table-cell office:value-type="float" office:value="0.917217" calcext:value-type="float">
            <text:p>0.917217</text:p>
          </table:table-cell>
          <table:table-cell office:value-type="float" office:value="138.307778" calcext:value-type="float">
            <text:p>138.307778</text:p>
          </table:table-cell>
          <table:table-cell office:value-type="float" office:value="0.988428" calcext:value-type="float">
            <text:p>0.98842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01.57996" calcext:value-type="float">
            <text:p>201.57996</text:p>
          </table:table-cell>
          <table:table-cell office:value-type="float" office:value="1.269889" calcext:value-type="float">
            <text:p>1.269889</text:p>
          </table:table-cell>
          <table:table-cell table:number-columns-repeated="2"/>
          <table:table-cell office:value-type="float" office:value="201.57996" calcext:value-type="float">
            <text:p>201.57996</text:p>
          </table:table-cell>
          <table:table-cell office:value-type="float" office:value="1.242066" calcext:value-type="float">
            <text:p>1.242066</text:p>
          </table:table-cell>
          <table:table-cell office:value-type="float" office:value="202.761549" calcext:value-type="float">
            <text:p>202.761549</text:p>
          </table:table-cell>
          <table:table-cell office:value-type="float" office:value="1.22337" calcext:value-type="float">
            <text:p>1.22337</text:p>
          </table:table-cell>
          <table:table-cell office:value-type="float" office:value="200.377654" calcext:value-type="float">
            <text:p>200.377654</text:p>
          </table:table-cell>
          <table:table-cell office:value-type="float" office:value="1.302178" calcext:value-type="float">
            <text:p>1.30217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18.605019" calcext:value-type="float">
            <text:p>318.605019</text:p>
          </table:table-cell>
          <table:table-cell office:value-type="float" office:value="1.84919" calcext:value-type="float">
            <text:p>1.84919</text:p>
          </table:table-cell>
          <table:table-cell table:number-columns-repeated="2"/>
          <table:table-cell office:value-type="float" office:value="318.605019" calcext:value-type="float">
            <text:p>318.605019</text:p>
          </table:table-cell>
          <table:table-cell office:value-type="float" office:value="1.811908" calcext:value-type="float">
            <text:p>1.811908</text:p>
          </table:table-cell>
          <table:table-cell office:value-type="float" office:value="315.338005" calcext:value-type="float">
            <text:p>315.338005</text:p>
          </table:table-cell>
          <table:table-cell office:value-type="float" office:value="1.782119" calcext:value-type="float">
            <text:p>1.782119</text:p>
          </table:table-cell>
          <table:table-cell office:value-type="float" office:value="317.120292" calcext:value-type="float">
            <text:p>317.120292</text:p>
          </table:table-cell>
          <table:table-cell office:value-type="float" office:value="1.888984" calcext:value-type="float">
            <text:p>1.88898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570.721539" calcext:value-type="float">
            <text:p>570.721539</text:p>
          </table:table-cell>
          <table:table-cell office:value-type="float" office:value="3.09963" calcext:value-type="float">
            <text:p>3.09963</text:p>
          </table:table-cell>
          <table:table-cell table:number-columns-repeated="2"/>
          <table:table-cell office:value-type="float" office:value="570.721539" calcext:value-type="float">
            <text:p>570.721539</text:p>
          </table:table-cell>
          <table:table-cell office:value-type="float" office:value="3.081659" calcext:value-type="float">
            <text:p>3.081659</text:p>
          </table:table-cell>
          <table:table-cell office:value-type="float" office:value="561.52009" calcext:value-type="float">
            <text:p>561.52009</text:p>
          </table:table-cell>
          <table:table-cell office:value-type="float" office:value="2.998846" calcext:value-type="float">
            <text:p>2.998846</text:p>
          </table:table-cell>
          <table:table-cell office:value-type="float" office:value="565.120923" calcext:value-type="float">
            <text:p>565.120923</text:p>
          </table:table-cell>
          <table:table-cell office:value-type="float" office:value="3.10921" calcext:value-type="float">
            <text:p>3.1092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322.517122" calcext:value-type="float">
            <text:p>1322.517122</text:p>
          </table:table-cell>
          <table:table-cell office:value-type="float" office:value="6.853887" calcext:value-type="float">
            <text:p>6.853887</text:p>
          </table:table-cell>
          <table:table-cell table:number-columns-repeated="2"/>
          <table:table-cell office:value-type="float" office:value="1322.517122" calcext:value-type="float">
            <text:p>1322.517122</text:p>
          </table:table-cell>
          <table:table-cell office:value-type="float" office:value="6.749266" calcext:value-type="float">
            <text:p>6.749266</text:p>
          </table:table-cell>
          <table:table-cell office:value-type="float" office:value="1288.155321" calcext:value-type="float">
            <text:p>1288.155321</text:p>
          </table:table-cell>
          <table:table-cell office:value-type="float" office:value="6.512148" calcext:value-type="float">
            <text:p>6.512148</text:p>
          </table:table-cell>
          <table:table-cell office:value-type="float" office:value="1299.841062" calcext:value-type="float">
            <text:p>1299.841062</text:p>
          </table:table-cell>
          <table:table-cell office:value-type="float" office:value="6.706555" calcext:value-type="float">
            <text:p>6.70655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315.480965" calcext:value-type="float">
            <text:p>3315.480965</text:p>
          </table:table-cell>
          <table:table-cell office:value-type="float" office:value="16.791949" calcext:value-type="float">
            <text:p>16.791949</text:p>
          </table:table-cell>
          <table:table-cell table:number-columns-repeated="2"/>
          <table:table-cell office:value-type="float" office:value="3315.000927" calcext:value-type="float">
            <text:p>3315.000927</text:p>
          </table:table-cell>
          <table:table-cell office:value-type="float" office:value="16.474381" calcext:value-type="float">
            <text:p>16.474381</text:p>
          </table:table-cell>
          <table:table-cell office:value-type="float" office:value="3262.144505" calcext:value-type="float">
            <text:p>3262.144505</text:p>
          </table:table-cell>
          <table:table-cell office:value-type="float" office:value="16.027084" calcext:value-type="float">
            <text:p>16.027084</text:p>
          </table:table-cell>
          <table:table-cell office:value-type="float" office:value="3186.836876" calcext:value-type="float">
            <text:p>3186.836876</text:p>
          </table:table-cell>
          <table:table-cell office:value-type="float" office:value="16.039954" calcext:value-type="float">
            <text:p>16.039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31T16:19:22.814406460</dc:date>
    <meta:editing-duration>PT18M45S</meta:editing-duration>
    <meta:editing-cycles>3</meta:editing-cycles>
    <meta:generator>LibreOffice/5.1.6.2$Linux_X86_64 LibreOffice_project/10m0$Build-2</meta:generator>
    <meta:document-statistic meta:table-count="1" meta:cell-count="9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66cm" svg:height="17.745cm" xlink:href=".." xlink:type="simple" chart:class="chart:line" chart:style-name="ch1">
        <chart:title svg:x="13.005cm" svg:y="0.49cm" chart:style-name="ch2">
          <text:p># steps in Random case</text:p>
        </chart:title>
        <chart:legend chart:legend-position="end" svg:x="25.865cm" svg:y="7.577cm" style:legend-expansion="high" chart:style-name="ch3"/>
        <chart:plot-area chart:style-name="ch4" table:cell-range-address="0x.A1:0x.B101 0x.D1:0x.D101 0x.F1:0x.F101 0x.H1:0x.H101 0x.J1:0x.J101" chart:data-source-has-labels="both" svg:x="1.63cm" svg:y="1.623cm" svg:width="23.616cm" svg:height="14.787cm">
          <chartooo:coordinate-region svg:x="2.622cm" svg:y="1.776cm" svg:width="22.484cm" svg:height="13.589cm"/>
          <chart:axis chart:dimension="x" chart:name="primary-x" chart:style-name="ch5" chartooo:axis-type="auto">
            <chartooo:date-scale/>
            <chart:title svg:x="12.627cm" svg:y="16.764cm" chart:style-name="ch6">
              <text:p>load factor</text:p>
            </chart:title>
            <chart:categories table:cell-range-address="0x.A2:0x.A101"/>
          </chart:axis>
          <chart:axis chart:dimension="y" chart:name="primary-y" chart:style-name="ch5">
            <chart:title svg:x="0.451cm" svg:y="9.589cm" chart:style-name="ch7">
              <text:p># steps</text:p>
            </chart:title>
            <chart:grid chart:style-name="ch8" chart:class="major"/>
          </chart:axis>
          <chart:series chart:style-name="ch9" chart:values-cell-range-address="0x.B2:0x.B101" chart:label-cell-address="0x.B1:0x.B1" chart:class="chart:line">
            <chart:data-point chart:repeated="100"/>
          </chart:series>
          <chart:series chart:style-name="ch10" chart:values-cell-range-address="0x.D2:0x.D101" chart:label-cell-address="0x.D1:0x.D1" chart:class="chart:line">
            <chart:data-point chart:repeated="100"/>
          </chart:series>
          <chart:series chart:style-name="ch11" chart:values-cell-range-address="0x.F2:0x.F101" chart:label-cell-address="0x.F1:0x.F1" chart:class="chart:line">
            <chart:data-point chart:repeated="100"/>
          </chart:series>
          <chart:series chart:style-name="ch12" chart:values-cell-range-address="0x.H2:0x.H101" chart:label-cell-address="0x.H1:0x.H1" chart:class="chart:line">
            <chart:data-point chart:repeated="100"/>
          </chart:series>
          <chart:series chart:style-name="ch13" chart:values-cell-range-address="0x.J2:0x.J101" chart:label-cell-address="0x.J1:0x.J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ckoo multiply-shift</text:p>
                <draw:g>
                  <svg:desc>0x.B1:0x.B1</svg:desc>
                </draw:g>
              </table:table-cell>
              <table:table-cell office:value-type="string">
                <text:p>Cuckoo tabulation</text:p>
                <draw:g>
                  <svg:desc>0x.D1:0x.D1</svg:desc>
                </draw:g>
              </table:table-cell>
              <table:table-cell office:value-type="string">
                <text:p>Linear probing multi-shift</text:p>
                <draw:g>
                  <svg:desc>0x.F1:0x.F1</svg:desc>
                </draw:g>
              </table:table-cell>
              <table:table-cell office:value-type="string">
                <text:p>Linear probing naive</text:p>
                <draw:g>
                  <svg:desc>0x.H1:0x.H1</svg:desc>
                </draw:g>
              </table:table-cell>
              <table:table-cell office:value-type="string">
                <text:p>Linear probing tabulation</text:p>
                <draw:g>
                  <svg:desc>0x.J1:0x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0x.A2:0x.A101</svg:desc>
                </draw:g>
              </table:table-cell>
              <table:table-cell office:value-type="float" office:value="0.002625">
                <text:p>0.002625</text:p>
                <draw:g>
                  <svg:desc>0x.B2:0x.B101</svg:desc>
                </draw:g>
              </table:table-cell>
              <table:table-cell office:value-type="float" office:value="20.006002">
                <text:p>20.006002</text:p>
                <draw:g>
                  <svg:desc>0x.D2:0x.D101</svg:desc>
                </draw:g>
              </table:table-cell>
              <table:table-cell office:value-type="float" office:value="1.017528">
                <text:p>1.017528</text:p>
                <draw:g>
                  <svg:desc>0x.F2:0x.F101</svg:desc>
                </draw:g>
              </table:table-cell>
              <table:table-cell office:value-type="float" office:value="0.900446">
                <text:p>0.900446</text:p>
                <draw:g>
                  <svg:desc>0x.H2:0x.H101</svg:desc>
                </draw:g>
              </table:table-cell>
              <table:table-cell office:value-type="float" office:value="0.664424">
                <text:p>0.664424</text:p>
                <draw:g>
                  <svg:desc>0x.J2:0x.J10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10071">
                <text:p>0.010071</text:p>
              </table:table-cell>
              <table:table-cell office:value-type="float" office:value="406.475218">
                <text:p>406.475218</text:p>
              </table:table-cell>
              <table:table-cell office:value-type="float" office:value="0.010071">
                <text:p>0.010071</text:p>
              </table:table-cell>
              <table:table-cell office:value-type="float" office:value="0.009945">
                <text:p>0.009945</text:p>
              </table:table-cell>
              <table:table-cell office:value-type="float" office:value="0.010084">
                <text:p>0.010084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20792">
                <text:p>0.020792</text:p>
              </table:table-cell>
              <table:table-cell office:value-type="float" office:value="NaN">
                <text:p>NaN</text:p>
              </table:table-cell>
              <table:table-cell office:value-type="float" office:value="0.020792">
                <text:p>0.020792</text:p>
              </table:table-cell>
              <table:table-cell office:value-type="float" office:value="0.020387">
                <text:p>0.020387</text:p>
              </table:table-cell>
              <table:table-cell office:value-type="float" office:value="0.020719">
                <text:p>0.02071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31337">
                <text:p>0.031337</text:p>
              </table:table-cell>
              <table:table-cell office:value-type="float" office:value="NaN">
                <text:p>NaN</text:p>
              </table:table-cell>
              <table:table-cell office:value-type="float" office:value="0.031337">
                <text:p>0.031337</text:p>
              </table:table-cell>
              <table:table-cell office:value-type="float" office:value="0.031287">
                <text:p>0.031287</text:p>
              </table:table-cell>
              <table:table-cell office:value-type="float" office:value="0.032075">
                <text:p>0.032075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42753">
                <text:p>0.042753</text:p>
              </table:table-cell>
              <table:table-cell office:value-type="float" office:value="NaN">
                <text:p>NaN</text:p>
              </table:table-cell>
              <table:table-cell office:value-type="float" office:value="0.042753">
                <text:p>0.042753</text:p>
              </table:table-cell>
              <table:table-cell office:value-type="float" office:value="0.042537">
                <text:p>0.042537</text:p>
              </table:table-cell>
              <table:table-cell office:value-type="float" office:value="0.042829">
                <text:p>0.042829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3837">
                <text:p>0.053837</text:p>
              </table:table-cell>
              <table:table-cell office:value-type="float" office:value="NaN">
                <text:p>NaN</text:p>
              </table:table-cell>
              <table:table-cell office:value-type="float" office:value="0.053837">
                <text:p>0.053837</text:p>
              </table:table-cell>
              <table:table-cell office:value-type="float" office:value="0.054404">
                <text:p>0.054404</text:p>
              </table:table-cell>
              <table:table-cell office:value-type="float" office:value="0.054675">
                <text:p>0.0546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6604">
                <text:p>0.06604</text:p>
              </table:table-cell>
              <table:table-cell office:value-type="float" office:value="NaN">
                <text:p>NaN</text:p>
              </table:table-cell>
              <table:table-cell office:value-type="float" office:value="0.06604">
                <text:p>0.06604</text:p>
              </table:table-cell>
              <table:table-cell office:value-type="float" office:value="0.065506">
                <text:p>0.065506</text:p>
              </table:table-cell>
              <table:table-cell office:value-type="float" office:value="0.06633">
                <text:p>0.06633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78344">
                <text:p>0.078344</text:p>
              </table:table-cell>
              <table:table-cell office:value-type="float" office:value="NaN">
                <text:p>NaN</text:p>
              </table:table-cell>
              <table:table-cell office:value-type="float" office:value="0.078344">
                <text:p>0.078344</text:p>
              </table:table-cell>
              <table:table-cell office:value-type="float" office:value="0.077974">
                <text:p>0.077974</text:p>
              </table:table-cell>
              <table:table-cell office:value-type="float" office:value="0.077809">
                <text:p>0.077809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90728">
                <text:p>0.090728</text:p>
              </table:table-cell>
              <table:table-cell office:value-type="float" office:value="NaN">
                <text:p>NaN</text:p>
              </table:table-cell>
              <table:table-cell office:value-type="float" office:value="0.090728">
                <text:p>0.090728</text:p>
              </table:table-cell>
              <table:table-cell office:value-type="float" office:value="0.091067">
                <text:p>0.091067</text:p>
              </table:table-cell>
              <table:table-cell office:value-type="float" office:value="0.090848">
                <text:p>0.090848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104587">
                <text:p>0.104587</text:p>
              </table:table-cell>
              <table:table-cell office:value-type="float" office:value="NaN">
                <text:p>NaN</text:p>
              </table:table-cell>
              <table:table-cell office:value-type="float" office:value="0.104587">
                <text:p>0.104587</text:p>
              </table:table-cell>
              <table:table-cell office:value-type="float" office:value="0.104499">
                <text:p>0.104499</text:p>
              </table:table-cell>
              <table:table-cell office:value-type="float" office:value="0.103813">
                <text:p>0.10381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17339">
                <text:p>0.117339</text:p>
              </table:table-cell>
              <table:table-cell office:value-type="float" office:value="NaN">
                <text:p>NaN</text:p>
              </table:table-cell>
              <table:table-cell office:value-type="float" office:value="0.117339">
                <text:p>0.117339</text:p>
              </table:table-cell>
              <table:table-cell office:value-type="float" office:value="0.11667">
                <text:p>0.11667</text:p>
              </table:table-cell>
              <table:table-cell office:value-type="float" office:value="0.117107">
                <text:p>0.117107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132478">
                <text:p>0.132478</text:p>
              </table:table-cell>
              <table:table-cell office:value-type="float" office:value="NaN">
                <text:p>NaN</text:p>
              </table:table-cell>
              <table:table-cell office:value-type="float" office:value="0.132478">
                <text:p>0.132478</text:p>
              </table:table-cell>
              <table:table-cell office:value-type="float" office:value="0.131198">
                <text:p>0.131198</text:p>
              </table:table-cell>
              <table:table-cell office:value-type="float" office:value="0.131608">
                <text:p>0.131608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145991">
                <text:p>0.145991</text:p>
              </table:table-cell>
              <table:table-cell office:value-type="float" office:value="NaN">
                <text:p>NaN</text:p>
              </table:table-cell>
              <table:table-cell office:value-type="float" office:value="0.145991">
                <text:p>0.145991</text:p>
              </table:table-cell>
              <table:table-cell office:value-type="float" office:value="0.14625">
                <text:p>0.14625</text:p>
              </table:table-cell>
              <table:table-cell office:value-type="float" office:value="0.145562">
                <text:p>0.145562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161377">
                <text:p>0.161377</text:p>
              </table:table-cell>
              <table:table-cell office:value-type="float" office:value="NaN">
                <text:p>NaN</text:p>
              </table:table-cell>
              <table:table-cell office:value-type="float" office:value="0.161377">
                <text:p>0.161377</text:p>
              </table:table-cell>
              <table:table-cell office:value-type="float" office:value="0.160231">
                <text:p>0.160231</text:p>
              </table:table-cell>
              <table:table-cell office:value-type="float" office:value="0.160794">
                <text:p>0.160794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175258">
                <text:p>0.175258</text:p>
              </table:table-cell>
              <table:table-cell office:value-type="float" office:value="NaN">
                <text:p>NaN</text:p>
              </table:table-cell>
              <table:table-cell office:value-type="float" office:value="0.175258">
                <text:p>0.175258</text:p>
              </table:table-cell>
              <table:table-cell office:value-type="float" office:value="0.176077">
                <text:p>0.176077</text:p>
              </table:table-cell>
              <table:table-cell office:value-type="float" office:value="0.1772">
                <text:p>0.177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92396">
                <text:p>0.192396</text:p>
              </table:table-cell>
              <table:table-cell office:value-type="float" office:value="NaN">
                <text:p>NaN</text:p>
              </table:table-cell>
              <table:table-cell office:value-type="float" office:value="0.192396">
                <text:p>0.192396</text:p>
              </table:table-cell>
              <table:table-cell office:value-type="float" office:value="0.193006">
                <text:p>0.193006</text:p>
              </table:table-cell>
              <table:table-cell office:value-type="float" office:value="0.193282">
                <text:p>0.19328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209725">
                <text:p>0.209725</text:p>
              </table:table-cell>
              <table:table-cell office:value-type="float" office:value="NaN">
                <text:p>NaN</text:p>
              </table:table-cell>
              <table:table-cell office:value-type="float" office:value="0.209725">
                <text:p>0.209725</text:p>
              </table:table-cell>
              <table:table-cell office:value-type="float" office:value="0.209626">
                <text:p>0.209626</text:p>
              </table:table-cell>
              <table:table-cell office:value-type="float" office:value="0.208785">
                <text:p>0.20878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22677">
                <text:p>0.22677</text:p>
              </table:table-cell>
              <table:table-cell office:value-type="float" office:value="NaN">
                <text:p>NaN</text:p>
              </table:table-cell>
              <table:table-cell office:value-type="float" office:value="0.22677">
                <text:p>0.22677</text:p>
              </table:table-cell>
              <table:table-cell office:value-type="float" office:value="0.22574">
                <text:p>0.22574</text:p>
              </table:table-cell>
              <table:table-cell office:value-type="float" office:value="0.226436">
                <text:p>0.226436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242537">
                <text:p>0.242537</text:p>
              </table:table-cell>
              <table:table-cell office:value-type="float" office:value="NaN">
                <text:p>NaN</text:p>
              </table:table-cell>
              <table:table-cell office:value-type="float" office:value="0.242537">
                <text:p>0.242537</text:p>
              </table:table-cell>
              <table:table-cell office:value-type="float" office:value="0.243885">
                <text:p>0.243885</text:p>
              </table:table-cell>
              <table:table-cell office:value-type="float" office:value="0.243452">
                <text:p>0.243452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262624">
                <text:p>0.262624</text:p>
              </table:table-cell>
              <table:table-cell office:value-type="float" office:value="NaN">
                <text:p>NaN</text:p>
              </table:table-cell>
              <table:table-cell office:value-type="float" office:value="0.262624">
                <text:p>0.262624</text:p>
              </table:table-cell>
              <table:table-cell office:value-type="float" office:value="0.262767">
                <text:p>0.262767</text:p>
              </table:table-cell>
              <table:table-cell office:value-type="float" office:value="0.261804">
                <text:p>0.26180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80788">
                <text:p>0.280788</text:p>
              </table:table-cell>
              <table:table-cell office:value-type="float" office:value="NaN">
                <text:p>NaN</text:p>
              </table:table-cell>
              <table:table-cell office:value-type="float" office:value="0.280788">
                <text:p>0.280788</text:p>
              </table:table-cell>
              <table:table-cell office:value-type="float" office:value="0.280786">
                <text:p>0.280786</text:p>
              </table:table-cell>
              <table:table-cell office:value-type="float" office:value="0.280563">
                <text:p>0.28056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301415">
                <text:p>0.301415</text:p>
              </table:table-cell>
              <table:table-cell office:value-type="float" office:value="NaN">
                <text:p>NaN</text:p>
              </table:table-cell>
              <table:table-cell office:value-type="float" office:value="0.301415">
                <text:p>0.301415</text:p>
              </table:table-cell>
              <table:table-cell office:value-type="float" office:value="0.302854">
                <text:p>0.302854</text:p>
              </table:table-cell>
              <table:table-cell office:value-type="float" office:value="0.303712">
                <text:p>0.303712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322052">
                <text:p>0.322052</text:p>
              </table:table-cell>
              <table:table-cell office:value-type="float" office:value="NaN">
                <text:p>NaN</text:p>
              </table:table-cell>
              <table:table-cell office:value-type="float" office:value="0.322052">
                <text:p>0.322052</text:p>
              </table:table-cell>
              <table:table-cell office:value-type="float" office:value="0.319613">
                <text:p>0.319613</text:p>
              </table:table-cell>
              <table:table-cell office:value-type="float" office:value="0.323429">
                <text:p>0.32342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343612">
                <text:p>0.343612</text:p>
              </table:table-cell>
              <table:table-cell office:value-type="float" office:value="NaN">
                <text:p>NaN</text:p>
              </table:table-cell>
              <table:table-cell office:value-type="float" office:value="0.343612">
                <text:p>0.343612</text:p>
              </table:table-cell>
              <table:table-cell office:value-type="float" office:value="0.342968">
                <text:p>0.342968</text:p>
              </table:table-cell>
              <table:table-cell office:value-type="float" office:value="0.341644">
                <text:p>0.341644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36576">
                <text:p>0.36576</text:p>
              </table:table-cell>
              <table:table-cell office:value-type="float" office:value="NaN">
                <text:p>NaN</text:p>
              </table:table-cell>
              <table:table-cell office:value-type="float" office:value="0.36576">
                <text:p>0.36576</text:p>
              </table:table-cell>
              <table:table-cell office:value-type="float" office:value="0.366964">
                <text:p>0.366964</text:p>
              </table:table-cell>
              <table:table-cell office:value-type="float" office:value="0.365323">
                <text:p>0.36532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387336">
                <text:p>0.387336</text:p>
              </table:table-cell>
              <table:table-cell office:value-type="float" office:value="NaN">
                <text:p>NaN</text:p>
              </table:table-cell>
              <table:table-cell office:value-type="float" office:value="0.387336">
                <text:p>0.387336</text:p>
              </table:table-cell>
              <table:table-cell office:value-type="float" office:value="0.3903">
                <text:p>0.3903</text:p>
              </table:table-cell>
              <table:table-cell office:value-type="float" office:value="0.389223">
                <text:p>0.389223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415566">
                <text:p>0.415566</text:p>
              </table:table-cell>
              <table:table-cell office:value-type="float" office:value="NaN">
                <text:p>NaN</text:p>
              </table:table-cell>
              <table:table-cell office:value-type="float" office:value="0.415566">
                <text:p>0.415566</text:p>
              </table:table-cell>
              <table:table-cell office:value-type="float" office:value="0.412634">
                <text:p>0.412634</text:p>
              </table:table-cell>
              <table:table-cell office:value-type="float" office:value="0.41172">
                <text:p>0.41172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439348">
                <text:p>0.439348</text:p>
              </table:table-cell>
              <table:table-cell office:value-type="float" office:value="NaN">
                <text:p>NaN</text:p>
              </table:table-cell>
              <table:table-cell office:value-type="float" office:value="0.439348">
                <text:p>0.439348</text:p>
              </table:table-cell>
              <table:table-cell office:value-type="float" office:value="0.438472">
                <text:p>0.438472</text:p>
              </table:table-cell>
              <table:table-cell office:value-type="float" office:value="0.437042">
                <text:p>0.437042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464896">
                <text:p>0.464896</text:p>
              </table:table-cell>
              <table:table-cell office:value-type="float" office:value="NaN">
                <text:p>NaN</text:p>
              </table:table-cell>
              <table:table-cell office:value-type="float" office:value="0.464896">
                <text:p>0.464896</text:p>
              </table:table-cell>
              <table:table-cell office:value-type="float" office:value="0.46481">
                <text:p>0.46481</text:p>
              </table:table-cell>
              <table:table-cell office:value-type="float" office:value="0.466571">
                <text:p>0.466571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492862">
                <text:p>0.492862</text:p>
              </table:table-cell>
              <table:table-cell office:value-type="float" office:value="NaN">
                <text:p>NaN</text:p>
              </table:table-cell>
              <table:table-cell office:value-type="float" office:value="0.492862">
                <text:p>0.492862</text:p>
              </table:table-cell>
              <table:table-cell office:value-type="float" office:value="0.490812">
                <text:p>0.490812</text:p>
              </table:table-cell>
              <table:table-cell office:value-type="float" office:value="0.491535">
                <text:p>0.49153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521837">
                <text:p>0.521837</text:p>
              </table:table-cell>
              <table:table-cell office:value-type="float" office:value="NaN">
                <text:p>NaN</text:p>
              </table:table-cell>
              <table:table-cell office:value-type="float" office:value="0.521837">
                <text:p>0.521837</text:p>
              </table:table-cell>
              <table:table-cell office:value-type="float" office:value="0.516744">
                <text:p>0.516744</text:p>
              </table:table-cell>
              <table:table-cell office:value-type="float" office:value="0.520879">
                <text:p>0.520879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550921">
                <text:p>0.550921</text:p>
              </table:table-cell>
              <table:table-cell office:value-type="float" office:value="NaN">
                <text:p>NaN</text:p>
              </table:table-cell>
              <table:table-cell office:value-type="float" office:value="0.550921">
                <text:p>0.550921</text:p>
              </table:table-cell>
              <table:table-cell office:value-type="float" office:value="0.549119">
                <text:p>0.549119</text:p>
              </table:table-cell>
              <table:table-cell office:value-type="float" office:value="0.54835">
                <text:p>0.5483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583063">
                <text:p>0.583063</text:p>
              </table:table-cell>
              <table:table-cell office:value-type="float" office:value="NaN">
                <text:p>NaN</text:p>
              </table:table-cell>
              <table:table-cell office:value-type="float" office:value="0.583063">
                <text:p>0.583063</text:p>
              </table:table-cell>
              <table:table-cell office:value-type="float" office:value="0.578781">
                <text:p>0.578781</text:p>
              </table:table-cell>
              <table:table-cell office:value-type="float" office:value="0.582994">
                <text:p>0.582994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614836">
                <text:p>0.614836</text:p>
              </table:table-cell>
              <table:table-cell office:value-type="float" office:value="NaN">
                <text:p>NaN</text:p>
              </table:table-cell>
              <table:table-cell office:value-type="float" office:value="0.614836">
                <text:p>0.614836</text:p>
              </table:table-cell>
              <table:table-cell office:value-type="float" office:value="0.612544">
                <text:p>0.612544</text:p>
              </table:table-cell>
              <table:table-cell office:value-type="float" office:value="0.612208">
                <text:p>0.612208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649176">
                <text:p>0.649176</text:p>
              </table:table-cell>
              <table:table-cell office:value-type="float" office:value="NaN">
                <text:p>NaN</text:p>
              </table:table-cell>
              <table:table-cell office:value-type="float" office:value="0.649176">
                <text:p>0.649176</text:p>
              </table:table-cell>
              <table:table-cell office:value-type="float" office:value="0.651999">
                <text:p>0.651999</text:p>
              </table:table-cell>
              <table:table-cell office:value-type="float" office:value="0.644778">
                <text:p>0.64477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684389">
                <text:p>0.684389</text:p>
              </table:table-cell>
              <table:table-cell office:value-type="float" office:value="NaN">
                <text:p>NaN</text:p>
              </table:table-cell>
              <table:table-cell office:value-type="float" office:value="0.684389">
                <text:p>0.684389</text:p>
              </table:table-cell>
              <table:table-cell office:value-type="float" office:value="0.683778">
                <text:p>0.683778</text:p>
              </table:table-cell>
              <table:table-cell office:value-type="float" office:value="0.681886">
                <text:p>0.681886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721234">
                <text:p>0.721234</text:p>
              </table:table-cell>
              <table:table-cell office:value-type="float" office:value="NaN">
                <text:p>NaN</text:p>
              </table:table-cell>
              <table:table-cell office:value-type="float" office:value="0.721234">
                <text:p>0.721234</text:p>
              </table:table-cell>
              <table:table-cell office:value-type="float" office:value="0.720504">
                <text:p>0.720504</text:p>
              </table:table-cell>
              <table:table-cell office:value-type="float" office:value="0.720528">
                <text:p>0.720528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760534">
                <text:p>0.760534</text:p>
              </table:table-cell>
              <table:table-cell office:value-type="float" office:value="NaN">
                <text:p>NaN</text:p>
              </table:table-cell>
              <table:table-cell office:value-type="float" office:value="0.760534">
                <text:p>0.760534</text:p>
              </table:table-cell>
              <table:table-cell office:value-type="float" office:value="0.760078">
                <text:p>0.760078</text:p>
              </table:table-cell>
              <table:table-cell office:value-type="float" office:value="0.759199">
                <text:p>0.75919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802788">
                <text:p>0.802788</text:p>
              </table:table-cell>
              <table:table-cell office:value-type="float" office:value="NaN">
                <text:p>NaN</text:p>
              </table:table-cell>
              <table:table-cell office:value-type="float" office:value="0.802788">
                <text:p>0.802788</text:p>
              </table:table-cell>
              <table:table-cell office:value-type="float" office:value="0.800769">
                <text:p>0.800769</text:p>
              </table:table-cell>
              <table:table-cell office:value-type="float" office:value="0.79897">
                <text:p>0.79897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845417">
                <text:p>0.845417</text:p>
              </table:table-cell>
              <table:table-cell office:value-type="float" office:value="NaN">
                <text:p>NaN</text:p>
              </table:table-cell>
              <table:table-cell office:value-type="float" office:value="0.845417">
                <text:p>0.845417</text:p>
              </table:table-cell>
              <table:table-cell office:value-type="float" office:value="0.840277">
                <text:p>0.840277</text:p>
              </table:table-cell>
              <table:table-cell office:value-type="float" office:value="0.83926">
                <text:p>0.8392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890553">
                <text:p>0.890553</text:p>
              </table:table-cell>
              <table:table-cell office:value-type="float" office:value="NaN">
                <text:p>NaN</text:p>
              </table:table-cell>
              <table:table-cell office:value-type="float" office:value="0.890553">
                <text:p>0.890553</text:p>
              </table:table-cell>
              <table:table-cell office:value-type="float" office:value="0.891249">
                <text:p>0.891249</text:p>
              </table:table-cell>
              <table:table-cell office:value-type="float" office:value="0.891095">
                <text:p>0.891095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936389">
                <text:p>0.936389</text:p>
              </table:table-cell>
              <table:table-cell office:value-type="float" office:value="NaN">
                <text:p>NaN</text:p>
              </table:table-cell>
              <table:table-cell office:value-type="float" office:value="0.936389">
                <text:p>0.936389</text:p>
              </table:table-cell>
              <table:table-cell office:value-type="float" office:value="0.936121">
                <text:p>0.936121</text:p>
              </table:table-cell>
              <table:table-cell office:value-type="float" office:value="0.935152">
                <text:p>0.93515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983552">
                <text:p>0.983552</text:p>
              </table:table-cell>
              <table:table-cell office:value-type="float" office:value="NaN">
                <text:p>NaN</text:p>
              </table:table-cell>
              <table:table-cell office:value-type="float" office:value="0.983552">
                <text:p>0.983552</text:p>
              </table:table-cell>
              <table:table-cell office:value-type="float" office:value="0.983756">
                <text:p>0.983756</text:p>
              </table:table-cell>
              <table:table-cell office:value-type="float" office:value="0.988523">
                <text:p>0.988523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.039496">
                <text:p>1.039496</text:p>
              </table:table-cell>
              <table:table-cell office:value-type="float" office:value="NaN">
                <text:p>NaN</text:p>
              </table:table-cell>
              <table:table-cell office:value-type="float" office:value="1.039496">
                <text:p>1.039496</text:p>
              </table:table-cell>
              <table:table-cell office:value-type="float" office:value="1.037818">
                <text:p>1.037818</text:p>
              </table:table-cell>
              <table:table-cell office:value-type="float" office:value="1.039056">
                <text:p>1.03905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.092726">
                <text:p>1.092726</text:p>
              </table:table-cell>
              <table:table-cell office:value-type="float" office:value="NaN">
                <text:p>NaN</text:p>
              </table:table-cell>
              <table:table-cell office:value-type="float" office:value="1.092726">
                <text:p>1.092726</text:p>
              </table:table-cell>
              <table:table-cell office:value-type="float" office:value="1.092659">
                <text:p>1.092659</text:p>
              </table:table-cell>
              <table:table-cell office:value-type="float" office:value="1.091183">
                <text:p>1.09118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.158011">
                <text:p>1.158011</text:p>
              </table:table-cell>
              <table:table-cell office:value-type="float" office:value="NaN">
                <text:p>NaN</text:p>
              </table:table-cell>
              <table:table-cell office:value-type="float" office:value="1.158011">
                <text:p>1.158011</text:p>
              </table:table-cell>
              <table:table-cell office:value-type="float" office:value="1.155792">
                <text:p>1.155792</text:p>
              </table:table-cell>
              <table:table-cell office:value-type="float" office:value="1.146145">
                <text:p>1.14614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.214926">
                <text:p>1.214926</text:p>
              </table:table-cell>
              <table:table-cell office:value-type="float" office:value="NaN">
                <text:p>NaN</text:p>
              </table:table-cell>
              <table:table-cell office:value-type="float" office:value="1.214926">
                <text:p>1.214926</text:p>
              </table:table-cell>
              <table:table-cell office:value-type="float" office:value="1.217053">
                <text:p>1.217053</text:p>
              </table:table-cell>
              <table:table-cell office:value-type="float" office:value="1.214268">
                <text:p>1.21426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.276634">
                <text:p>1.276634</text:p>
              </table:table-cell>
              <table:table-cell office:value-type="float" office:value="NaN">
                <text:p>NaN</text:p>
              </table:table-cell>
              <table:table-cell office:value-type="float" office:value="1.276634">
                <text:p>1.276634</text:p>
              </table:table-cell>
              <table:table-cell office:value-type="float" office:value="1.281343">
                <text:p>1.281343</text:p>
              </table:table-cell>
              <table:table-cell office:value-type="float" office:value="1.281598">
                <text:p>1.281598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.349367">
                <text:p>1.349367</text:p>
              </table:table-cell>
              <table:table-cell office:value-type="float" office:value="NaN">
                <text:p>NaN</text:p>
              </table:table-cell>
              <table:table-cell office:value-type="float" office:value="1.349367">
                <text:p>1.349367</text:p>
              </table:table-cell>
              <table:table-cell office:value-type="float" office:value="1.350269">
                <text:p>1.350269</text:p>
              </table:table-cell>
              <table:table-cell office:value-type="float" office:value="1.349565">
                <text:p>1.349565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.41828">
                <text:p>1.41828</text:p>
              </table:table-cell>
              <table:table-cell office:value-type="float" office:value="NaN">
                <text:p>NaN</text:p>
              </table:table-cell>
              <table:table-cell office:value-type="float" office:value="1.41828">
                <text:p>1.41828</text:p>
              </table:table-cell>
              <table:table-cell office:value-type="float" office:value="1.42736">
                <text:p>1.42736</text:p>
              </table:table-cell>
              <table:table-cell office:value-type="float" office:value="1.42445">
                <text:p>1.4244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.503432">
                <text:p>1.503432</text:p>
              </table:table-cell>
              <table:table-cell office:value-type="float" office:value="NaN">
                <text:p>NaN</text:p>
              </table:table-cell>
              <table:table-cell office:value-type="float" office:value="1.503432">
                <text:p>1.503432</text:p>
              </table:table-cell>
              <table:table-cell office:value-type="float" office:value="1.505948">
                <text:p>1.505948</text:p>
              </table:table-cell>
              <table:table-cell office:value-type="float" office:value="1.502609">
                <text:p>1.502609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.587418">
                <text:p>1.587418</text:p>
              </table:table-cell>
              <table:table-cell office:value-type="float" office:value="NaN">
                <text:p>NaN</text:p>
              </table:table-cell>
              <table:table-cell office:value-type="float" office:value="1.587418">
                <text:p>1.587418</text:p>
              </table:table-cell>
              <table:table-cell office:value-type="float" office:value="1.585211">
                <text:p>1.585211</text:p>
              </table:table-cell>
              <table:table-cell office:value-type="float" office:value="1.583769">
                <text:p>1.58376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.67201">
                <text:p>1.67201</text:p>
              </table:table-cell>
              <table:table-cell office:value-type="float" office:value="NaN">
                <text:p>NaN</text:p>
              </table:table-cell>
              <table:table-cell office:value-type="float" office:value="1.67201">
                <text:p>1.67201</text:p>
              </table:table-cell>
              <table:table-cell office:value-type="float" office:value="1.672947">
                <text:p>1.672947</text:p>
              </table:table-cell>
              <table:table-cell office:value-type="float" office:value="1.665165">
                <text:p>1.665165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.757732">
                <text:p>1.757732</text:p>
              </table:table-cell>
              <table:table-cell office:value-type="float" office:value="NaN">
                <text:p>NaN</text:p>
              </table:table-cell>
              <table:table-cell office:value-type="float" office:value="1.757732">
                <text:p>1.757732</text:p>
              </table:table-cell>
              <table:table-cell office:value-type="float" office:value="1.758478">
                <text:p>1.758478</text:p>
              </table:table-cell>
              <table:table-cell office:value-type="float" office:value="1.764263">
                <text:p>1.76426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.860301">
                <text:p>1.860301</text:p>
              </table:table-cell>
              <table:table-cell office:value-type="float" office:value="NaN">
                <text:p>NaN</text:p>
              </table:table-cell>
              <table:table-cell office:value-type="float" office:value="1.860301">
                <text:p>1.860301</text:p>
              </table:table-cell>
              <table:table-cell office:value-type="float" office:value="1.860361">
                <text:p>1.860361</text:p>
              </table:table-cell>
              <table:table-cell office:value-type="float" office:value="1.863929">
                <text:p>1.86392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.972434">
                <text:p>1.972434</text:p>
              </table:table-cell>
              <table:table-cell office:value-type="float" office:value="NaN">
                <text:p>NaN</text:p>
              </table:table-cell>
              <table:table-cell office:value-type="float" office:value="1.972434">
                <text:p>1.972434</text:p>
              </table:table-cell>
              <table:table-cell office:value-type="float" office:value="1.970992">
                <text:p>1.970992</text:p>
              </table:table-cell>
              <table:table-cell office:value-type="float" office:value="1.968261">
                <text:p>1.96826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.083345">
                <text:p>2.083345</text:p>
              </table:table-cell>
              <table:table-cell office:value-type="float" office:value="NaN">
                <text:p>NaN</text:p>
              </table:table-cell>
              <table:table-cell office:value-type="float" office:value="2.083345">
                <text:p>2.083345</text:p>
              </table:table-cell>
              <table:table-cell office:value-type="float" office:value="2.084669">
                <text:p>2.084669</text:p>
              </table:table-cell>
              <table:table-cell office:value-type="float" office:value="2.08123">
                <text:p>2.0812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.197963">
                <text:p>2.197963</text:p>
              </table:table-cell>
              <table:table-cell office:value-type="float" office:value="NaN">
                <text:p>NaN</text:p>
              </table:table-cell>
              <table:table-cell office:value-type="float" office:value="2.197963">
                <text:p>2.197963</text:p>
              </table:table-cell>
              <table:table-cell office:value-type="float" office:value="2.203344">
                <text:p>2.203344</text:p>
              </table:table-cell>
              <table:table-cell office:value-type="float" office:value="2.203138">
                <text:p>2.20313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.321335">
                <text:p>2.321335</text:p>
              </table:table-cell>
              <table:table-cell office:value-type="float" office:value="NaN">
                <text:p>NaN</text:p>
              </table:table-cell>
              <table:table-cell office:value-type="float" office:value="2.321335">
                <text:p>2.321335</text:p>
              </table:table-cell>
              <table:table-cell office:value-type="float" office:value="2.329188">
                <text:p>2.329188</text:p>
              </table:table-cell>
              <table:table-cell office:value-type="float" office:value="2.336528">
                <text:p>2.33652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.482377">
                <text:p>2.482377</text:p>
              </table:table-cell>
              <table:table-cell office:value-type="float" office:value="NaN">
                <text:p>NaN</text:p>
              </table:table-cell>
              <table:table-cell office:value-type="float" office:value="2.482377">
                <text:p>2.482377</text:p>
              </table:table-cell>
              <table:table-cell office:value-type="float" office:value="2.478045">
                <text:p>2.478045</text:p>
              </table:table-cell>
              <table:table-cell office:value-type="float" office:value="2.474219">
                <text:p>2.47421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615209">
                <text:p>2.615209</text:p>
              </table:table-cell>
              <table:table-cell office:value-type="float" office:value="NaN">
                <text:p>NaN</text:p>
              </table:table-cell>
              <table:table-cell office:value-type="float" office:value="2.615209">
                <text:p>2.615209</text:p>
              </table:table-cell>
              <table:table-cell office:value-type="float" office:value="2.619115">
                <text:p>2.619115</text:p>
              </table:table-cell>
              <table:table-cell office:value-type="float" office:value="2.618045">
                <text:p>2.618045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.782993">
                <text:p>2.782993</text:p>
              </table:table-cell>
              <table:table-cell office:value-type="float" office:value="NaN">
                <text:p>NaN</text:p>
              </table:table-cell>
              <table:table-cell office:value-type="float" office:value="2.782993">
                <text:p>2.782993</text:p>
              </table:table-cell>
              <table:table-cell office:value-type="float" office:value="2.790334">
                <text:p>2.790334</text:p>
              </table:table-cell>
              <table:table-cell office:value-type="float" office:value="2.785884">
                <text:p>2.785884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.96523">
                <text:p>2.96523</text:p>
              </table:table-cell>
              <table:table-cell office:value-type="float" office:value="NaN">
                <text:p>NaN</text:p>
              </table:table-cell>
              <table:table-cell office:value-type="float" office:value="2.96523">
                <text:p>2.96523</text:p>
              </table:table-cell>
              <table:table-cell office:value-type="float" office:value="2.960492">
                <text:p>2.960492</text:p>
              </table:table-cell>
              <table:table-cell office:value-type="float" office:value="2.961617">
                <text:p>2.961617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3.155029">
                <text:p>3.155029</text:p>
              </table:table-cell>
              <table:table-cell office:value-type="float" office:value="NaN">
                <text:p>NaN</text:p>
              </table:table-cell>
              <table:table-cell office:value-type="float" office:value="3.155029">
                <text:p>3.155029</text:p>
              </table:table-cell>
              <table:table-cell office:value-type="float" office:value="3.143903">
                <text:p>3.143903</text:p>
              </table:table-cell>
              <table:table-cell office:value-type="float" office:value="3.148483">
                <text:p>3.14848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3.361528">
                <text:p>3.361528</text:p>
              </table:table-cell>
              <table:table-cell office:value-type="float" office:value="NaN">
                <text:p>NaN</text:p>
              </table:table-cell>
              <table:table-cell office:value-type="float" office:value="3.361528">
                <text:p>3.361528</text:p>
              </table:table-cell>
              <table:table-cell office:value-type="float" office:value="3.352659">
                <text:p>3.352659</text:p>
              </table:table-cell>
              <table:table-cell office:value-type="float" office:value="3.348911">
                <text:p>3.34891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.577545">
                <text:p>3.577545</text:p>
              </table:table-cell>
              <table:table-cell office:value-type="float" office:value="NaN">
                <text:p>NaN</text:p>
              </table:table-cell>
              <table:table-cell office:value-type="float" office:value="3.577545">
                <text:p>3.577545</text:p>
              </table:table-cell>
              <table:table-cell office:value-type="float" office:value="3.587448">
                <text:p>3.587448</text:p>
              </table:table-cell>
              <table:table-cell office:value-type="float" office:value="3.566079">
                <text:p>3.56607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3.823971">
                <text:p>3.823971</text:p>
              </table:table-cell>
              <table:table-cell office:value-type="float" office:value="NaN">
                <text:p>NaN</text:p>
              </table:table-cell>
              <table:table-cell office:value-type="float" office:value="3.823971">
                <text:p>3.823971</text:p>
              </table:table-cell>
              <table:table-cell office:value-type="float" office:value="3.815867">
                <text:p>3.815867</text:p>
              </table:table-cell>
              <table:table-cell office:value-type="float" office:value="3.832628">
                <text:p>3.83262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4.092278">
                <text:p>4.092278</text:p>
              </table:table-cell>
              <table:table-cell office:value-type="float" office:value="NaN">
                <text:p>NaN</text:p>
              </table:table-cell>
              <table:table-cell office:value-type="float" office:value="4.092278">
                <text:p>4.092278</text:p>
              </table:table-cell>
              <table:table-cell office:value-type="float" office:value="4.08066">
                <text:p>4.08066</text:p>
              </table:table-cell>
              <table:table-cell office:value-type="float" office:value="4.081289">
                <text:p>4.08128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4.398735">
                <text:p>4.398735</text:p>
              </table:table-cell>
              <table:table-cell office:value-type="float" office:value="NaN">
                <text:p>NaN</text:p>
              </table:table-cell>
              <table:table-cell office:value-type="float" office:value="4.398735">
                <text:p>4.398735</text:p>
              </table:table-cell>
              <table:table-cell office:value-type="float" office:value="4.382041">
                <text:p>4.382041</text:p>
              </table:table-cell>
              <table:table-cell office:value-type="float" office:value="4.37699">
                <text:p>4.37699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4.710488">
                <text:p>4.710488</text:p>
              </table:table-cell>
              <table:table-cell office:value-type="float" office:value="NaN">
                <text:p>NaN</text:p>
              </table:table-cell>
              <table:table-cell office:value-type="float" office:value="4.710488">
                <text:p>4.710488</text:p>
              </table:table-cell>
              <table:table-cell office:value-type="float" office:value="4.706882">
                <text:p>4.706882</text:p>
              </table:table-cell>
              <table:table-cell office:value-type="float" office:value="4.699086">
                <text:p>4.69908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044164">
                <text:p>5.044164</text:p>
              </table:table-cell>
              <table:table-cell office:value-type="float" office:value="NaN">
                <text:p>NaN</text:p>
              </table:table-cell>
              <table:table-cell office:value-type="float" office:value="5.044164">
                <text:p>5.044164</text:p>
              </table:table-cell>
              <table:table-cell office:value-type="float" office:value="5.063738">
                <text:p>5.063738</text:p>
              </table:table-cell>
              <table:table-cell office:value-type="float" office:value="5.05168">
                <text:p>5.0516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5.448551">
                <text:p>5.448551</text:p>
              </table:table-cell>
              <table:table-cell office:value-type="float" office:value="NaN">
                <text:p>NaN</text:p>
              </table:table-cell>
              <table:table-cell office:value-type="float" office:value="5.448551">
                <text:p>5.448551</text:p>
              </table:table-cell>
              <table:table-cell office:value-type="float" office:value="5.453299">
                <text:p>5.453299</text:p>
              </table:table-cell>
              <table:table-cell office:value-type="float" office:value="5.449862">
                <text:p>5.44986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5.885201">
                <text:p>5.885201</text:p>
              </table:table-cell>
              <table:table-cell office:value-type="float" office:value="NaN">
                <text:p>NaN</text:p>
              </table:table-cell>
              <table:table-cell office:value-type="float" office:value="5.885201">
                <text:p>5.885201</text:p>
              </table:table-cell>
              <table:table-cell office:value-type="float" office:value="5.887021">
                <text:p>5.887021</text:p>
              </table:table-cell>
              <table:table-cell office:value-type="float" office:value="5.872441">
                <text:p>5.87244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6.335272">
                <text:p>6.335272</text:p>
              </table:table-cell>
              <table:table-cell office:value-type="float" office:value="NaN">
                <text:p>NaN</text:p>
              </table:table-cell>
              <table:table-cell office:value-type="float" office:value="6.335272">
                <text:p>6.335272</text:p>
              </table:table-cell>
              <table:table-cell office:value-type="float" office:value="6.341987">
                <text:p>6.341987</text:p>
              </table:table-cell>
              <table:table-cell office:value-type="float" office:value="6.344131">
                <text:p>6.344131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6.894782">
                <text:p>6.894782</text:p>
              </table:table-cell>
              <table:table-cell office:value-type="float" office:value="NaN">
                <text:p>NaN</text:p>
              </table:table-cell>
              <table:table-cell office:value-type="float" office:value="6.894782">
                <text:p>6.894782</text:p>
              </table:table-cell>
              <table:table-cell office:value-type="float" office:value="6.911869">
                <text:p>6.911869</text:p>
              </table:table-cell>
              <table:table-cell office:value-type="float" office:value="6.849401">
                <text:p>6.84940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7.517579">
                <text:p>7.517579</text:p>
              </table:table-cell>
              <table:table-cell office:value-type="float" office:value="NaN">
                <text:p>NaN</text:p>
              </table:table-cell>
              <table:table-cell office:value-type="float" office:value="7.517579">
                <text:p>7.517579</text:p>
              </table:table-cell>
              <table:table-cell office:value-type="float" office:value="7.525019">
                <text:p>7.525019</text:p>
              </table:table-cell>
              <table:table-cell office:value-type="float" office:value="7.480979">
                <text:p>7.480979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8.201675">
                <text:p>8.201675</text:p>
              </table:table-cell>
              <table:table-cell office:value-type="float" office:value="NaN">
                <text:p>NaN</text:p>
              </table:table-cell>
              <table:table-cell office:value-type="float" office:value="8.201675">
                <text:p>8.201675</text:p>
              </table:table-cell>
              <table:table-cell office:value-type="float" office:value="8.195363">
                <text:p>8.195363</text:p>
              </table:table-cell>
              <table:table-cell office:value-type="float" office:value="8.128222">
                <text:p>8.128222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8.944557">
                <text:p>8.944557</text:p>
              </table:table-cell>
              <table:table-cell office:value-type="float" office:value="NaN">
                <text:p>NaN</text:p>
              </table:table-cell>
              <table:table-cell office:value-type="float" office:value="8.944557">
                <text:p>8.944557</text:p>
              </table:table-cell>
              <table:table-cell office:value-type="float" office:value="8.969504">
                <text:p>8.969504</text:p>
              </table:table-cell>
              <table:table-cell office:value-type="float" office:value="8.932052">
                <text:p>8.93205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9.803738">
                <text:p>9.803738</text:p>
              </table:table-cell>
              <table:table-cell office:value-type="float" office:value="NaN">
                <text:p>NaN</text:p>
              </table:table-cell>
              <table:table-cell office:value-type="float" office:value="9.803738">
                <text:p>9.803738</text:p>
              </table:table-cell>
              <table:table-cell office:value-type="float" office:value="9.823036">
                <text:p>9.823036</text:p>
              </table:table-cell>
              <table:table-cell office:value-type="float" office:value="9.776603">
                <text:p>9.776603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10.882478">
                <text:p>10.882478</text:p>
              </table:table-cell>
              <table:table-cell office:value-type="float" office:value="NaN">
                <text:p>NaN</text:p>
              </table:table-cell>
              <table:table-cell office:value-type="float" office:value="10.882478">
                <text:p>10.882478</text:p>
              </table:table-cell>
              <table:table-cell office:value-type="float" office:value="10.86032">
                <text:p>10.86032</text:p>
              </table:table-cell>
              <table:table-cell office:value-type="float" office:value="10.804824">
                <text:p>10.80482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1.964953">
                <text:p>11.964953</text:p>
              </table:table-cell>
              <table:table-cell office:value-type="float" office:value="NaN">
                <text:p>NaN</text:p>
              </table:table-cell>
              <table:table-cell office:value-type="float" office:value="11.964953">
                <text:p>11.964953</text:p>
              </table:table-cell>
              <table:table-cell office:value-type="float" office:value="12.016798">
                <text:p>12.016798</text:p>
              </table:table-cell>
              <table:table-cell office:value-type="float" office:value="11.96238">
                <text:p>11.9623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13.350021">
                <text:p>13.350021</text:p>
              </table:table-cell>
              <table:table-cell office:value-type="float" office:value="NaN">
                <text:p>NaN</text:p>
              </table:table-cell>
              <table:table-cell office:value-type="float" office:value="13.350021">
                <text:p>13.350021</text:p>
              </table:table-cell>
              <table:table-cell office:value-type="float" office:value="13.346281">
                <text:p>13.346281</text:p>
              </table:table-cell>
              <table:table-cell office:value-type="float" office:value="13.32071">
                <text:p>13.3207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4.969155">
                <text:p>14.969155</text:p>
              </table:table-cell>
              <table:table-cell office:value-type="float" office:value="NaN">
                <text:p>NaN</text:p>
              </table:table-cell>
              <table:table-cell office:value-type="float" office:value="14.969155">
                <text:p>14.969155</text:p>
              </table:table-cell>
              <table:table-cell office:value-type="float" office:value="14.944843">
                <text:p>14.944843</text:p>
              </table:table-cell>
              <table:table-cell office:value-type="float" office:value="14.965079">
                <text:p>14.96507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16.802291">
                <text:p>16.802291</text:p>
              </table:table-cell>
              <table:table-cell office:value-type="float" office:value="NaN">
                <text:p>NaN</text:p>
              </table:table-cell>
              <table:table-cell office:value-type="float" office:value="16.802291">
                <text:p>16.802291</text:p>
              </table:table-cell>
              <table:table-cell office:value-type="float" office:value="16.78606">
                <text:p>16.78606</text:p>
              </table:table-cell>
              <table:table-cell office:value-type="float" office:value="16.801938">
                <text:p>16.801938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9.002308">
                <text:p>19.002308</text:p>
              </table:table-cell>
              <table:table-cell office:value-type="float" office:value="NaN">
                <text:p>NaN</text:p>
              </table:table-cell>
              <table:table-cell office:value-type="float" office:value="19.002308">
                <text:p>19.002308</text:p>
              </table:table-cell>
              <table:table-cell office:value-type="float" office:value="19.068056">
                <text:p>19.068056</text:p>
              </table:table-cell>
              <table:table-cell office:value-type="float" office:value="19.041312">
                <text:p>19.04131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1.796708">
                <text:p>21.796708</text:p>
              </table:table-cell>
              <table:table-cell office:value-type="float" office:value="NaN">
                <text:p>NaN</text:p>
              </table:table-cell>
              <table:table-cell office:value-type="float" office:value="21.796708">
                <text:p>21.796708</text:p>
              </table:table-cell>
              <table:table-cell office:value-type="float" office:value="21.735422">
                <text:p>21.735422</text:p>
              </table:table-cell>
              <table:table-cell office:value-type="float" office:value="21.671717">
                <text:p>21.671717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5.030763">
                <text:p>25.030763</text:p>
              </table:table-cell>
              <table:table-cell office:value-type="float" office:value="NaN">
                <text:p>NaN</text:p>
              </table:table-cell>
              <table:table-cell office:value-type="float" office:value="25.030763">
                <text:p>25.030763</text:p>
              </table:table-cell>
              <table:table-cell office:value-type="float" office:value="25.003412">
                <text:p>25.003412</text:p>
              </table:table-cell>
              <table:table-cell office:value-type="float" office:value="24.963412">
                <text:p>24.96341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9.270115">
                <text:p>29.270115</text:p>
              </table:table-cell>
              <table:table-cell office:value-type="float" office:value="NaN">
                <text:p>NaN</text:p>
              </table:table-cell>
              <table:table-cell office:value-type="float" office:value="29.270115">
                <text:p>29.270115</text:p>
              </table:table-cell>
              <table:table-cell office:value-type="float" office:value="29.019804">
                <text:p>29.019804</text:p>
              </table:table-cell>
              <table:table-cell office:value-type="float" office:value="29.065183">
                <text:p>29.06518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34.305524">
                <text:p>34.305524</text:p>
              </table:table-cell>
              <table:table-cell office:value-type="float" office:value="NaN">
                <text:p>NaN</text:p>
              </table:table-cell>
              <table:table-cell office:value-type="float" office:value="34.305524">
                <text:p>34.305524</text:p>
              </table:table-cell>
              <table:table-cell office:value-type="float" office:value="34.31543">
                <text:p>34.31543</text:p>
              </table:table-cell>
              <table:table-cell office:value-type="float" office:value="34.246439">
                <text:p>34.246439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1.02441">
                <text:p>41.02441</text:p>
              </table:table-cell>
              <table:table-cell office:value-type="float" office:value="NaN">
                <text:p>NaN</text:p>
              </table:table-cell>
              <table:table-cell office:value-type="float" office:value="41.02441">
                <text:p>41.02441</text:p>
              </table:table-cell>
              <table:table-cell office:value-type="float" office:value="40.871183">
                <text:p>40.871183</text:p>
              </table:table-cell>
              <table:table-cell office:value-type="float" office:value="40.81646">
                <text:p>40.8164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9.591987">
                <text:p>49.591987</text:p>
              </table:table-cell>
              <table:table-cell office:value-type="float" office:value="NaN">
                <text:p>NaN</text:p>
              </table:table-cell>
              <table:table-cell office:value-type="float" office:value="49.591987">
                <text:p>49.591987</text:p>
              </table:table-cell>
              <table:table-cell office:value-type="float" office:value="49.863624">
                <text:p>49.863624</text:p>
              </table:table-cell>
              <table:table-cell office:value-type="float" office:value="49.373097">
                <text:p>49.373097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61.402666">
                <text:p>61.402666</text:p>
              </table:table-cell>
              <table:table-cell office:value-type="float" office:value="NaN">
                <text:p>NaN</text:p>
              </table:table-cell>
              <table:table-cell office:value-type="float" office:value="61.402666">
                <text:p>61.402666</text:p>
              </table:table-cell>
              <table:table-cell office:value-type="float" office:value="61.617419">
                <text:p>61.617419</text:p>
              </table:table-cell>
              <table:table-cell office:value-type="float" office:value="60.780511">
                <text:p>60.78051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77.744204">
                <text:p>77.744204</text:p>
              </table:table-cell>
              <table:table-cell office:value-type="float" office:value="NaN">
                <text:p>NaN</text:p>
              </table:table-cell>
              <table:table-cell office:value-type="float" office:value="77.744204">
                <text:p>77.744204</text:p>
              </table:table-cell>
              <table:table-cell office:value-type="float" office:value="78.419527">
                <text:p>78.419527</text:p>
              </table:table-cell>
              <table:table-cell office:value-type="float" office:value="77.611767">
                <text:p>77.61176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102.39881">
                <text:p>102.39881</text:p>
              </table:table-cell>
              <table:table-cell office:value-type="float" office:value="NaN">
                <text:p>NaN</text:p>
              </table:table-cell>
              <table:table-cell office:value-type="float" office:value="102.39881">
                <text:p>102.39881</text:p>
              </table:table-cell>
              <table:table-cell office:value-type="float" office:value="102.056451">
                <text:p>102.056451</text:p>
              </table:table-cell>
              <table:table-cell office:value-type="float" office:value="101.930748">
                <text:p>101.930748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39.114259">
                <text:p>139.114259</text:p>
              </table:table-cell>
              <table:table-cell office:value-type="float" office:value="NaN">
                <text:p>NaN</text:p>
              </table:table-cell>
              <table:table-cell office:value-type="float" office:value="139.114259">
                <text:p>139.114259</text:p>
              </table:table-cell>
              <table:table-cell office:value-type="float" office:value="139.700744">
                <text:p>139.700744</text:p>
              </table:table-cell>
              <table:table-cell office:value-type="float" office:value="138.307778">
                <text:p>138.30777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01.57996">
                <text:p>201.57996</text:p>
              </table:table-cell>
              <table:table-cell office:value-type="float" office:value="NaN">
                <text:p>NaN</text:p>
              </table:table-cell>
              <table:table-cell office:value-type="float" office:value="201.57996">
                <text:p>201.57996</text:p>
              </table:table-cell>
              <table:table-cell office:value-type="float" office:value="202.761549">
                <text:p>202.761549</text:p>
              </table:table-cell>
              <table:table-cell office:value-type="float" office:value="200.377654">
                <text:p>200.37765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318.605019">
                <text:p>318.605019</text:p>
              </table:table-cell>
              <table:table-cell office:value-type="float" office:value="NaN">
                <text:p>NaN</text:p>
              </table:table-cell>
              <table:table-cell office:value-type="float" office:value="318.605019">
                <text:p>318.605019</text:p>
              </table:table-cell>
              <table:table-cell office:value-type="float" office:value="315.338005">
                <text:p>315.338005</text:p>
              </table:table-cell>
              <table:table-cell office:value-type="float" office:value="317.120292">
                <text:p>317.12029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570.721539">
                <text:p>570.721539</text:p>
              </table:table-cell>
              <table:table-cell office:value-type="float" office:value="NaN">
                <text:p>NaN</text:p>
              </table:table-cell>
              <table:table-cell office:value-type="float" office:value="570.721539">
                <text:p>570.721539</text:p>
              </table:table-cell>
              <table:table-cell office:value-type="float" office:value="561.52009">
                <text:p>561.52009</text:p>
              </table:table-cell>
              <table:table-cell office:value-type="float" office:value="565.120923">
                <text:p>565.120923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322.517122">
                <text:p>1322.517122</text:p>
              </table:table-cell>
              <table:table-cell office:value-type="float" office:value="NaN">
                <text:p>NaN</text:p>
              </table:table-cell>
              <table:table-cell office:value-type="float" office:value="1322.517122">
                <text:p>1322.517122</text:p>
              </table:table-cell>
              <table:table-cell office:value-type="float" office:value="1288.155321">
                <text:p>1288.155321</text:p>
              </table:table-cell>
              <table:table-cell office:value-type="float" office:value="1299.841062">
                <text:p>1299.84106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3315.480965">
                <text:p>3315.480965</text:p>
              </table:table-cell>
              <table:table-cell office:value-type="float" office:value="NaN">
                <text:p>NaN</text:p>
              </table:table-cell>
              <table:table-cell office:value-type="float" office:value="3315.000927">
                <text:p>3315.000927</text:p>
              </table:table-cell>
              <table:table-cell office:value-type="float" office:value="3262.144505">
                <text:p>3262.144505</text:p>
              </table:table-cell>
              <table:table-cell office:value-type="float" office:value="3186.836876">
                <text:p>3186.836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474cm" svg:height="17.559cm" xlink:href=".." xlink:type="simple" chart:class="chart:line" chart:style-name="ch1">
        <chart:title svg:x="11.19cm" svg:y="0.487cm" chart:style-name="ch2">
          <text:p>Running time in Random case</text:p>
        </chart:title>
        <chart:legend chart:legend-position="end" svg:x="23.373cm" svg:y="7.484cm" style:legend-expansion="high" chart:style-name="ch3"/>
        <chart:plot-area chart:style-name="ch4" table:cell-range-address="0x.A1:0x.A101 0x.C1:0x.C101 0x.E1:0x.E101 0x.G1:0x.G101 0x.I1:0x.I101 0x.K1:0x.K101" chart:data-source-has-labels="both" svg:x="1.58cm" svg:y="1.617cm" svg:width="21.224cm" svg:height="14.61cm">
          <chartooo:coordinate-region svg:x="2.016cm" svg:y="1.769cm" svg:width="20.463cm" svg:height="13.413cm"/>
          <chart:axis chart:dimension="x" chart:name="primary-x" chart:style-name="ch5" chartooo:axis-type="auto">
            <chartooo:date-scale/>
            <chart:title svg:x="11.381cm" svg:y="16.578cm" chart:style-name="ch6">
              <text:p>load factor</text:p>
            </chart:title>
            <chart:categories table:cell-range-address="0x.A2:0x.A101"/>
          </chart:axis>
          <chart:axis chart:dimension="y" chart:name="primary-y" chart:style-name="ch5">
            <chart:title svg:x="0.451cm" svg:y="10.964cm" chart:style-name="ch7">
              <text:p>running time (nano second)</text:p>
            </chart:title>
            <chart:grid chart:style-name="ch8" chart:class="major"/>
          </chart:axis>
          <chart:series chart:style-name="ch9" chart:values-cell-range-address="0x.C2:0x.C101" chart:label-cell-address="0x.C1:0x.C1" chart:class="chart:line">
            <chart:data-point chart:repeated="100"/>
          </chart:series>
          <chart:series chart:style-name="ch10" chart:values-cell-range-address="0x.E2:0x.E101" chart:label-cell-address="0x.E1:0x.E1" chart:class="chart:line">
            <chart:data-point chart:repeated="100"/>
          </chart:series>
          <chart:series chart:style-name="ch11" chart:values-cell-range-address="0x.G2:0x.G101" chart:label-cell-address="0x.G1:0x.G1" chart:class="chart:line">
            <chart:data-point chart:repeated="100"/>
          </chart:series>
          <chart:series chart:style-name="ch12" chart:values-cell-range-address="0x.I2:0x.I101" chart:label-cell-address="0x.I1:0x.I1" chart:class="chart:line">
            <chart:data-point chart:repeated="100"/>
          </chart:series>
          <chart:series chart:style-name="ch13" chart:values-cell-range-address="0x.K2:0x.K101" chart:label-cell-address="0x.K1:0x.K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ckoo multiply-shift</text:p>
                <draw:g>
                  <svg:desc>0x.C1:0x.C1</svg:desc>
                </draw:g>
              </table:table-cell>
              <table:table-cell office:value-type="string">
                <text:p>Cuckoo tabulation</text:p>
                <draw:g>
                  <svg:desc>0x.E1:0x.E1</svg:desc>
                </draw:g>
              </table:table-cell>
              <table:table-cell office:value-type="string">
                <text:p>Linear probing multi-shift</text:p>
                <draw:g>
                  <svg:desc>0x.G1:0x.G1</svg:desc>
                </draw:g>
              </table:table-cell>
              <table:table-cell office:value-type="string">
                <text:p>Linear probing naive</text:p>
                <draw:g>
                  <svg:desc>0x.I1:0x.I1</svg:desc>
                </draw:g>
              </table:table-cell>
              <table:table-cell office:value-type="string">
                <text:p>Linear probing tabulation</text:p>
                <draw:g>
                  <svg:desc>0x.K1:0x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0x.A2:0x.A101</svg:desc>
                </draw:g>
              </table:table-cell>
              <table:table-cell office:value-type="float" office:value="0.222747">
                <text:p>0.222747</text:p>
                <draw:g>
                  <svg:desc>0x.C2:0x.C101</svg:desc>
                </draw:g>
              </table:table-cell>
              <table:table-cell office:value-type="float" office:value="1.067894">
                <text:p>1.067894</text:p>
                <draw:g>
                  <svg:desc>0x.E2:0x.E101</svg:desc>
                </draw:g>
              </table:table-cell>
              <table:table-cell office:value-type="float" office:value="0.227176">
                <text:p>0.227176</text:p>
                <draw:g>
                  <svg:desc>0x.G2:0x.G101</svg:desc>
                </draw:g>
              </table:table-cell>
              <table:table-cell office:value-type="float" office:value="0.207809">
                <text:p>0.207809</text:p>
                <draw:g>
                  <svg:desc>0x.I2:0x.I101</svg:desc>
                </draw:g>
              </table:table-cell>
              <table:table-cell office:value-type="float" office:value="0.271853">
                <text:p>0.271853</text:p>
                <draw:g>
                  <svg:desc>0x.K2:0x.K10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219125">
                <text:p>0.219125</text:p>
              </table:table-cell>
              <table:table-cell office:value-type="float" office:value="15.322166">
                <text:p>15.322166</text:p>
              </table:table-cell>
              <table:table-cell office:value-type="float" office:value="0.22585">
                <text:p>0.22585</text:p>
              </table:table-cell>
              <table:table-cell office:value-type="float" office:value="0.210065">
                <text:p>0.210065</text:p>
              </table:table-cell>
              <table:table-cell office:value-type="float" office:value="0.262989">
                <text:p>0.262989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220429">
                <text:p>0.220429</text:p>
              </table:table-cell>
              <table:table-cell office:value-type="float" office:value="NaN">
                <text:p>NaN</text:p>
              </table:table-cell>
              <table:table-cell office:value-type="float" office:value="0.216845">
                <text:p>0.216845</text:p>
              </table:table-cell>
              <table:table-cell office:value-type="float" office:value="0.211478">
                <text:p>0.211478</text:p>
              </table:table-cell>
              <table:table-cell office:value-type="float" office:value="0.270113">
                <text:p>0.270113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219931">
                <text:p>0.219931</text:p>
              </table:table-cell>
              <table:table-cell office:value-type="float" office:value="NaN">
                <text:p>NaN</text:p>
              </table:table-cell>
              <table:table-cell office:value-type="float" office:value="0.214881">
                <text:p>0.214881</text:p>
              </table:table-cell>
              <table:table-cell office:value-type="float" office:value="0.211781">
                <text:p>0.211781</text:p>
              </table:table-cell>
              <table:table-cell office:value-type="float" office:value="0.264059">
                <text:p>0.26405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220059">
                <text:p>0.220059</text:p>
              </table:table-cell>
              <table:table-cell office:value-type="float" office:value="NaN">
                <text:p>NaN</text:p>
              </table:table-cell>
              <table:table-cell office:value-type="float" office:value="0.215981">
                <text:p>0.215981</text:p>
              </table:table-cell>
              <table:table-cell office:value-type="float" office:value="0.214854">
                <text:p>0.214854</text:p>
              </table:table-cell>
              <table:table-cell office:value-type="float" office:value="0.267979">
                <text:p>0.267979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221728">
                <text:p>0.221728</text:p>
              </table:table-cell>
              <table:table-cell office:value-type="float" office:value="NaN">
                <text:p>NaN</text:p>
              </table:table-cell>
              <table:table-cell office:value-type="float" office:value="0.210891">
                <text:p>0.210891</text:p>
              </table:table-cell>
              <table:table-cell office:value-type="float" office:value="0.212138">
                <text:p>0.212138</text:p>
              </table:table-cell>
              <table:table-cell office:value-type="float" office:value="0.268575">
                <text:p>0.26857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221219">
                <text:p>0.221219</text:p>
              </table:table-cell>
              <table:table-cell office:value-type="float" office:value="NaN">
                <text:p>NaN</text:p>
              </table:table-cell>
              <table:table-cell office:value-type="float" office:value="0.215691">
                <text:p>0.215691</text:p>
              </table:table-cell>
              <table:table-cell office:value-type="float" office:value="0.214944">
                <text:p>0.214944</text:p>
              </table:table-cell>
              <table:table-cell office:value-type="float" office:value="0.270801">
                <text:p>0.27080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221512">
                <text:p>0.221512</text:p>
              </table:table-cell>
              <table:table-cell office:value-type="float" office:value="NaN">
                <text:p>NaN</text:p>
              </table:table-cell>
              <table:table-cell office:value-type="float" office:value="0.21128">
                <text:p>0.21128</text:p>
              </table:table-cell>
              <table:table-cell office:value-type="float" office:value="0.215422">
                <text:p>0.215422</text:p>
              </table:table-cell>
              <table:table-cell office:value-type="float" office:value="0.270305">
                <text:p>0.27030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221383">
                <text:p>0.221383</text:p>
              </table:table-cell>
              <table:table-cell office:value-type="float" office:value="NaN">
                <text:p>NaN</text:p>
              </table:table-cell>
              <table:table-cell office:value-type="float" office:value="0.215372">
                <text:p>0.215372</text:p>
              </table:table-cell>
              <table:table-cell office:value-type="float" office:value="0.216385">
                <text:p>0.216385</text:p>
              </table:table-cell>
              <table:table-cell office:value-type="float" office:value="0.271889">
                <text:p>0.271889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221171">
                <text:p>0.221171</text:p>
              </table:table-cell>
              <table:table-cell office:value-type="float" office:value="NaN">
                <text:p>NaN</text:p>
              </table:table-cell>
              <table:table-cell office:value-type="float" office:value="0.217925">
                <text:p>0.217925</text:p>
              </table:table-cell>
              <table:table-cell office:value-type="float" office:value="0.214696">
                <text:p>0.214696</text:p>
              </table:table-cell>
              <table:table-cell office:value-type="float" office:value="0.276725">
                <text:p>0.27672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22008">
                <text:p>0.22008</text:p>
              </table:table-cell>
              <table:table-cell office:value-type="float" office:value="NaN">
                <text:p>NaN</text:p>
              </table:table-cell>
              <table:table-cell office:value-type="float" office:value="0.218188">
                <text:p>0.218188</text:p>
              </table:table-cell>
              <table:table-cell office:value-type="float" office:value="0.215781">
                <text:p>0.215781</text:p>
              </table:table-cell>
              <table:table-cell office:value-type="float" office:value="0.276346">
                <text:p>0.276346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220778">
                <text:p>0.220778</text:p>
              </table:table-cell>
              <table:table-cell office:value-type="float" office:value="NaN">
                <text:p>NaN</text:p>
              </table:table-cell>
              <table:table-cell office:value-type="float" office:value="0.214452">
                <text:p>0.214452</text:p>
              </table:table-cell>
              <table:table-cell office:value-type="float" office:value="0.216607">
                <text:p>0.216607</text:p>
              </table:table-cell>
              <table:table-cell office:value-type="float" office:value="0.281307">
                <text:p>0.281307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223725">
                <text:p>0.223725</text:p>
              </table:table-cell>
              <table:table-cell office:value-type="float" office:value="NaN">
                <text:p>NaN</text:p>
              </table:table-cell>
              <table:table-cell office:value-type="float" office:value="0.214185">
                <text:p>0.214185</text:p>
              </table:table-cell>
              <table:table-cell office:value-type="float" office:value="0.21503">
                <text:p>0.21503</text:p>
              </table:table-cell>
              <table:table-cell office:value-type="float" office:value="0.280038">
                <text:p>0.280038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220891">
                <text:p>0.220891</text:p>
              </table:table-cell>
              <table:table-cell office:value-type="float" office:value="NaN">
                <text:p>NaN</text:p>
              </table:table-cell>
              <table:table-cell office:value-type="float" office:value="0.21609">
                <text:p>0.21609</text:p>
              </table:table-cell>
              <table:table-cell office:value-type="float" office:value="0.213606">
                <text:p>0.213606</text:p>
              </table:table-cell>
              <table:table-cell office:value-type="float" office:value="0.271401">
                <text:p>0.27140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221467">
                <text:p>0.221467</text:p>
              </table:table-cell>
              <table:table-cell office:value-type="float" office:value="NaN">
                <text:p>NaN</text:p>
              </table:table-cell>
              <table:table-cell office:value-type="float" office:value="0.218796">
                <text:p>0.218796</text:p>
              </table:table-cell>
              <table:table-cell office:value-type="float" office:value="0.210109">
                <text:p>0.210109</text:p>
              </table:table-cell>
              <table:table-cell office:value-type="float" office:value="0.276471">
                <text:p>0.27647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22383">
                <text:p>0.22383</text:p>
              </table:table-cell>
              <table:table-cell office:value-type="float" office:value="NaN">
                <text:p>NaN</text:p>
              </table:table-cell>
              <table:table-cell office:value-type="float" office:value="0.218133">
                <text:p>0.218133</text:p>
              </table:table-cell>
              <table:table-cell office:value-type="float" office:value="0.212993">
                <text:p>0.212993</text:p>
              </table:table-cell>
              <table:table-cell office:value-type="float" office:value="0.274972">
                <text:p>0.27497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225579">
                <text:p>0.225579</text:p>
              </table:table-cell>
              <table:table-cell office:value-type="float" office:value="NaN">
                <text:p>NaN</text:p>
              </table:table-cell>
              <table:table-cell office:value-type="float" office:value="0.221085">
                <text:p>0.221085</text:p>
              </table:table-cell>
              <table:table-cell office:value-type="float" office:value="0.213078">
                <text:p>0.213078</text:p>
              </table:table-cell>
              <table:table-cell office:value-type="float" office:value="0.273857">
                <text:p>0.273857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226976">
                <text:p>0.226976</text:p>
              </table:table-cell>
              <table:table-cell office:value-type="float" office:value="NaN">
                <text:p>NaN</text:p>
              </table:table-cell>
              <table:table-cell office:value-type="float" office:value="0.21901">
                <text:p>0.21901</text:p>
              </table:table-cell>
              <table:table-cell office:value-type="float" office:value="0.214796">
                <text:p>0.214796</text:p>
              </table:table-cell>
              <table:table-cell office:value-type="float" office:value="0.278197">
                <text:p>0.278197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227807">
                <text:p>0.227807</text:p>
              </table:table-cell>
              <table:table-cell office:value-type="float" office:value="NaN">
                <text:p>NaN</text:p>
              </table:table-cell>
              <table:table-cell office:value-type="float" office:value="0.216256">
                <text:p>0.216256</text:p>
              </table:table-cell>
              <table:table-cell office:value-type="float" office:value="0.214438">
                <text:p>0.214438</text:p>
              </table:table-cell>
              <table:table-cell office:value-type="float" office:value="0.278329">
                <text:p>0.278329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225344">
                <text:p>0.225344</text:p>
              </table:table-cell>
              <table:table-cell office:value-type="float" office:value="NaN">
                <text:p>NaN</text:p>
              </table:table-cell>
              <table:table-cell office:value-type="float" office:value="0.216721">
                <text:p>0.216721</text:p>
              </table:table-cell>
              <table:table-cell office:value-type="float" office:value="0.217351">
                <text:p>0.217351</text:p>
              </table:table-cell>
              <table:table-cell office:value-type="float" office:value="0.273136">
                <text:p>0.27313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28238">
                <text:p>0.228238</text:p>
              </table:table-cell>
              <table:table-cell office:value-type="float" office:value="NaN">
                <text:p>NaN</text:p>
              </table:table-cell>
              <table:table-cell office:value-type="float" office:value="0.220067">
                <text:p>0.220067</text:p>
              </table:table-cell>
              <table:table-cell office:value-type="float" office:value="0.216975">
                <text:p>0.216975</text:p>
              </table:table-cell>
              <table:table-cell office:value-type="float" office:value="0.272459">
                <text:p>0.272459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223523">
                <text:p>0.223523</text:p>
              </table:table-cell>
              <table:table-cell office:value-type="float" office:value="NaN">
                <text:p>NaN</text:p>
              </table:table-cell>
              <table:table-cell office:value-type="float" office:value="0.219714">
                <text:p>0.219714</text:p>
              </table:table-cell>
              <table:table-cell office:value-type="float" office:value="0.217784">
                <text:p>0.217784</text:p>
              </table:table-cell>
              <table:table-cell office:value-type="float" office:value="0.276624">
                <text:p>0.276624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227755">
                <text:p>0.227755</text:p>
              </table:table-cell>
              <table:table-cell office:value-type="float" office:value="NaN">
                <text:p>NaN</text:p>
              </table:table-cell>
              <table:table-cell office:value-type="float" office:value="0.217658">
                <text:p>0.217658</text:p>
              </table:table-cell>
              <table:table-cell office:value-type="float" office:value="0.217021">
                <text:p>0.217021</text:p>
              </table:table-cell>
              <table:table-cell office:value-type="float" office:value="0.278924">
                <text:p>0.278924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229218">
                <text:p>0.229218</text:p>
              </table:table-cell>
              <table:table-cell office:value-type="float" office:value="NaN">
                <text:p>NaN</text:p>
              </table:table-cell>
              <table:table-cell office:value-type="float" office:value="0.21959">
                <text:p>0.21959</text:p>
              </table:table-cell>
              <table:table-cell office:value-type="float" office:value="0.216536">
                <text:p>0.216536</text:p>
              </table:table-cell>
              <table:table-cell office:value-type="float" office:value="0.275449">
                <text:p>0.27544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23515">
                <text:p>0.223515</text:p>
              </table:table-cell>
              <table:table-cell office:value-type="float" office:value="NaN">
                <text:p>NaN</text:p>
              </table:table-cell>
              <table:table-cell office:value-type="float" office:value="0.220599">
                <text:p>0.220599</text:p>
              </table:table-cell>
              <table:table-cell office:value-type="float" office:value="0.218018">
                <text:p>0.218018</text:p>
              </table:table-cell>
              <table:table-cell office:value-type="float" office:value="0.281303">
                <text:p>0.28130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24805">
                <text:p>0.224805</text:p>
              </table:table-cell>
              <table:table-cell office:value-type="float" office:value="NaN">
                <text:p>NaN</text:p>
              </table:table-cell>
              <table:table-cell office:value-type="float" office:value="0.225137">
                <text:p>0.225137</text:p>
              </table:table-cell>
              <table:table-cell office:value-type="float" office:value="0.216301">
                <text:p>0.216301</text:p>
              </table:table-cell>
              <table:table-cell office:value-type="float" office:value="0.277509">
                <text:p>0.277509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25209">
                <text:p>0.225209</text:p>
              </table:table-cell>
              <table:table-cell office:value-type="float" office:value="NaN">
                <text:p>NaN</text:p>
              </table:table-cell>
              <table:table-cell office:value-type="float" office:value="0.221154">
                <text:p>0.221154</text:p>
              </table:table-cell>
              <table:table-cell office:value-type="float" office:value="0.220639">
                <text:p>0.220639</text:p>
              </table:table-cell>
              <table:table-cell office:value-type="float" office:value="0.279475">
                <text:p>0.279475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26039">
                <text:p>0.226039</text:p>
              </table:table-cell>
              <table:table-cell office:value-type="float" office:value="NaN">
                <text:p>NaN</text:p>
              </table:table-cell>
              <table:table-cell office:value-type="float" office:value="0.221526">
                <text:p>0.221526</text:p>
              </table:table-cell>
              <table:table-cell office:value-type="float" office:value="0.22539">
                <text:p>0.22539</text:p>
              </table:table-cell>
              <table:table-cell office:value-type="float" office:value="0.279283">
                <text:p>0.279283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228953">
                <text:p>0.228953</text:p>
              </table:table-cell>
              <table:table-cell office:value-type="float" office:value="NaN">
                <text:p>NaN</text:p>
              </table:table-cell>
              <table:table-cell office:value-type="float" office:value="0.222567">
                <text:p>0.222567</text:p>
              </table:table-cell>
              <table:table-cell office:value-type="float" office:value="0.222359">
                <text:p>0.222359</text:p>
              </table:table-cell>
              <table:table-cell office:value-type="float" office:value="0.284732">
                <text:p>0.28473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226285">
                <text:p>0.226285</text:p>
              </table:table-cell>
              <table:table-cell office:value-type="float" office:value="NaN">
                <text:p>NaN</text:p>
              </table:table-cell>
              <table:table-cell office:value-type="float" office:value="0.22137">
                <text:p>0.22137</text:p>
              </table:table-cell>
              <table:table-cell office:value-type="float" office:value="0.219966">
                <text:p>0.219966</text:p>
              </table:table-cell>
              <table:table-cell office:value-type="float" office:value="0.281144">
                <text:p>0.28114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228152">
                <text:p>0.228152</text:p>
              </table:table-cell>
              <table:table-cell office:value-type="float" office:value="NaN">
                <text:p>NaN</text:p>
              </table:table-cell>
              <table:table-cell office:value-type="float" office:value="0.225125">
                <text:p>0.225125</text:p>
              </table:table-cell>
              <table:table-cell office:value-type="float" office:value="0.22182">
                <text:p>0.22182</text:p>
              </table:table-cell>
              <table:table-cell office:value-type="float" office:value="0.281528">
                <text:p>0.281528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225947">
                <text:p>0.225947</text:p>
              </table:table-cell>
              <table:table-cell office:value-type="float" office:value="NaN">
                <text:p>NaN</text:p>
              </table:table-cell>
              <table:table-cell office:value-type="float" office:value="0.226414">
                <text:p>0.226414</text:p>
              </table:table-cell>
              <table:table-cell office:value-type="float" office:value="0.218207">
                <text:p>0.218207</text:p>
              </table:table-cell>
              <table:table-cell office:value-type="float" office:value="0.282933">
                <text:p>0.282933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226754">
                <text:p>0.226754</text:p>
              </table:table-cell>
              <table:table-cell office:value-type="float" office:value="NaN">
                <text:p>NaN</text:p>
              </table:table-cell>
              <table:table-cell office:value-type="float" office:value="0.229079">
                <text:p>0.229079</text:p>
              </table:table-cell>
              <table:table-cell office:value-type="float" office:value="0.219098">
                <text:p>0.219098</text:p>
              </table:table-cell>
              <table:table-cell office:value-type="float" office:value="0.291511">
                <text:p>0.29151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224534">
                <text:p>0.224534</text:p>
              </table:table-cell>
              <table:table-cell office:value-type="float" office:value="NaN">
                <text:p>NaN</text:p>
              </table:table-cell>
              <table:table-cell office:value-type="float" office:value="0.234262">
                <text:p>0.234262</text:p>
              </table:table-cell>
              <table:table-cell office:value-type="float" office:value="0.221778">
                <text:p>0.221778</text:p>
              </table:table-cell>
              <table:table-cell office:value-type="float" office:value="0.285217">
                <text:p>0.28521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227828">
                <text:p>0.227828</text:p>
              </table:table-cell>
              <table:table-cell office:value-type="float" office:value="NaN">
                <text:p>NaN</text:p>
              </table:table-cell>
              <table:table-cell office:value-type="float" office:value="0.230217">
                <text:p>0.230217</text:p>
              </table:table-cell>
              <table:table-cell office:value-type="float" office:value="0.220397">
                <text:p>0.220397</text:p>
              </table:table-cell>
              <table:table-cell office:value-type="float" office:value="0.285367">
                <text:p>0.28536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230648">
                <text:p>0.230648</text:p>
              </table:table-cell>
              <table:table-cell office:value-type="float" office:value="NaN">
                <text:p>NaN</text:p>
              </table:table-cell>
              <table:table-cell office:value-type="float" office:value="0.23349">
                <text:p>0.23349</text:p>
              </table:table-cell>
              <table:table-cell office:value-type="float" office:value="0.22268">
                <text:p>0.22268</text:p>
              </table:table-cell>
              <table:table-cell office:value-type="float" office:value="0.28536">
                <text:p>0.28536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226939">
                <text:p>0.226939</text:p>
              </table:table-cell>
              <table:table-cell office:value-type="float" office:value="NaN">
                <text:p>NaN</text:p>
              </table:table-cell>
              <table:table-cell office:value-type="float" office:value="0.227526">
                <text:p>0.227526</text:p>
              </table:table-cell>
              <table:table-cell office:value-type="float" office:value="0.223189">
                <text:p>0.223189</text:p>
              </table:table-cell>
              <table:table-cell office:value-type="float" office:value="0.288961">
                <text:p>0.288961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230823">
                <text:p>0.230823</text:p>
              </table:table-cell>
              <table:table-cell office:value-type="float" office:value="NaN">
                <text:p>NaN</text:p>
              </table:table-cell>
              <table:table-cell office:value-type="float" office:value="0.22771">
                <text:p>0.22771</text:p>
              </table:table-cell>
              <table:table-cell office:value-type="float" office:value="0.222136">
                <text:p>0.222136</text:p>
              </table:table-cell>
              <table:table-cell office:value-type="float" office:value="0.286859">
                <text:p>0.28685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230219">
                <text:p>0.230219</text:p>
              </table:table-cell>
              <table:table-cell office:value-type="float" office:value="NaN">
                <text:p>NaN</text:p>
              </table:table-cell>
              <table:table-cell office:value-type="float" office:value="0.232409">
                <text:p>0.232409</text:p>
              </table:table-cell>
              <table:table-cell office:value-type="float" office:value="0.2218">
                <text:p>0.2218</text:p>
              </table:table-cell>
              <table:table-cell office:value-type="float" office:value="0.282485">
                <text:p>0.28248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226523">
                <text:p>0.226523</text:p>
              </table:table-cell>
              <table:table-cell office:value-type="float" office:value="NaN">
                <text:p>NaN</text:p>
              </table:table-cell>
              <table:table-cell office:value-type="float" office:value="0.231587">
                <text:p>0.231587</text:p>
              </table:table-cell>
              <table:table-cell office:value-type="float" office:value="0.226666">
                <text:p>0.226666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226862">
                <text:p>0.226862</text:p>
              </table:table-cell>
              <table:table-cell office:value-type="float" office:value="NaN">
                <text:p>NaN</text:p>
              </table:table-cell>
              <table:table-cell office:value-type="float" office:value="0.229262">
                <text:p>0.229262</text:p>
              </table:table-cell>
              <table:table-cell office:value-type="float" office:value="0.222108">
                <text:p>0.222108</text:p>
              </table:table-cell>
              <table:table-cell office:value-type="float" office:value="0.285882">
                <text:p>0.285882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226439">
                <text:p>0.226439</text:p>
              </table:table-cell>
              <table:table-cell office:value-type="float" office:value="NaN">
                <text:p>NaN</text:p>
              </table:table-cell>
              <table:table-cell office:value-type="float" office:value="0.232068">
                <text:p>0.232068</text:p>
              </table:table-cell>
              <table:table-cell office:value-type="float" office:value="0.224717">
                <text:p>0.224717</text:p>
              </table:table-cell>
              <table:table-cell office:value-type="float" office:value="0.285932">
                <text:p>0.28593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229852">
                <text:p>0.229852</text:p>
              </table:table-cell>
              <table:table-cell office:value-type="float" office:value="NaN">
                <text:p>NaN</text:p>
              </table:table-cell>
              <table:table-cell office:value-type="float" office:value="0.230722">
                <text:p>0.230722</text:p>
              </table:table-cell>
              <table:table-cell office:value-type="float" office:value="0.224189">
                <text:p>0.224189</text:p>
              </table:table-cell>
              <table:table-cell office:value-type="float" office:value="0.294665">
                <text:p>0.294665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229739">
                <text:p>0.229739</text:p>
              </table:table-cell>
              <table:table-cell office:value-type="float" office:value="NaN">
                <text:p>NaN</text:p>
              </table:table-cell>
              <table:table-cell office:value-type="float" office:value="0.233097">
                <text:p>0.233097</text:p>
              </table:table-cell>
              <table:table-cell office:value-type="float" office:value="0.225499">
                <text:p>0.225499</text:p>
              </table:table-cell>
              <table:table-cell office:value-type="float" office:value="0.289954">
                <text:p>0.289954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232281">
                <text:p>0.232281</text:p>
              </table:table-cell>
              <table:table-cell office:value-type="float" office:value="NaN">
                <text:p>NaN</text:p>
              </table:table-cell>
              <table:table-cell office:value-type="float" office:value="0.23062">
                <text:p>0.23062</text:p>
              </table:table-cell>
              <table:table-cell office:value-type="float" office:value="0.225855">
                <text:p>0.225855</text:p>
              </table:table-cell>
              <table:table-cell office:value-type="float" office:value="0.289142">
                <text:p>0.28914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234385">
                <text:p>0.234385</text:p>
              </table:table-cell>
              <table:table-cell office:value-type="float" office:value="NaN">
                <text:p>NaN</text:p>
              </table:table-cell>
              <table:table-cell office:value-type="float" office:value="0.228383">
                <text:p>0.228383</text:p>
              </table:table-cell>
              <table:table-cell office:value-type="float" office:value="0.22585">
                <text:p>0.22585</text:p>
              </table:table-cell>
              <table:table-cell office:value-type="float" office:value="0.29283">
                <text:p>0.29283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235634">
                <text:p>0.235634</text:p>
              </table:table-cell>
              <table:table-cell office:value-type="float" office:value="NaN">
                <text:p>NaN</text:p>
              </table:table-cell>
              <table:table-cell office:value-type="float" office:value="0.231186">
                <text:p>0.231186</text:p>
              </table:table-cell>
              <table:table-cell office:value-type="float" office:value="0.225209">
                <text:p>0.225209</text:p>
              </table:table-cell>
              <table:table-cell office:value-type="float" office:value="0.296004">
                <text:p>0.296004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235079">
                <text:p>0.235079</text:p>
              </table:table-cell>
              <table:table-cell office:value-type="float" office:value="NaN">
                <text:p>NaN</text:p>
              </table:table-cell>
              <table:table-cell office:value-type="float" office:value="0.230631">
                <text:p>0.230631</text:p>
              </table:table-cell>
              <table:table-cell office:value-type="float" office:value="0.225037">
                <text:p>0.225037</text:p>
              </table:table-cell>
              <table:table-cell office:value-type="float" office:value="0.296729">
                <text:p>0.296729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234255">
                <text:p>0.234255</text:p>
              </table:table-cell>
              <table:table-cell office:value-type="float" office:value="NaN">
                <text:p>NaN</text:p>
              </table:table-cell>
              <table:table-cell office:value-type="float" office:value="0.231091">
                <text:p>0.231091</text:p>
              </table:table-cell>
              <table:table-cell office:value-type="float" office:value="0.223033">
                <text:p>0.223033</text:p>
              </table:table-cell>
              <table:table-cell office:value-type="float" office:value="0.292832">
                <text:p>0.292832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231318">
                <text:p>0.231318</text:p>
              </table:table-cell>
              <table:table-cell office:value-type="float" office:value="NaN">
                <text:p>NaN</text:p>
              </table:table-cell>
              <table:table-cell office:value-type="float" office:value="0.235815">
                <text:p>0.235815</text:p>
              </table:table-cell>
              <table:table-cell office:value-type="float" office:value="0.222212">
                <text:p>0.222212</text:p>
              </table:table-cell>
              <table:table-cell office:value-type="float" office:value="0.297362">
                <text:p>0.29736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30464">
                <text:p>0.230464</text:p>
              </table:table-cell>
              <table:table-cell office:value-type="float" office:value="NaN">
                <text:p>NaN</text:p>
              </table:table-cell>
              <table:table-cell office:value-type="float" office:value="0.233423">
                <text:p>0.233423</text:p>
              </table:table-cell>
              <table:table-cell office:value-type="float" office:value="0.22721">
                <text:p>0.22721</text:p>
              </table:table-cell>
              <table:table-cell office:value-type="float" office:value="0.297879">
                <text:p>0.297879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242022">
                <text:p>0.242022</text:p>
              </table:table-cell>
              <table:table-cell office:value-type="float" office:value="NaN">
                <text:p>NaN</text:p>
              </table:table-cell>
              <table:table-cell office:value-type="float" office:value="0.232439">
                <text:p>0.232439</text:p>
              </table:table-cell>
              <table:table-cell office:value-type="float" office:value="0.227011">
                <text:p>0.227011</text:p>
              </table:table-cell>
              <table:table-cell office:value-type="float" office:value="0.296616">
                <text:p>0.29661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242195">
                <text:p>0.242195</text:p>
              </table:table-cell>
              <table:table-cell office:value-type="float" office:value="NaN">
                <text:p>NaN</text:p>
              </table:table-cell>
              <table:table-cell office:value-type="float" office:value="0.232136">
                <text:p>0.232136</text:p>
              </table:table-cell>
              <table:table-cell office:value-type="float" office:value="0.227019">
                <text:p>0.227019</text:p>
              </table:table-cell>
              <table:table-cell office:value-type="float" office:value="0.299367">
                <text:p>0.299367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241814">
                <text:p>0.241814</text:p>
              </table:table-cell>
              <table:table-cell office:value-type="float" office:value="NaN">
                <text:p>NaN</text:p>
              </table:table-cell>
              <table:table-cell office:value-type="float" office:value="0.23301">
                <text:p>0.23301</text:p>
              </table:table-cell>
              <table:table-cell office:value-type="float" office:value="0.226573">
                <text:p>0.226573</text:p>
              </table:table-cell>
              <table:table-cell office:value-type="float" office:value="0.299365">
                <text:p>0.29936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233709">
                <text:p>0.233709</text:p>
              </table:table-cell>
              <table:table-cell office:value-type="float" office:value="NaN">
                <text:p>NaN</text:p>
              </table:table-cell>
              <table:table-cell office:value-type="float" office:value="0.23459">
                <text:p>0.23459</text:p>
              </table:table-cell>
              <table:table-cell office:value-type="float" office:value="0.227273">
                <text:p>0.227273</text:p>
              </table:table-cell>
              <table:table-cell office:value-type="float" office:value="0.301091">
                <text:p>0.30109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236985">
                <text:p>0.236985</text:p>
              </table:table-cell>
              <table:table-cell office:value-type="float" office:value="NaN">
                <text:p>NaN</text:p>
              </table:table-cell>
              <table:table-cell office:value-type="float" office:value="0.230053">
                <text:p>0.230053</text:p>
              </table:table-cell>
              <table:table-cell office:value-type="float" office:value="0.225806">
                <text:p>0.225806</text:p>
              </table:table-cell>
              <table:table-cell office:value-type="float" office:value="0.303523">
                <text:p>0.303523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237122">
                <text:p>0.237122</text:p>
              </table:table-cell>
              <table:table-cell office:value-type="float" office:value="NaN">
                <text:p>NaN</text:p>
              </table:table-cell>
              <table:table-cell office:value-type="float" office:value="0.231507">
                <text:p>0.231507</text:p>
              </table:table-cell>
              <table:table-cell office:value-type="float" office:value="0.225705">
                <text:p>0.225705</text:p>
              </table:table-cell>
              <table:table-cell office:value-type="float" office:value="0.306023">
                <text:p>0.30602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238699">
                <text:p>0.238699</text:p>
              </table:table-cell>
              <table:table-cell office:value-type="float" office:value="NaN">
                <text:p>NaN</text:p>
              </table:table-cell>
              <table:table-cell office:value-type="float" office:value="0.229735">
                <text:p>0.229735</text:p>
              </table:table-cell>
              <table:table-cell office:value-type="float" office:value="0.225684">
                <text:p>0.225684</text:p>
              </table:table-cell>
              <table:table-cell office:value-type="float" office:value="0.300956">
                <text:p>0.30095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242966">
                <text:p>0.242966</text:p>
              </table:table-cell>
              <table:table-cell office:value-type="float" office:value="NaN">
                <text:p>NaN</text:p>
              </table:table-cell>
              <table:table-cell office:value-type="float" office:value="0.233902">
                <text:p>0.233902</text:p>
              </table:table-cell>
              <table:table-cell office:value-type="float" office:value="0.229202">
                <text:p>0.229202</text:p>
              </table:table-cell>
              <table:table-cell office:value-type="float" office:value="0.303777">
                <text:p>0.30377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24395">
                <text:p>0.24395</text:p>
              </table:table-cell>
              <table:table-cell office:value-type="float" office:value="NaN">
                <text:p>NaN</text:p>
              </table:table-cell>
              <table:table-cell office:value-type="float" office:value="0.238131">
                <text:p>0.238131</text:p>
              </table:table-cell>
              <table:table-cell office:value-type="float" office:value="0.226534">
                <text:p>0.226534</text:p>
              </table:table-cell>
              <table:table-cell office:value-type="float" office:value="0.306437">
                <text:p>0.30643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240401">
                <text:p>0.240401</text:p>
              </table:table-cell>
              <table:table-cell office:value-type="float" office:value="NaN">
                <text:p>NaN</text:p>
              </table:table-cell>
              <table:table-cell office:value-type="float" office:value="0.235211">
                <text:p>0.235211</text:p>
              </table:table-cell>
              <table:table-cell office:value-type="float" office:value="0.227818">
                <text:p>0.227818</text:p>
              </table:table-cell>
              <table:table-cell office:value-type="float" office:value="0.305792">
                <text:p>0.305792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242052">
                <text:p>0.242052</text:p>
              </table:table-cell>
              <table:table-cell office:value-type="float" office:value="NaN">
                <text:p>NaN</text:p>
              </table:table-cell>
              <table:table-cell office:value-type="float" office:value="0.232006">
                <text:p>0.232006</text:p>
              </table:table-cell>
              <table:table-cell office:value-type="float" office:value="0.230959">
                <text:p>0.230959</text:p>
              </table:table-cell>
              <table:table-cell office:value-type="float" office:value="0.304671">
                <text:p>0.30467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238627">
                <text:p>0.238627</text:p>
              </table:table-cell>
              <table:table-cell office:value-type="float" office:value="NaN">
                <text:p>NaN</text:p>
              </table:table-cell>
              <table:table-cell office:value-type="float" office:value="0.235001">
                <text:p>0.235001</text:p>
              </table:table-cell>
              <table:table-cell office:value-type="float" office:value="0.227747">
                <text:p>0.227747</text:p>
              </table:table-cell>
              <table:table-cell office:value-type="float" office:value="0.310721">
                <text:p>0.31072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242932">
                <text:p>0.242932</text:p>
              </table:table-cell>
              <table:table-cell office:value-type="float" office:value="NaN">
                <text:p>NaN</text:p>
              </table:table-cell>
              <table:table-cell office:value-type="float" office:value="0.232584">
                <text:p>0.232584</text:p>
              </table:table-cell>
              <table:table-cell office:value-type="float" office:value="0.227741">
                <text:p>0.227741</text:p>
              </table:table-cell>
              <table:table-cell office:value-type="float" office:value="0.308702">
                <text:p>0.308702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24317">
                <text:p>0.24317</text:p>
              </table:table-cell>
              <table:table-cell office:value-type="float" office:value="NaN">
                <text:p>NaN</text:p>
              </table:table-cell>
              <table:table-cell office:value-type="float" office:value="0.23757">
                <text:p>0.23757</text:p>
              </table:table-cell>
              <table:table-cell office:value-type="float" office:value="0.231045">
                <text:p>0.231045</text:p>
              </table:table-cell>
              <table:table-cell office:value-type="float" office:value="0.30787">
                <text:p>0.3078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244389">
                <text:p>0.244389</text:p>
              </table:table-cell>
              <table:table-cell office:value-type="float" office:value="NaN">
                <text:p>NaN</text:p>
              </table:table-cell>
              <table:table-cell office:value-type="float" office:value="0.237154">
                <text:p>0.237154</text:p>
              </table:table-cell>
              <table:table-cell office:value-type="float" office:value="0.23091">
                <text:p>0.23091</text:p>
              </table:table-cell>
              <table:table-cell office:value-type="float" office:value="0.307994">
                <text:p>0.30799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239649">
                <text:p>0.239649</text:p>
              </table:table-cell>
              <table:table-cell office:value-type="float" office:value="NaN">
                <text:p>NaN</text:p>
              </table:table-cell>
              <table:table-cell office:value-type="float" office:value="0.242108">
                <text:p>0.242108</text:p>
              </table:table-cell>
              <table:table-cell office:value-type="float" office:value="0.228602">
                <text:p>0.228602</text:p>
              </table:table-cell>
              <table:table-cell office:value-type="float" office:value="0.306082">
                <text:p>0.306082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243962">
                <text:p>0.243962</text:p>
              </table:table-cell>
              <table:table-cell office:value-type="float" office:value="NaN">
                <text:p>NaN</text:p>
              </table:table-cell>
              <table:table-cell office:value-type="float" office:value="0.240681">
                <text:p>0.240681</text:p>
              </table:table-cell>
              <table:table-cell office:value-type="float" office:value="0.234358">
                <text:p>0.234358</text:p>
              </table:table-cell>
              <table:table-cell office:value-type="float" office:value="0.3087">
                <text:p>0.3087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250959">
                <text:p>0.250959</text:p>
              </table:table-cell>
              <table:table-cell office:value-type="float" office:value="NaN">
                <text:p>NaN</text:p>
              </table:table-cell>
              <table:table-cell office:value-type="float" office:value="0.24391">
                <text:p>0.24391</text:p>
              </table:table-cell>
              <table:table-cell office:value-type="float" office:value="0.234436">
                <text:p>0.234436</text:p>
              </table:table-cell>
              <table:table-cell office:value-type="float" office:value="0.309422">
                <text:p>0.309422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250402">
                <text:p>0.250402</text:p>
              </table:table-cell>
              <table:table-cell office:value-type="float" office:value="NaN">
                <text:p>NaN</text:p>
              </table:table-cell>
              <table:table-cell office:value-type="float" office:value="0.243986">
                <text:p>0.243986</text:p>
              </table:table-cell>
              <table:table-cell office:value-type="float" office:value="0.237917">
                <text:p>0.237917</text:p>
              </table:table-cell>
              <table:table-cell office:value-type="float" office:value="0.310469">
                <text:p>0.31046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255039">
                <text:p>0.255039</text:p>
              </table:table-cell>
              <table:table-cell office:value-type="float" office:value="NaN">
                <text:p>NaN</text:p>
              </table:table-cell>
              <table:table-cell office:value-type="float" office:value="0.241667">
                <text:p>0.241667</text:p>
              </table:table-cell>
              <table:table-cell office:value-type="float" office:value="0.242352">
                <text:p>0.242352</text:p>
              </table:table-cell>
              <table:table-cell office:value-type="float" office:value="0.313187">
                <text:p>0.313187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53228">
                <text:p>0.253228</text:p>
              </table:table-cell>
              <table:table-cell office:value-type="float" office:value="NaN">
                <text:p>NaN</text:p>
              </table:table-cell>
              <table:table-cell office:value-type="float" office:value="0.248698">
                <text:p>0.248698</text:p>
              </table:table-cell>
              <table:table-cell office:value-type="float" office:value="0.238142">
                <text:p>0.238142</text:p>
              </table:table-cell>
              <table:table-cell office:value-type="float" office:value="0.314943">
                <text:p>0.31494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52596">
                <text:p>0.252596</text:p>
              </table:table-cell>
              <table:table-cell office:value-type="float" office:value="NaN">
                <text:p>NaN</text:p>
              </table:table-cell>
              <table:table-cell office:value-type="float" office:value="0.250893">
                <text:p>0.250893</text:p>
              </table:table-cell>
              <table:table-cell office:value-type="float" office:value="0.24485">
                <text:p>0.24485</text:p>
              </table:table-cell>
              <table:table-cell office:value-type="float" office:value="0.317175">
                <text:p>0.31717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57133">
                <text:p>0.257133</text:p>
              </table:table-cell>
              <table:table-cell office:value-type="float" office:value="NaN">
                <text:p>NaN</text:p>
              </table:table-cell>
              <table:table-cell office:value-type="float" office:value="0.256977">
                <text:p>0.256977</text:p>
              </table:table-cell>
              <table:table-cell office:value-type="float" office:value="0.250227">
                <text:p>0.250227</text:p>
              </table:table-cell>
              <table:table-cell office:value-type="float" office:value="0.317437">
                <text:p>0.31743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64614">
                <text:p>0.264614</text:p>
              </table:table-cell>
              <table:table-cell office:value-type="float" office:value="NaN">
                <text:p>NaN</text:p>
              </table:table-cell>
              <table:table-cell office:value-type="float" office:value="0.25728">
                <text:p>0.25728</text:p>
              </table:table-cell>
              <table:table-cell office:value-type="float" office:value="0.248489">
                <text:p>0.248489</text:p>
              </table:table-cell>
              <table:table-cell office:value-type="float" office:value="0.324742">
                <text:p>0.3247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71977">
                <text:p>0.271977</text:p>
              </table:table-cell>
              <table:table-cell office:value-type="float" office:value="NaN">
                <text:p>NaN</text:p>
              </table:table-cell>
              <table:table-cell office:value-type="float" office:value="0.262384">
                <text:p>0.262384</text:p>
              </table:table-cell>
              <table:table-cell office:value-type="float" office:value="0.253711">
                <text:p>0.253711</text:p>
              </table:table-cell>
              <table:table-cell office:value-type="float" office:value="0.32313">
                <text:p>0.3231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73361">
                <text:p>0.273361</text:p>
              </table:table-cell>
              <table:table-cell office:value-type="float" office:value="NaN">
                <text:p>NaN</text:p>
              </table:table-cell>
              <table:table-cell office:value-type="float" office:value="0.264082">
                <text:p>0.264082</text:p>
              </table:table-cell>
              <table:table-cell office:value-type="float" office:value="0.259424">
                <text:p>0.259424</text:p>
              </table:table-cell>
              <table:table-cell office:value-type="float" office:value="0.326832">
                <text:p>0.326832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277202">
                <text:p>0.277202</text:p>
              </table:table-cell>
              <table:table-cell office:value-type="float" office:value="NaN">
                <text:p>NaN</text:p>
              </table:table-cell>
              <table:table-cell office:value-type="float" office:value="0.263481">
                <text:p>0.263481</text:p>
              </table:table-cell>
              <table:table-cell office:value-type="float" office:value="0.258646">
                <text:p>0.258646</text:p>
              </table:table-cell>
              <table:table-cell office:value-type="float" office:value="0.332363">
                <text:p>0.332363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2839">
                <text:p>0.2839</text:p>
              </table:table-cell>
              <table:table-cell office:value-type="float" office:value="NaN">
                <text:p>NaN</text:p>
              </table:table-cell>
              <table:table-cell office:value-type="float" office:value="0.271366">
                <text:p>0.271366</text:p>
              </table:table-cell>
              <table:table-cell office:value-type="float" office:value="0.267158">
                <text:p>0.267158</text:p>
              </table:table-cell>
              <table:table-cell office:value-type="float" office:value="0.33577">
                <text:p>0.3357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283212">
                <text:p>0.283212</text:p>
              </table:table-cell>
              <table:table-cell office:value-type="float" office:value="NaN">
                <text:p>NaN</text:p>
              </table:table-cell>
              <table:table-cell office:value-type="float" office:value="0.27773">
                <text:p>0.27773</text:p>
              </table:table-cell>
              <table:table-cell office:value-type="float" office:value="0.268752">
                <text:p>0.268752</text:p>
              </table:table-cell>
              <table:table-cell office:value-type="float" office:value="0.337593">
                <text:p>0.33759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288121">
                <text:p>0.288121</text:p>
              </table:table-cell>
              <table:table-cell office:value-type="float" office:value="NaN">
                <text:p>NaN</text:p>
              </table:table-cell>
              <table:table-cell office:value-type="float" office:value="0.28226">
                <text:p>0.28226</text:p>
              </table:table-cell>
              <table:table-cell office:value-type="float" office:value="0.277217">
                <text:p>0.277217</text:p>
              </table:table-cell>
              <table:table-cell office:value-type="float" office:value="0.344619">
                <text:p>0.34461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29346">
                <text:p>0.29346</text:p>
              </table:table-cell>
              <table:table-cell office:value-type="float" office:value="NaN">
                <text:p>NaN</text:p>
              </table:table-cell>
              <table:table-cell office:value-type="float" office:value="0.28831">
                <text:p>0.28831</text:p>
              </table:table-cell>
              <table:table-cell office:value-type="float" office:value="0.281268">
                <text:p>0.281268</text:p>
              </table:table-cell>
              <table:table-cell office:value-type="float" office:value="0.353656">
                <text:p>0.35365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05243">
                <text:p>0.305243</text:p>
              </table:table-cell>
              <table:table-cell office:value-type="float" office:value="NaN">
                <text:p>NaN</text:p>
              </table:table-cell>
              <table:table-cell office:value-type="float" office:value="0.29683">
                <text:p>0.29683</text:p>
              </table:table-cell>
              <table:table-cell office:value-type="float" office:value="0.290582">
                <text:p>0.290582</text:p>
              </table:table-cell>
              <table:table-cell office:value-type="float" office:value="0.360675">
                <text:p>0.36067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18421">
                <text:p>0.318421</text:p>
              </table:table-cell>
              <table:table-cell office:value-type="float" office:value="NaN">
                <text:p>NaN</text:p>
              </table:table-cell>
              <table:table-cell office:value-type="float" office:value="0.303496">
                <text:p>0.303496</text:p>
              </table:table-cell>
              <table:table-cell office:value-type="float" office:value="0.299788">
                <text:p>0.299788</text:p>
              </table:table-cell>
              <table:table-cell office:value-type="float" office:value="0.375874">
                <text:p>0.37587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37053">
                <text:p>0.337053</text:p>
              </table:table-cell>
              <table:table-cell office:value-type="float" office:value="NaN">
                <text:p>NaN</text:p>
              </table:table-cell>
              <table:table-cell office:value-type="float" office:value="0.314904">
                <text:p>0.314904</text:p>
              </table:table-cell>
              <table:table-cell office:value-type="float" office:value="0.312197">
                <text:p>0.312197</text:p>
              </table:table-cell>
              <table:table-cell office:value-type="float" office:value="0.383857">
                <text:p>0.38385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46655">
                <text:p>0.346655</text:p>
              </table:table-cell>
              <table:table-cell office:value-type="float" office:value="NaN">
                <text:p>NaN</text:p>
              </table:table-cell>
              <table:table-cell office:value-type="float" office:value="0.329952">
                <text:p>0.329952</text:p>
              </table:table-cell>
              <table:table-cell office:value-type="float" office:value="0.327496">
                <text:p>0.327496</text:p>
              </table:table-cell>
              <table:table-cell office:value-type="float" office:value="0.397118">
                <text:p>0.397118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62438">
                <text:p>0.362438</text:p>
              </table:table-cell>
              <table:table-cell office:value-type="float" office:value="NaN">
                <text:p>NaN</text:p>
              </table:table-cell>
              <table:table-cell office:value-type="float" office:value="0.348371">
                <text:p>0.348371</text:p>
              </table:table-cell>
              <table:table-cell office:value-type="float" office:value="0.350689">
                <text:p>0.350689</text:p>
              </table:table-cell>
              <table:table-cell office:value-type="float" office:value="0.414312">
                <text:p>0.41431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378842">
                <text:p>0.378842</text:p>
              </table:table-cell>
              <table:table-cell office:value-type="float" office:value="NaN">
                <text:p>NaN</text:p>
              </table:table-cell>
              <table:table-cell office:value-type="float" office:value="0.37125">
                <text:p>0.37125</text:p>
              </table:table-cell>
              <table:table-cell office:value-type="float" office:value="0.36738">
                <text:p>0.36738</text:p>
              </table:table-cell>
              <table:table-cell office:value-type="float" office:value="0.435844">
                <text:p>0.43584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0642">
                <text:p>0.40642</text:p>
              </table:table-cell>
              <table:table-cell office:value-type="float" office:value="NaN">
                <text:p>NaN</text:p>
              </table:table-cell>
              <table:table-cell office:value-type="float" office:value="0.397934">
                <text:p>0.397934</text:p>
              </table:table-cell>
              <table:table-cell office:value-type="float" office:value="0.392857">
                <text:p>0.392857</text:p>
              </table:table-cell>
              <table:table-cell office:value-type="float" office:value="0.467862">
                <text:p>0.467862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37858">
                <text:p>0.437858</text:p>
              </table:table-cell>
              <table:table-cell office:value-type="float" office:value="NaN">
                <text:p>NaN</text:p>
              </table:table-cell>
              <table:table-cell office:value-type="float" office:value="0.433719">
                <text:p>0.433719</text:p>
              </table:table-cell>
              <table:table-cell office:value-type="float" office:value="0.425457">
                <text:p>0.425457</text:p>
              </table:table-cell>
              <table:table-cell office:value-type="float" office:value="0.501696">
                <text:p>0.50169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87616">
                <text:p>0.487616</text:p>
              </table:table-cell>
              <table:table-cell office:value-type="float" office:value="NaN">
                <text:p>NaN</text:p>
              </table:table-cell>
              <table:table-cell office:value-type="float" office:value="0.482886">
                <text:p>0.482886</text:p>
              </table:table-cell>
              <table:table-cell office:value-type="float" office:value="0.473858">
                <text:p>0.473858</text:p>
              </table:table-cell>
              <table:table-cell office:value-type="float" office:value="0.543921">
                <text:p>0.54392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51566">
                <text:p>0.551566</text:p>
              </table:table-cell>
              <table:table-cell office:value-type="float" office:value="NaN">
                <text:p>NaN</text:p>
              </table:table-cell>
              <table:table-cell office:value-type="float" office:value="0.539754">
                <text:p>0.539754</text:p>
              </table:table-cell>
              <table:table-cell office:value-type="float" office:value="0.52818">
                <text:p>0.52818</text:p>
              </table:table-cell>
              <table:table-cell office:value-type="float" office:value="0.601265">
                <text:p>0.60126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629255">
                <text:p>0.629255</text:p>
              </table:table-cell>
              <table:table-cell office:value-type="float" office:value="NaN">
                <text:p>NaN</text:p>
              </table:table-cell>
              <table:table-cell office:value-type="float" office:value="0.618676">
                <text:p>0.618676</text:p>
              </table:table-cell>
              <table:table-cell office:value-type="float" office:value="0.616155">
                <text:p>0.616155</text:p>
              </table:table-cell>
              <table:table-cell office:value-type="float" office:value="0.685343">
                <text:p>0.68534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750751">
                <text:p>0.750751</text:p>
              </table:table-cell>
              <table:table-cell office:value-type="float" office:value="NaN">
                <text:p>NaN</text:p>
              </table:table-cell>
              <table:table-cell office:value-type="float" office:value="0.744515">
                <text:p>0.744515</text:p>
              </table:table-cell>
              <table:table-cell office:value-type="float" office:value="0.728936">
                <text:p>0.728936</text:p>
              </table:table-cell>
              <table:table-cell office:value-type="float" office:value="0.798652">
                <text:p>0.7986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933467">
                <text:p>0.933467</text:p>
              </table:table-cell>
              <table:table-cell office:value-type="float" office:value="NaN">
                <text:p>NaN</text:p>
              </table:table-cell>
              <table:table-cell office:value-type="float" office:value="0.936714">
                <text:p>0.936714</text:p>
              </table:table-cell>
              <table:table-cell office:value-type="float" office:value="0.917217">
                <text:p>0.917217</text:p>
              </table:table-cell>
              <table:table-cell office:value-type="float" office:value="0.988428">
                <text:p>0.98842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269889">
                <text:p>1.269889</text:p>
              </table:table-cell>
              <table:table-cell office:value-type="float" office:value="NaN">
                <text:p>NaN</text:p>
              </table:table-cell>
              <table:table-cell office:value-type="float" office:value="1.242066">
                <text:p>1.242066</text:p>
              </table:table-cell>
              <table:table-cell office:value-type="float" office:value="1.22337">
                <text:p>1.22337</text:p>
              </table:table-cell>
              <table:table-cell office:value-type="float" office:value="1.302178">
                <text:p>1.302178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1.84919">
                <text:p>1.84919</text:p>
              </table:table-cell>
              <table:table-cell office:value-type="float" office:value="NaN">
                <text:p>NaN</text:p>
              </table:table-cell>
              <table:table-cell office:value-type="float" office:value="1.811908">
                <text:p>1.811908</text:p>
              </table:table-cell>
              <table:table-cell office:value-type="float" office:value="1.782119">
                <text:p>1.782119</text:p>
              </table:table-cell>
              <table:table-cell office:value-type="float" office:value="1.888984">
                <text:p>1.888984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3.09963">
                <text:p>3.09963</text:p>
              </table:table-cell>
              <table:table-cell office:value-type="float" office:value="NaN">
                <text:p>NaN</text:p>
              </table:table-cell>
              <table:table-cell office:value-type="float" office:value="3.081659">
                <text:p>3.081659</text:p>
              </table:table-cell>
              <table:table-cell office:value-type="float" office:value="2.998846">
                <text:p>2.998846</text:p>
              </table:table-cell>
              <table:table-cell office:value-type="float" office:value="3.10921">
                <text:p>3.1092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6.853887">
                <text:p>6.853887</text:p>
              </table:table-cell>
              <table:table-cell office:value-type="float" office:value="NaN">
                <text:p>NaN</text:p>
              </table:table-cell>
              <table:table-cell office:value-type="float" office:value="6.749266">
                <text:p>6.749266</text:p>
              </table:table-cell>
              <table:table-cell office:value-type="float" office:value="6.512148">
                <text:p>6.512148</text:p>
              </table:table-cell>
              <table:table-cell office:value-type="float" office:value="6.706555">
                <text:p>6.706555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16.791949">
                <text:p>16.791949</text:p>
              </table:table-cell>
              <table:table-cell office:value-type="float" office:value="NaN">
                <text:p>NaN</text:p>
              </table:table-cell>
              <table:table-cell office:value-type="float" office:value="16.474381">
                <text:p>16.474381</text:p>
              </table:table-cell>
              <table:table-cell office:value-type="float" office:value="16.027084">
                <text:p>16.027084</text:p>
              </table:table-cell>
              <table:table-cell office:value-type="float" office:value="16.039954">
                <text:p>16.039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